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24"/>
    <style:style style:name="ce2" style:family="table-cell" style:parent-style-name="Default" style:data-style-name="N1"/>
    <style:style style:name="ce3" style:family="table-cell" style:parent-style-name="Default" style:data-style-name="N122"/>
  </office:automatic-styles>
  <office:body>
    <office:spreadsheet>
      <table:calculation-settings table:automatic-find-labels="false" table:use-regular-expressions="false" table:use-wildcards="true"/>
      <table:table table:name="SEMF" table:style-name="ta1">
        <table:table-column table:style-name="co1" table:default-cell-style-name="Default"/>
        <table:table-column table:style-name="co1" table:number-columns-repeated="6" table:default-cell-style-name="ce1"/>
        <table:table-column table:style-name="co1" table:number-columns-repeated="3" table:default-cell-style-name="ce2"/>
        <table:table-column table:style-name="co1" table:number-columns-repeated="5" table:default-cell-style-name="ce3"/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Pmin[MeVfm**(-3)]</text:p>
          </table:table-cell>
          <table:table-cell office:value-type="string" calcext:value-type="string">
            <text:p>Pmax[MeVfm**(-3)]</text:p>
          </table:table-cell>
          <table:table-cell office:value-type="string" calcext:value-type="string">
            <text:p>etotmin[MeVfm**(-3)]</text:p>
          </table:table-cell>
          <table:table-cell office:value-type="string" calcext:value-type="string">
            <text:p>etotmax[MeVfm**(-3)]</text:p>
          </table:table-cell>
          <table:table-cell office:value-type="string" calcext:value-type="string">
            <text:p>nbmin[fm**(-3)]</text:p>
          </table:table-cell>
          <table:table-cell office:value-type="string" calcext:value-type="string">
            <text:p>nbmax[fm**(-3)]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/A</text:p>
          </table:table-cell>
          <table:table-cell office:value-type="string" calcext:value-type="string">
            <text:p>mu_bmin[MeV]</text:p>
          </table:table-cell>
          <table:table-cell office:value-type="string" calcext:value-type="string">
            <text:p>mu_bmax[MeV]</text:p>
          </table:table-cell>
          <table:table-cell office:value-type="string" calcext:value-type="string">
            <text:p>mu_emin[MeV]</text:p>
          </table:table-cell>
          <table:table-cell office:value-type="string" calcext:value-type="string">
            <text:p>mu_emax[MeV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082E-015" calcext:value-type="float">
            <text:p>6.082E-15</text:p>
          </table:table-cell>
          <table:table-cell office:value-type="float" office:value="0.0000000003388" calcext:value-type="float">
            <text:p>3.388E-10</text:p>
          </table:table-cell>
          <table:table-cell office:value-type="float" office:value="0.000000005857" calcext:value-type="float">
            <text:p>5.857E-09</text:p>
          </table:table-cell>
          <table:table-cell office:value-type="float" office:value="0.000004615" calcext:value-type="float">
            <text:p>4.615E-06</text:p>
          </table:table-cell>
          <table:table-cell office:value-type="float" office:value="0.000000000006295" calcext:value-type="float">
            <text:p>6.295E-12</text:p>
          </table:table-cell>
          <table:table-cell office:value-type="float" office:value="0.00000000496" calcext:value-type="float">
            <text:p>4.960E-09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0.464" calcext:value-type="float">
            <text:p>0.464</text:p>
          </table:table-cell>
          <table:table-cell office:value-type="float" office:value="930.414" calcext:value-type="float">
            <text:p>930.414</text:p>
          </table:table-cell>
          <table:table-cell office:value-type="float" office:value="930.603" calcext:value-type="float">
            <text:p>930.603</text:p>
          </table:table-cell>
          <table:table-cell office:value-type="float" office:value="0.518" calcext:value-type="float">
            <text:p>0.518</text:p>
          </table:table-cell>
          <table:table-cell office:value-type="float" office:value="0.954" calcext:value-type="float">
            <text:p>0.9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00003393" calcext:value-type="float">
            <text:p>3.393E-10</text:p>
          </table:table-cell>
          <table:table-cell office:value-type="float" office:value="0.0000000416" calcext:value-type="float">
            <text:p>4.160E-08</text:p>
          </table:table-cell>
          <table:table-cell office:value-type="float" office:value="0.000004758" calcext:value-type="float">
            <text:p>4.758E-06</text:p>
          </table:table-cell>
          <table:table-cell office:value-type="float" office:value="0.000147" calcext:value-type="float">
            <text:p>1.470E-04</text:p>
          </table:table-cell>
          <table:table-cell office:value-type="float" office:value="0.000000005113" calcext:value-type="float">
            <text:p>5.113E-09</text:p>
          </table:table-cell>
          <table:table-cell office:value-type="float" office:value="0.0000001579" calcext:value-type="float">
            <text:p>1.579E-07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0.452" calcext:value-type="float">
            <text:p>0.452</text:p>
          </table:table-cell>
          <table:table-cell office:value-type="float" office:value="930.604" calcext:value-type="float">
            <text:p>930.604</text:p>
          </table:table-cell>
          <table:table-cell office:value-type="float" office:value="931.306" calcext:value-type="float">
            <text:p>931.306</text:p>
          </table:table-cell>
          <table:table-cell office:value-type="float" office:value="0.955" calcext:value-type="float">
            <text:p>0.955</text:p>
          </table:table-cell>
          <table:table-cell office:value-type="float" office:value="2.583" calcext:value-type="float">
            <text:p>2.5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0004166" calcext:value-type="float">
            <text:p>4.166E-08</text:p>
          </table:table-cell>
          <table:table-cell office:value-type="float" office:value="0.00000004393" calcext:value-type="float">
            <text:p>4.393E-08</text:p>
          </table:table-cell>
          <table:table-cell office:value-type="float" office:value="0.000148" calcext:value-type="float">
            <text:p>1.480E-04</text:p>
          </table:table-cell>
          <table:table-cell office:value-type="float" office:value="0.0001539" calcext:value-type="float">
            <text:p>1.539E-04</text:p>
          </table:table-cell>
          <table:table-cell office:value-type="float" office:value="0.000000159" calcext:value-type="float">
            <text:p>1.590E-07</text:p>
          </table:table-cell>
          <table:table-cell office:value-type="float" office:value="0.0000001653" calcext:value-type="float">
            <text:p>1.653E-07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0.448" calcext:value-type="float">
            <text:p>0.448</text:p>
          </table:table-cell>
          <table:table-cell office:value-type="float" office:value="931.306" calcext:value-type="float">
            <text:p>931.306</text:p>
          </table:table-cell>
          <table:table-cell office:value-type="float" office:value="931.32" calcext:value-type="float">
            <text:p>931.320</text:p>
          </table:table-cell>
          <table:table-cell office:value-type="float" office:value="2.582" calcext:value-type="float">
            <text:p>2.582</text:p>
          </table:table-cell>
          <table:table-cell office:value-type="float" office:value="2.615" calcext:value-type="float">
            <text:p>2.6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0044" calcext:value-type="float">
            <text:p>4.400E-08</text:p>
          </table:table-cell>
          <table:table-cell office:value-type="float" office:value="0.0000003565" calcext:value-type="float">
            <text:p>3.565E-07</text:p>
          </table:table-cell>
          <table:table-cell office:value-type="float" office:value="0.0001582" calcext:value-type="float">
            <text:p>1.582E-04</text:p>
          </table:table-cell>
          <table:table-cell office:value-type="float" office:value="0.0007466" calcext:value-type="float">
            <text:p>7.466E-04</text:p>
          </table:table-cell>
          <table:table-cell office:value-type="float" office:value="0.0000001699" calcext:value-type="float">
            <text:p>1.699E-07</text:p>
          </table:table-cell>
          <table:table-cell office:value-type="float" office:value="0.0000008015" calcext:value-type="float">
            <text:p>8.015E-07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0.438" calcext:value-type="float">
            <text:p>0.438</text:p>
          </table:table-cell>
          <table:table-cell office:value-type="float" office:value="931.321" calcext:value-type="float">
            <text:p>931.321</text:p>
          </table:table-cell>
          <table:table-cell office:value-type="float" office:value="932.04" calcext:value-type="float">
            <text:p>932.040</text:p>
          </table:table-cell>
          <table:table-cell office:value-type="float" office:value="2.617" calcext:value-type="float">
            <text:p>2.617</text:p>
          </table:table-cell>
          <table:table-cell office:value-type="float" office:value="4.335" calcext:value-type="float">
            <text:p>4.3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00357" calcext:value-type="float">
            <text:p>3.570E-07</text:p>
          </table:table-cell>
          <table:table-cell office:value-type="float" office:value="0.0000004137" calcext:value-type="float">
            <text:p>4.137E-07</text:p>
          </table:table-cell>
          <table:table-cell office:value-type="float" office:value="0.0007708" calcext:value-type="float">
            <text:p>7.708E-04</text:p>
          </table:table-cell>
          <table:table-cell office:value-type="float" office:value="0.0008603" calcext:value-type="float">
            <text:p>8.603E-04</text:p>
          </table:table-cell>
          <table:table-cell office:value-type="float" office:value="0.0000008274" calcext:value-type="float">
            <text:p>8.274E-07</text:p>
          </table:table-cell>
          <table:table-cell office:value-type="float" office:value="0.0000009234" calcext:value-type="float">
            <text:p>9.234E-07</text:p>
          </table:table-cell>
          <table:table-cell office:value-type="float" office:value="66" calcext:value-type="float">
            <text:p>66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0.424" calcext:value-type="float">
            <text:p>0.424</text:p>
          </table:table-cell>
          <table:table-cell office:value-type="float" office:value="932.041" calcext:value-type="float">
            <text:p>932.041</text:p>
          </table:table-cell>
          <table:table-cell office:value-type="float" office:value="932.106" calcext:value-type="float">
            <text:p>932.106</text:p>
          </table:table-cell>
          <table:table-cell office:value-type="float" office:value="4.337" calcext:value-type="float">
            <text:p>4.337</text:p>
          </table:table-cell>
          <table:table-cell office:value-type="float" office:value="4.496" calcext:value-type="float">
            <text:p>4.4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004143" calcext:value-type="float">
            <text:p>4.143E-07</text:p>
          </table:table-cell>
          <table:table-cell office:value-type="float" office:value="0.000001028" calcext:value-type="float">
            <text:p>1.028E-06</text:p>
          </table:table-cell>
          <table:table-cell office:value-type="float" office:value="0.0008782" calcext:value-type="float">
            <text:p>8.782E-04</text:p>
          </table:table-cell>
          <table:table-cell office:value-type="float" office:value="0.001731" calcext:value-type="float">
            <text:p>1.731E-03</text:p>
          </table:table-cell>
          <table:table-cell office:value-type="float" office:value="0.0000009426" calcext:value-type="float">
            <text:p>9.426E-07</text:p>
          </table:table-cell>
          <table:table-cell office:value-type="float" office:value="0.000001857" calcext:value-type="float">
            <text:p>1.857E-06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0.419" calcext:value-type="float">
            <text:p>0.419</text:p>
          </table:table-cell>
          <table:table-cell office:value-type="float" office:value="932.107" calcext:value-type="float">
            <text:p>932.107</text:p>
          </table:table-cell>
          <table:table-cell office:value-type="float" office:value="932.556" calcext:value-type="float">
            <text:p>932.556</text:p>
          </table:table-cell>
          <table:table-cell office:value-type="float" office:value="4.507" calcext:value-type="float">
            <text:p>4.507</text:p>
          </table:table-cell>
          <table:table-cell office:value-type="float" office:value="5.637" calcext:value-type="float">
            <text:p>5.6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0103" calcext:value-type="float">
            <text:p>1.030E-06</text:p>
          </table:table-cell>
          <table:table-cell office:value-type="float" office:value="0.000005572" calcext:value-type="float">
            <text:p>5.572E-06</text:p>
          </table:table-cell>
          <table:table-cell office:value-type="float" office:value="0.00179" calcext:value-type="float">
            <text:p>1.790E-03</text:p>
          </table:table-cell>
          <table:table-cell office:value-type="float" office:value="0.006332" calcext:value-type="float">
            <text:p>6.332E-03</text:p>
          </table:table-cell>
          <table:table-cell office:value-type="float" office:value="0.00000192" calcext:value-type="float">
            <text:p>1.920E-06</text:p>
          </table:table-cell>
          <table:table-cell office:value-type="float" office:value="0.000006788" calcext:value-type="float">
            <text:p>6.788E-06</text:p>
          </table:table-cell>
          <table:table-cell office:value-type="float" office:value="84" calcext:value-type="float">
            <text:p>84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0.405" calcext:value-type="float">
            <text:p>0.405</text:p>
          </table:table-cell>
          <table:table-cell office:value-type="float" office:value="932.557" calcext:value-type="float">
            <text:p>932.557</text:p>
          </table:table-cell>
          <table:table-cell office:value-type="float" office:value="933.686" calcext:value-type="float">
            <text:p>933.686</text:p>
          </table:table-cell>
          <table:table-cell office:value-type="float" office:value="5.636" calcext:value-type="float">
            <text:p>5.636</text:p>
          </table:table-cell>
          <table:table-cell office:value-type="float" office:value="8.565" calcext:value-type="float">
            <text:p>8.5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5581" calcext:value-type="float">
            <text:p>5.581E-06</text:p>
          </table:table-cell>
          <table:table-cell office:value-type="float" office:value="0.00001766" calcext:value-type="float">
            <text:p>1.766E-05</text:p>
          </table:table-cell>
          <table:table-cell office:value-type="float" office:value="0.006566" calcext:value-type="float">
            <text:p>6.566E-03</text:p>
          </table:table-cell>
          <table:table-cell office:value-type="float" office:value="0.01557" calcext:value-type="float">
            <text:p>1.557E-02</text:p>
          </table:table-cell>
          <table:table-cell office:value-type="float" office:value="0.000007038" calcext:value-type="float">
            <text:p>7.038E-06</text:p>
          </table:table-cell>
          <table:table-cell office:value-type="float" office:value="0.00001668" calcext:value-type="float">
            <text:p>1.668E-05</text:p>
          </table:table-cell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0.39" calcext:value-type="float">
            <text:p>0.390</text:p>
          </table:table-cell>
          <table:table-cell office:value-type="float" office:value="933.687" calcext:value-type="float">
            <text:p>933.687</text:p>
          </table:table-cell>
          <table:table-cell office:value-type="float" office:value="934.747" calcext:value-type="float">
            <text:p>934.747</text:p>
          </table:table-cell>
          <table:table-cell office:value-type="float" office:value="8.564" calcext:value-type="float">
            <text:p>8.564</text:p>
          </table:table-cell>
          <table:table-cell office:value-type="float" office:value="11.41" calcext:value-type="float">
            <text:p>11.4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01769" calcext:value-type="float">
            <text:p>1.769E-05</text:p>
          </table:table-cell>
          <table:table-cell office:value-type="float" office:value="0.00005809" calcext:value-type="float">
            <text:p>5.809E-05</text:p>
          </table:table-cell>
          <table:table-cell office:value-type="float" office:value="0.0162" calcext:value-type="float">
            <text:p>1.620E-02</text:p>
          </table:table-cell>
          <table:table-cell office:value-type="float" office:value="0.03954" calcext:value-type="float">
            <text:p>3.954E-02</text:p>
          </table:table-cell>
          <table:table-cell office:value-type="float" office:value="0.00001735" calcext:value-type="float">
            <text:p>1.735E-05</text:p>
          </table:table-cell>
          <table:table-cell office:value-type="float" office:value="0.0000423" calcext:value-type="float">
            <text:p>4.230E-0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0.375" calcext:value-type="float">
            <text:p>0.375</text:p>
          </table:table-cell>
          <table:table-cell office:value-type="float" office:value="934.748" calcext:value-type="float">
            <text:p>934.748</text:p>
          </table:table-cell>
          <table:table-cell office:value-type="float" office:value="936.16" calcext:value-type="float">
            <text:p>936.160</text:p>
          </table:table-cell>
          <table:table-cell office:value-type="float" office:value="11.408" calcext:value-type="float">
            <text:p>11.408</text:p>
          </table:table-cell>
          <table:table-cell office:value-type="float" office:value="15.347" calcext:value-type="float">
            <text:p>15.3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5817" calcext:value-type="float">
            <text:p>5.817E-05</text:p>
          </table:table-cell>
          <table:table-cell office:value-type="float" office:value="0.0001939" calcext:value-type="float">
            <text:p>1.939E-04</text:p>
          </table:table-cell>
          <table:table-cell office:value-type="float" office:value="0.04057" calcext:value-type="float">
            <text:p>4.057E-02</text:p>
          </table:table-cell>
          <table:table-cell office:value-type="float" office:value="0.1002" calcext:value-type="float">
            <text:p>1.002E-01</text:p>
          </table:table-cell>
          <table:table-cell office:value-type="float" office:value="0.0000434" calcext:value-type="float">
            <text:p>4.340E-05</text:p>
          </table:table-cell>
          <table:table-cell office:value-type="float" office:value="0.000107" calcext:value-type="float">
            <text:p>1.070E-04</text:p>
          </table:table-cell>
          <table:table-cell office:value-type="float" office:value="82" calcext:value-type="float">
            <text:p>82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0.366" calcext:value-type="float">
            <text:p>0.366</text:p>
          </table:table-cell>
          <table:table-cell office:value-type="float" office:value="936.162" calcext:value-type="float">
            <text:p>936.162</text:p>
          </table:table-cell>
          <table:table-cell office:value-type="float" office:value="938.045" calcext:value-type="float">
            <text:p>938.045</text:p>
          </table:table-cell>
          <table:table-cell office:value-type="float" office:value="15.352" calcext:value-type="float">
            <text:p>15.352</text:p>
          </table:table-cell>
          <table:table-cell office:value-type="float" office:value="20.735" calcext:value-type="float">
            <text:p>20.7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1941" calcext:value-type="float">
            <text:p>1.941E-04</text:p>
          </table:table-cell>
          <table:table-cell office:value-type="float" office:value="0.000232" calcext:value-type="float">
            <text:p>2.320E-04</text:p>
          </table:table-cell>
          <table:table-cell office:value-type="float" office:value="0.1022" calcext:value-type="float">
            <text:p>1.022E-01</text:p>
          </table:table-cell>
          <table:table-cell office:value-type="float" office:value="0.1169" calcext:value-type="float">
            <text:p>1.169E-01</text:p>
          </table:table-cell>
          <table:table-cell office:value-type="float" office:value="0.0001092" calcext:value-type="float">
            <text:p>1.092E-04</text:p>
          </table:table-cell>
          <table:table-cell office:value-type="float" office:value="0.0001248" calcext:value-type="float">
            <text:p>1.248E-04</text:p>
          </table:table-cell>
          <table:table-cell office:value-type="float" office:value="132" calcext:value-type="float">
            <text:p>132</text:p>
          </table:table-cell>
          <table:table-cell office:value-type="float" office:value="48" calcext:value-type="float">
            <text:p>48</text:p>
          </table:table-cell>
          <table:table-cell office:value-type="float" office:value="84" calcext:value-type="float">
            <text:p>84</text:p>
          </table:table-cell>
          <table:table-cell office:value-type="float" office:value="0.364" calcext:value-type="float">
            <text:p>0.364</text:p>
          </table:table-cell>
          <table:table-cell office:value-type="float" office:value="938.048" calcext:value-type="float">
            <text:p>938.048</text:p>
          </table:table-cell>
          <table:table-cell office:value-type="float" office:value="938.372" calcext:value-type="float">
            <text:p>938.372</text:p>
          </table:table-cell>
          <table:table-cell office:value-type="float" office:value="20.831" calcext:value-type="float">
            <text:p>20.831</text:p>
          </table:table-cell>
          <table:table-cell office:value-type="float" office:value="21.779" calcext:value-type="float">
            <text:p>21.7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2324" calcext:value-type="float">
            <text:p>2.324E-04</text:p>
          </table:table-cell>
          <table:table-cell office:value-type="float" office:value="0.0002542" calcext:value-type="float">
            <text:p>2.542E-04</text:p>
          </table:table-cell>
          <table:table-cell office:value-type="float" office:value="0.1273" calcext:value-type="float">
            <text:p>1.273E-01</text:p>
          </table:table-cell>
          <table:table-cell office:value-type="float" office:value="0.1362" calcext:value-type="float">
            <text:p>1.362E-01</text:p>
          </table:table-cell>
          <table:table-cell office:value-type="float" office:value="0.0001359" calcext:value-type="float">
            <text:p>1.359E-04</text:p>
          </table:table-cell>
          <table:table-cell office:value-type="float" office:value="0.0001454" calcext:value-type="float">
            <text:p>1.454E-04</text:p>
          </table:table-cell>
          <table:table-cell office:value-type="float" office:value="132" calcext:value-type="float">
            <text:p>132</text:p>
          </table:table-cell>
          <table:table-cell office:value-type="float" office:value="44" calcext:value-type="float">
            <text:p>44</text:p>
          </table:table-cell>
          <table:table-cell office:value-type="float" office:value="88" calcext:value-type="float">
            <text:p>88</text:p>
          </table:table-cell>
          <table:table-cell office:value-type="float" office:value="0.333" calcext:value-type="float">
            <text:p>0.333</text:p>
          </table:table-cell>
          <table:table-cell office:value-type="float" office:value="938.375" calcext:value-type="float">
            <text:p>938.375</text:p>
          </table:table-cell>
          <table:table-cell office:value-type="float" office:value="938.53" calcext:value-type="float">
            <text:p>938.530</text:p>
          </table:table-cell>
          <table:table-cell office:value-type="float" office:value="21.768" calcext:value-type="float">
            <text:p>21.768</text:p>
          </table:table-cell>
          <table:table-cell office:value-type="float" office:value="22.262" calcext:value-type="float">
            <text:p>22.2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2546" calcext:value-type="float">
            <text:p>2.546E-04</text:p>
          </table:table-cell>
          <table:table-cell office:value-type="float" office:value="0.0002968" calcext:value-type="float">
            <text:p>2.968E-04</text:p>
          </table:table-cell>
          <table:table-cell office:value-type="float" office:value="0.1385" calcext:value-type="float">
            <text:p>1.385E-01</text:p>
          </table:table-cell>
          <table:table-cell office:value-type="float" office:value="0.1554" calcext:value-type="float">
            <text:p>1.554E-01</text:p>
          </table:table-cell>
          <table:table-cell office:value-type="float" office:value="0.0001478" calcext:value-type="float">
            <text:p>1.478E-04</text:p>
          </table:table-cell>
          <table:table-cell office:value-type="float" office:value="0.0001658" calcext:value-type="float">
            <text:p>1.658E-04</text:p>
          </table:table-cell>
          <table:table-cell office:value-type="float" office:value="140" calcext:value-type="float">
            <text:p>140</text:p>
          </table:table-cell>
          <table:table-cell office:value-type="float" office:value="46" calcext:value-type="float">
            <text:p>46</text:p>
          </table:table-cell>
          <table:table-cell office:value-type="float" office:value="94" calcext:value-type="float">
            <text:p>94</text:p>
          </table:table-cell>
          <table:table-cell office:value-type="float" office:value="0.329" calcext:value-type="float">
            <text:p>0.329</text:p>
          </table:table-cell>
          <table:table-cell office:value-type="float" office:value="938.533" calcext:value-type="float">
            <text:p>938.533</text:p>
          </table:table-cell>
          <table:table-cell office:value-type="float" office:value="938.802" calcext:value-type="float">
            <text:p>938.802</text:p>
          </table:table-cell>
          <table:table-cell office:value-type="float" office:value="22.28" calcext:value-type="float">
            <text:p>22.280</text:p>
          </table:table-cell>
          <table:table-cell office:value-type="float" office:value="23.15" calcext:value-type="float">
            <text:p>23.15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2972" calcext:value-type="float">
            <text:p>2.972E-04</text:p>
          </table:table-cell>
          <table:table-cell office:value-type="float" office:value="0.0003354" calcext:value-type="float">
            <text:p>3.354E-04</text:p>
          </table:table-cell>
          <table:table-cell office:value-type="float" office:value="0.1578" calcext:value-type="float">
            <text:p>1.578E-01</text:p>
          </table:table-cell>
          <table:table-cell office:value-type="float" office:value="0.1728" calcext:value-type="float">
            <text:p>1.728E-01</text:p>
          </table:table-cell>
          <table:table-cell office:value-type="float" office:value="0.0001684" calcext:value-type="float">
            <text:p>1.684E-04</text:p>
          </table:table-cell>
          <table:table-cell office:value-type="float" office:value="0.0001844" calcext:value-type="float">
            <text:p>1.844E-04</text:p>
          </table:table-cell>
          <table:table-cell office:value-type="float" office:value="142" calcext:value-type="float">
            <text:p>142</text:p>
          </table:table-cell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float" office:value="0.324" calcext:value-type="float">
            <text:p>0.324</text:p>
          </table:table-cell>
          <table:table-cell office:value-type="float" office:value="938.804" calcext:value-type="float">
            <text:p>938.804</text:p>
          </table:table-cell>
          <table:table-cell office:value-type="float" office:value="939.021" calcext:value-type="float">
            <text:p>939.021</text:p>
          </table:table-cell>
          <table:table-cell office:value-type="float" office:value="23.158" calcext:value-type="float">
            <text:p>23.158</text:p>
          </table:table-cell>
          <table:table-cell office:value-type="float" office:value="23.868" calcext:value-type="float">
            <text:p>23.8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3359" calcext:value-type="float">
            <text:p>3.359E-04</text:p>
          </table:table-cell>
          <table:table-cell office:value-type="float" office:value="0.0003807" calcext:value-type="float">
            <text:p>3.807E-04</text:p>
          </table:table-cell>
          <table:table-cell office:value-type="float" office:value="0.1754" calcext:value-type="float">
            <text:p>1.754E-01</text:p>
          </table:table-cell>
          <table:table-cell office:value-type="float" office:value="0.1927" calcext:value-type="float">
            <text:p>1.927E-01</text:p>
          </table:table-cell>
          <table:table-cell office:value-type="float" office:value="0.0001871" calcext:value-type="float">
            <text:p>1.871E-04</text:p>
          </table:table-cell>
          <table:table-cell office:value-type="float" office:value="0.0002055" calcext:value-type="float">
            <text:p>2.055E-04</text:p>
          </table:table-cell>
          <table:table-cell office:value-type="float" office:value="150" calcext:value-type="float">
            <text:p>150</text:p>
          </table:table-cell>
          <table:table-cell office:value-type="float" office:value="48" calcext:value-type="float">
            <text:p>48</text:p>
          </table:table-cell>
          <table:table-cell office:value-type="float" office:value="102" calcext:value-type="float">
            <text:p>102</text:p>
          </table:table-cell>
          <table:table-cell office:value-type="float" office:value="0.32" calcext:value-type="float">
            <text:p>0.320</text:p>
          </table:table-cell>
          <table:table-cell office:value-type="float" office:value="939.023" calcext:value-type="float">
            <text:p>939.023</text:p>
          </table:table-cell>
          <table:table-cell office:value-type="float" office:value="939.252" calcext:value-type="float">
            <text:p>939.252</text:p>
          </table:table-cell>
          <table:table-cell office:value-type="float" office:value="23.887" calcext:value-type="float">
            <text:p>23.887</text:p>
          </table:table-cell>
          <table:table-cell office:value-type="float" office:value="24.646" calcext:value-type="float">
            <text:p>24.6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3812" calcext:value-type="float">
            <text:p>3.812E-04</text:p>
          </table:table-cell>
          <table:table-cell office:value-type="float" office:value="0.000422" calcext:value-type="float">
            <text:p>4.220E-04</text:p>
          </table:table-cell>
          <table:table-cell office:value-type="float" office:value="0.1954" calcext:value-type="float">
            <text:p>1.954E-01</text:p>
          </table:table-cell>
          <table:table-cell office:value-type="float" office:value="0.211" calcext:value-type="float">
            <text:p>2.110E-01</text:p>
          </table:table-cell>
          <table:table-cell office:value-type="float" office:value="0.0002085" calcext:value-type="float">
            <text:p>2.085E-04</text:p>
          </table:table-cell>
          <table:table-cell office:value-type="float" office:value="0.000225" calcext:value-type="float">
            <text:p>2.250E-04</text:p>
          </table:table-cell>
          <table:table-cell office:value-type="float" office:value="152" calcext:value-type="float">
            <text:p>152</text:p>
          </table:table-cell>
          <table:table-cell office:value-type="float" office:value="48" calcext:value-type="float">
            <text:p>48</text:p>
          </table:table-cell>
          <table:table-cell office:value-type="float" office:value="104" calcext:value-type="float">
            <text:p>104</text:p>
          </table:table-cell>
          <table:table-cell office:value-type="float" office:value="0.316" calcext:value-type="float">
            <text:p>0.316</text:p>
          </table:table-cell>
          <table:table-cell office:value-type="float" office:value="939.254" calcext:value-type="float">
            <text:p>939.254</text:p>
          </table:table-cell>
          <table:table-cell office:value-type="float" office:value="939.443" calcext:value-type="float">
            <text:p>939.443</text:p>
          </table:table-cell>
          <table:table-cell office:value-type="float" office:value="24.656" calcext:value-type="float">
            <text:p>24.656</text:p>
          </table:table-cell>
          <table:table-cell office:value-type="float" office:value="25.29" calcext:value-type="float">
            <text:p>25.29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4226" calcext:value-type="float">
            <text:p>4.226E-04</text:p>
          </table:table-cell>
          <table:table-cell office:value-type="float" office:value="0.0004503" calcext:value-type="float">
            <text:p>4.503E-04</text:p>
          </table:table-cell>
          <table:table-cell office:value-type="float" office:value="0.2137" calcext:value-type="float">
            <text:p>2.137E-01</text:p>
          </table:table-cell>
          <table:table-cell office:value-type="float" office:value="0.2241" calcext:value-type="float">
            <text:p>2.241E-01</text:p>
          </table:table-cell>
          <table:table-cell office:value-type="float" office:value="0.0002279" calcext:value-type="float">
            <text:p>2.279E-04</text:p>
          </table:table-cell>
          <table:table-cell office:value-type="float" office:value="0.000239" calcext:value-type="float">
            <text:p>2.390E-04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0.312" calcext:value-type="float">
            <text:p>0.312</text:p>
          </table:table-cell>
          <table:table-cell office:value-type="float" office:value="939.445" calcext:value-type="float">
            <text:p>939.445</text:p>
          </table:table-cell>
          <table:table-cell office:value-type="float" office:value="939.564" calcext:value-type="float">
            <text:p>939.564</text:p>
          </table:table-cell>
          <table:table-cell office:value-type="float" office:value="25.31" calcext:value-type="float">
            <text:p>25.310</text:p>
          </table:table-cell>
          <table:table-cell office:value-type="float" office:value="25.714" calcext:value-type="float">
            <text:p>25.714</text:p>
          </table:table-cell>
        </table:table-row>
        <table:table-row table:style-name="ro1" table:number-rows-repeated="1048557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FRDM2012" table:style-name="ta1">
        <table:table-column table:style-name="co1" table:default-cell-style-name="Default"/>
        <table:table-column table:style-name="co1" table:number-columns-repeated="6" table:default-cell-style-name="ce1"/>
        <table:table-column table:style-name="co1" table:number-columns-repeated="3" table:default-cell-style-name="Default"/>
        <table:table-column table:style-name="co1" table:number-columns-repeated="5" table:default-cell-style-name="ce3"/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Pmin[MeVfm**(-3)]</text:p>
          </table:table-cell>
          <table:table-cell office:value-type="string" calcext:value-type="string">
            <text:p>Pmax[MeVfm**(-3)]</text:p>
          </table:table-cell>
          <table:table-cell office:value-type="string" calcext:value-type="string">
            <text:p>etotmin[MeVfm**(-3)]</text:p>
          </table:table-cell>
          <table:table-cell office:value-type="string" calcext:value-type="string">
            <text:p>etotmax[MeVfm**(-3)]</text:p>
          </table:table-cell>
          <table:table-cell office:value-type="string" calcext:value-type="string">
            <text:p>nbmin[fm**(-3)]</text:p>
          </table:table-cell>
          <table:table-cell office:value-type="string" calcext:value-type="string">
            <text:p>nbmax[fm**(-3)]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/A</text:p>
          </table:table-cell>
          <table:table-cell office:value-type="string" calcext:value-type="string">
            <text:p>mu_bmin[MeV]</text:p>
          </table:table-cell>
          <table:table-cell office:value-type="string" calcext:value-type="string">
            <text:p>mu_bmax[MeV]</text:p>
          </table:table-cell>
          <table:table-cell office:value-type="string" calcext:value-type="string">
            <text:p>mu_emin[MeV]</text:p>
          </table:table-cell>
          <table:table-cell office:value-type="string" calcext:value-type="string">
            <text:p>mu_emax[MeV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082E-015" calcext:value-type="float">
            <text:p>6.082E-15</text:p>
          </table:table-cell>
          <table:table-cell office:value-type="float" office:value="0.0000000003388" calcext:value-type="float">
            <text:p>3.388E-10</text:p>
          </table:table-cell>
          <table:table-cell office:value-type="float" office:value="0.000000005857" calcext:value-type="float">
            <text:p>5.857E-09</text:p>
          </table:table-cell>
          <table:table-cell office:value-type="float" office:value="0.000004615" calcext:value-type="float">
            <text:p>4.615E-06</text:p>
          </table:table-cell>
          <table:table-cell office:value-type="float" office:value="0.000000000006295" calcext:value-type="float">
            <text:p>6.295E-12</text:p>
          </table:table-cell>
          <table:table-cell office:value-type="float" office:value="0.00000000496" calcext:value-type="float">
            <text:p>4.960E-09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0.464" calcext:value-type="float">
            <text:p>0.464</text:p>
          </table:table-cell>
          <table:table-cell office:value-type="float" office:value="930.414" calcext:value-type="float">
            <text:p>930.414</text:p>
          </table:table-cell>
          <table:table-cell office:value-type="float" office:value="930.603" calcext:value-type="float">
            <text:p>930.603</text:p>
          </table:table-cell>
          <table:table-cell office:value-type="float" office:value="0.518" calcext:value-type="float">
            <text:p>0.518</text:p>
          </table:table-cell>
          <table:table-cell office:value-type="float" office:value="0.954" calcext:value-type="float">
            <text:p>0.9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00003393" calcext:value-type="float">
            <text:p>3.393E-10</text:p>
          </table:table-cell>
          <table:table-cell office:value-type="float" office:value="0.0000000416" calcext:value-type="float">
            <text:p>4.160E-08</text:p>
          </table:table-cell>
          <table:table-cell office:value-type="float" office:value="0.000004758" calcext:value-type="float">
            <text:p>4.758E-06</text:p>
          </table:table-cell>
          <table:table-cell office:value-type="float" office:value="0.000147" calcext:value-type="float">
            <text:p>1.470E-04</text:p>
          </table:table-cell>
          <table:table-cell office:value-type="float" office:value="0.000000005113" calcext:value-type="float">
            <text:p>5.113E-09</text:p>
          </table:table-cell>
          <table:table-cell office:value-type="float" office:value="0.0000001579" calcext:value-type="float">
            <text:p>1.579E-07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0.452" calcext:value-type="float">
            <text:p>0.452</text:p>
          </table:table-cell>
          <table:table-cell office:value-type="float" office:value="930.604" calcext:value-type="float">
            <text:p>930.604</text:p>
          </table:table-cell>
          <table:table-cell office:value-type="float" office:value="931.306" calcext:value-type="float">
            <text:p>931.306</text:p>
          </table:table-cell>
          <table:table-cell office:value-type="float" office:value="0.955" calcext:value-type="float">
            <text:p>0.955</text:p>
          </table:table-cell>
          <table:table-cell office:value-type="float" office:value="2.583" calcext:value-type="float">
            <text:p>2.5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0004166" calcext:value-type="float">
            <text:p>4.166E-08</text:p>
          </table:table-cell>
          <table:table-cell office:value-type="float" office:value="0.00000004393" calcext:value-type="float">
            <text:p>4.393E-08</text:p>
          </table:table-cell>
          <table:table-cell office:value-type="float" office:value="0.000148" calcext:value-type="float">
            <text:p>1.480E-04</text:p>
          </table:table-cell>
          <table:table-cell office:value-type="float" office:value="0.0001539" calcext:value-type="float">
            <text:p>1.539E-04</text:p>
          </table:table-cell>
          <table:table-cell office:value-type="float" office:value="0.000000159" calcext:value-type="float">
            <text:p>1.590E-07</text:p>
          </table:table-cell>
          <table:table-cell office:value-type="float" office:value="0.0000001653" calcext:value-type="float">
            <text:p>1.653E-07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0.448" calcext:value-type="float">
            <text:p>0.448</text:p>
          </table:table-cell>
          <table:table-cell office:value-type="float" office:value="931.306" calcext:value-type="float">
            <text:p>931.306</text:p>
          </table:table-cell>
          <table:table-cell office:value-type="float" office:value="931.32" calcext:value-type="float">
            <text:p>931.320</text:p>
          </table:table-cell>
          <table:table-cell office:value-type="float" office:value="2.582" calcext:value-type="float">
            <text:p>2.582</text:p>
          </table:table-cell>
          <table:table-cell office:value-type="float" office:value="2.615" calcext:value-type="float">
            <text:p>2.6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0044" calcext:value-type="float">
            <text:p>4.400E-08</text:p>
          </table:table-cell>
          <table:table-cell office:value-type="float" office:value="0.0000003565" calcext:value-type="float">
            <text:p>3.565E-07</text:p>
          </table:table-cell>
          <table:table-cell office:value-type="float" office:value="0.0001582" calcext:value-type="float">
            <text:p>1.582E-04</text:p>
          </table:table-cell>
          <table:table-cell office:value-type="float" office:value="0.0007466" calcext:value-type="float">
            <text:p>7.466E-04</text:p>
          </table:table-cell>
          <table:table-cell office:value-type="float" office:value="0.0000001699" calcext:value-type="float">
            <text:p>1.699E-07</text:p>
          </table:table-cell>
          <table:table-cell office:value-type="float" office:value="0.0000008015" calcext:value-type="float">
            <text:p>8.015E-07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0.438" calcext:value-type="float">
            <text:p>0.438</text:p>
          </table:table-cell>
          <table:table-cell office:value-type="float" office:value="931.321" calcext:value-type="float">
            <text:p>931.321</text:p>
          </table:table-cell>
          <table:table-cell office:value-type="float" office:value="932.04" calcext:value-type="float">
            <text:p>932.040</text:p>
          </table:table-cell>
          <table:table-cell office:value-type="float" office:value="2.617" calcext:value-type="float">
            <text:p>2.617</text:p>
          </table:table-cell>
          <table:table-cell office:value-type="float" office:value="4.335" calcext:value-type="float">
            <text:p>4.3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00357" calcext:value-type="float">
            <text:p>3.570E-07</text:p>
          </table:table-cell>
          <table:table-cell office:value-type="float" office:value="0.0000004137" calcext:value-type="float">
            <text:p>4.137E-07</text:p>
          </table:table-cell>
          <table:table-cell office:value-type="float" office:value="0.0007708" calcext:value-type="float">
            <text:p>7.708E-04</text:p>
          </table:table-cell>
          <table:table-cell office:value-type="float" office:value="0.0008603" calcext:value-type="float">
            <text:p>8.603E-04</text:p>
          </table:table-cell>
          <table:table-cell office:value-type="float" office:value="0.0000008274" calcext:value-type="float">
            <text:p>8.274E-07</text:p>
          </table:table-cell>
          <table:table-cell office:value-type="float" office:value="0.0000009234" calcext:value-type="float">
            <text:p>9.234E-07</text:p>
          </table:table-cell>
          <table:table-cell office:value-type="float" office:value="66" calcext:value-type="float">
            <text:p>66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0.424" calcext:value-type="float">
            <text:p>0.424</text:p>
          </table:table-cell>
          <table:table-cell office:value-type="float" office:value="932.041" calcext:value-type="float">
            <text:p>932.041</text:p>
          </table:table-cell>
          <table:table-cell office:value-type="float" office:value="932.106" calcext:value-type="float">
            <text:p>932.106</text:p>
          </table:table-cell>
          <table:table-cell office:value-type="float" office:value="4.337" calcext:value-type="float">
            <text:p>4.337</text:p>
          </table:table-cell>
          <table:table-cell office:value-type="float" office:value="4.496" calcext:value-type="float">
            <text:p>4.4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004143" calcext:value-type="float">
            <text:p>4.143E-07</text:p>
          </table:table-cell>
          <table:table-cell office:value-type="float" office:value="0.000001028" calcext:value-type="float">
            <text:p>1.028E-06</text:p>
          </table:table-cell>
          <table:table-cell office:value-type="float" office:value="0.0008782" calcext:value-type="float">
            <text:p>8.782E-04</text:p>
          </table:table-cell>
          <table:table-cell office:value-type="float" office:value="0.001731" calcext:value-type="float">
            <text:p>1.731E-03</text:p>
          </table:table-cell>
          <table:table-cell office:value-type="float" office:value="0.0000009426" calcext:value-type="float">
            <text:p>9.426E-07</text:p>
          </table:table-cell>
          <table:table-cell office:value-type="float" office:value="0.000001857" calcext:value-type="float">
            <text:p>1.857E-06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0.419" calcext:value-type="float">
            <text:p>0.419</text:p>
          </table:table-cell>
          <table:table-cell office:value-type="float" office:value="932.107" calcext:value-type="float">
            <text:p>932.107</text:p>
          </table:table-cell>
          <table:table-cell office:value-type="float" office:value="932.556" calcext:value-type="float">
            <text:p>932.556</text:p>
          </table:table-cell>
          <table:table-cell office:value-type="float" office:value="4.507" calcext:value-type="float">
            <text:p>4.507</text:p>
          </table:table-cell>
          <table:table-cell office:value-type="float" office:value="5.637" calcext:value-type="float">
            <text:p>5.6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0103" calcext:value-type="float">
            <text:p>1.030E-06</text:p>
          </table:table-cell>
          <table:table-cell office:value-type="float" office:value="0.000005572" calcext:value-type="float">
            <text:p>5.572E-06</text:p>
          </table:table-cell>
          <table:table-cell office:value-type="float" office:value="0.00179" calcext:value-type="float">
            <text:p>1.790E-03</text:p>
          </table:table-cell>
          <table:table-cell office:value-type="float" office:value="0.006332" calcext:value-type="float">
            <text:p>6.332E-03</text:p>
          </table:table-cell>
          <table:table-cell office:value-type="float" office:value="0.00000192" calcext:value-type="float">
            <text:p>1.920E-06</text:p>
          </table:table-cell>
          <table:table-cell office:value-type="float" office:value="0.000006788" calcext:value-type="float">
            <text:p>6.788E-06</text:p>
          </table:table-cell>
          <table:table-cell office:value-type="float" office:value="84" calcext:value-type="float">
            <text:p>84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0.405" calcext:value-type="float">
            <text:p>0.405</text:p>
          </table:table-cell>
          <table:table-cell office:value-type="float" office:value="932.557" calcext:value-type="float">
            <text:p>932.557</text:p>
          </table:table-cell>
          <table:table-cell office:value-type="float" office:value="933.686" calcext:value-type="float">
            <text:p>933.686</text:p>
          </table:table-cell>
          <table:table-cell office:value-type="float" office:value="5.636" calcext:value-type="float">
            <text:p>5.636</text:p>
          </table:table-cell>
          <table:table-cell office:value-type="float" office:value="8.565" calcext:value-type="float">
            <text:p>8.5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5581" calcext:value-type="float">
            <text:p>5.581E-06</text:p>
          </table:table-cell>
          <table:table-cell office:value-type="float" office:value="0.00001766" calcext:value-type="float">
            <text:p>1.766E-05</text:p>
          </table:table-cell>
          <table:table-cell office:value-type="float" office:value="0.006566" calcext:value-type="float">
            <text:p>6.566E-03</text:p>
          </table:table-cell>
          <table:table-cell office:value-type="float" office:value="0.01557" calcext:value-type="float">
            <text:p>1.557E-02</text:p>
          </table:table-cell>
          <table:table-cell office:value-type="float" office:value="0.000007038" calcext:value-type="float">
            <text:p>7.038E-06</text:p>
          </table:table-cell>
          <table:table-cell office:value-type="float" office:value="0.00001668" calcext:value-type="float">
            <text:p>1.668E-05</text:p>
          </table:table-cell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0.39" calcext:value-type="float">
            <text:p>0.390</text:p>
          </table:table-cell>
          <table:table-cell office:value-type="float" office:value="933.687" calcext:value-type="float">
            <text:p>933.687</text:p>
          </table:table-cell>
          <table:table-cell office:value-type="float" office:value="934.747" calcext:value-type="float">
            <text:p>934.747</text:p>
          </table:table-cell>
          <table:table-cell office:value-type="float" office:value="8.564" calcext:value-type="float">
            <text:p>8.564</text:p>
          </table:table-cell>
          <table:table-cell office:value-type="float" office:value="11.41" calcext:value-type="float">
            <text:p>11.4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01769" calcext:value-type="float">
            <text:p>1.769E-05</text:p>
          </table:table-cell>
          <table:table-cell office:value-type="float" office:value="0.00003583" calcext:value-type="float">
            <text:p>3.583E-05</text:p>
          </table:table-cell>
          <table:table-cell office:value-type="float" office:value="0.0162" calcext:value-type="float">
            <text:p>1.620E-02</text:p>
          </table:table-cell>
          <table:table-cell office:value-type="float" office:value="0.02751" calcext:value-type="float">
            <text:p>2.751E-02</text:p>
          </table:table-cell>
          <table:table-cell office:value-type="float" office:value="0.00001735" calcext:value-type="float">
            <text:p>1.735E-05</text:p>
          </table:table-cell>
          <table:table-cell office:value-type="float" office:value="0.00002944" calcext:value-type="float">
            <text:p>2.944E-0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0.375" calcext:value-type="float">
            <text:p>0.375</text:p>
          </table:table-cell>
          <table:table-cell office:value-type="float" office:value="934.748" calcext:value-type="float">
            <text:p>934.748</text:p>
          </table:table-cell>
          <table:table-cell office:value-type="float" office:value="935.535" calcext:value-type="float">
            <text:p>935.535</text:p>
          </table:table-cell>
          <table:table-cell office:value-type="float" office:value="11.408" calcext:value-type="float">
            <text:p>11.408</text:p>
          </table:table-cell>
          <table:table-cell office:value-type="float" office:value="13.603" calcext:value-type="float">
            <text:p>13.6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3588" calcext:value-type="float">
            <text:p>3.588E-05</text:p>
          </table:table-cell>
          <table:table-cell office:value-type="float" office:value="0.0001099" calcext:value-type="float">
            <text:p>1.099E-04</text:p>
          </table:table-cell>
          <table:table-cell office:value-type="float" office:value="0.02873" calcext:value-type="float">
            <text:p>2.873E-02</text:p>
          </table:table-cell>
          <table:table-cell office:value-type="float" office:value="0.06658" calcext:value-type="float">
            <text:p>6.658E-02</text:p>
          </table:table-cell>
          <table:table-cell office:value-type="float" office:value="0.00003074" calcext:value-type="float">
            <text:p>3.074E-05</text:p>
          </table:table-cell>
          <table:table-cell office:value-type="float" office:value="0.00007117" calcext:value-type="float">
            <text:p>7.117E-05</text:p>
          </table:table-cell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0.359" calcext:value-type="float">
            <text:p>0.359</text:p>
          </table:table-cell>
          <table:table-cell office:value-type="float" office:value="935.537" calcext:value-type="float">
            <text:p>935.537</text:p>
          </table:table-cell>
          <table:table-cell office:value-type="float" office:value="937.045" calcext:value-type="float">
            <text:p>937.045</text:p>
          </table:table-cell>
          <table:table-cell office:value-type="float" office:value="13.601" calcext:value-type="float">
            <text:p>13.601</text:p>
          </table:table-cell>
          <table:table-cell office:value-type="float" office:value="17.987" calcext:value-type="float">
            <text:p>17.98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1101" calcext:value-type="float">
            <text:p>1.101E-04</text:p>
          </table:table-cell>
          <table:table-cell office:value-type="float" office:value="0.0001168" calcext:value-type="float">
            <text:p>1.168E-04</text:p>
          </table:table-cell>
          <table:table-cell office:value-type="float" office:value="0.06932" calcext:value-type="float">
            <text:p>6.932E-02</text:p>
          </table:table-cell>
          <table:table-cell office:value-type="float" office:value="0.07246" calcext:value-type="float">
            <text:p>7.246E-02</text:p>
          </table:table-cell>
          <table:table-cell office:value-type="float" office:value="0.0000741" calcext:value-type="float">
            <text:p>7.410E-05</text:p>
          </table:table-cell>
          <table:table-cell office:value-type="float" office:value="0.00007744" calcext:value-type="float">
            <text:p>7.744E-05</text:p>
          </table:table-cell>
          <table:table-cell office:value-type="float" office:value="126" calcext:value-type="float">
            <text:p>126</text:p>
          </table:table-cell>
          <table:table-cell office:value-type="float" office:value="44" calcext:value-type="float">
            <text:p>44</text:p>
          </table:table-cell>
          <table:table-cell office:value-type="float" office:value="82" calcext:value-type="float">
            <text:p>82</text:p>
          </table:table-cell>
          <table:table-cell office:value-type="float" office:value="0.349" calcext:value-type="float">
            <text:p>0.349</text:p>
          </table:table-cell>
          <table:table-cell office:value-type="float" office:value="937.047" calcext:value-type="float">
            <text:p>937.047</text:p>
          </table:table-cell>
          <table:table-cell office:value-type="float" office:value="937.136" calcext:value-type="float">
            <text:p>937.136</text:p>
          </table:table-cell>
          <table:table-cell office:value-type="float" office:value="18.063" calcext:value-type="float">
            <text:p>18.063</text:p>
          </table:table-cell>
          <table:table-cell office:value-type="float" office:value="18.331" calcext:value-type="float">
            <text:p>18.3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117" calcext:value-type="float">
            <text:p>1.170E-04</text:p>
          </table:table-cell>
          <table:table-cell office:value-type="float" office:value="0.0001828" calcext:value-type="float">
            <text:p>1.828E-04</text:p>
          </table:table-cell>
          <table:table-cell office:value-type="float" office:value="0.07469" calcext:value-type="float">
            <text:p>7.469E-02</text:p>
          </table:table-cell>
          <table:table-cell office:value-type="float" office:value="0.1044" calcext:value-type="float">
            <text:p>1.044E-01</text:p>
          </table:table-cell>
          <table:table-cell office:value-type="float" office:value="0.00007982" calcext:value-type="float">
            <text:p>7.982E-05</text:p>
          </table:table-cell>
          <table:table-cell office:value-type="float" office:value="0.0001116" calcext:value-type="float">
            <text:p>1.116E-04</text:p>
          </table:table-cell>
          <table:table-cell office:value-type="float" office:value="124" calcext:value-type="float">
            <text:p>124</text:p>
          </table:table-cell>
          <table:table-cell office:value-type="float" office:value="42" calcext:value-type="float">
            <text:p>42</text:p>
          </table:table-cell>
          <table:table-cell office:value-type="float" office:value="82" calcext:value-type="float">
            <text:p>82</text:p>
          </table:table-cell>
          <table:table-cell office:value-type="float" office:value="0.339" calcext:value-type="float">
            <text:p>0.339</text:p>
          </table:table-cell>
          <table:table-cell office:value-type="float" office:value="937.138" calcext:value-type="float">
            <text:p>937.138</text:p>
          </table:table-cell>
          <table:table-cell office:value-type="float" office:value="937.83" calcext:value-type="float">
            <text:p>937.830</text:p>
          </table:table-cell>
          <table:table-cell office:value-type="float" office:value="18.329" calcext:value-type="float">
            <text:p>18.329</text:p>
          </table:table-cell>
          <table:table-cell office:value-type="float" office:value="20.491" calcext:value-type="float">
            <text:p>20.49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183" calcext:value-type="float">
            <text:p>1.830E-04</text:p>
          </table:table-cell>
          <table:table-cell office:value-type="float" office:value="0.000281" calcext:value-type="float">
            <text:p>2.810E-04</text:p>
          </table:table-cell>
          <table:table-cell office:value-type="float" office:value="0.1079" calcext:value-type="float">
            <text:p>1.079E-01</text:p>
          </table:table-cell>
          <table:table-cell office:value-type="float" office:value="0.1488" calcext:value-type="float">
            <text:p>1.488E-01</text:p>
          </table:table-cell>
          <table:table-cell office:value-type="float" office:value="0.0001152" calcext:value-type="float">
            <text:p>1.152E-04</text:p>
          </table:table-cell>
          <table:table-cell office:value-type="float" office:value="0.0001589" calcext:value-type="float">
            <text:p>1.589E-04</text:p>
          </table:table-cell>
          <table:table-cell office:value-type="float" office:value="122" calcext:value-type="float">
            <text:p>122</text:p>
          </table:table-cell>
          <table:table-cell office:value-type="float" office:value="40" calcext:value-type="float">
            <text:p>40</text:p>
          </table:table-cell>
          <table:table-cell office:value-type="float" office:value="82" calcext:value-type="float">
            <text:p>82</text:p>
          </table:table-cell>
          <table:table-cell office:value-type="float" office:value="0.328" calcext:value-type="float">
            <text:p>0.328</text:p>
          </table:table-cell>
          <table:table-cell office:value-type="float" office:value="937.832" calcext:value-type="float">
            <text:p>937.832</text:p>
          </table:table-cell>
          <table:table-cell office:value-type="float" office:value="938.551" calcext:value-type="float">
            <text:p>938.551</text:p>
          </table:table-cell>
          <table:table-cell office:value-type="float" office:value="20.489" calcext:value-type="float">
            <text:p>20.489</text:p>
          </table:table-cell>
          <table:table-cell office:value-type="float" office:value="22.805" calcext:value-type="float">
            <text:p>22.8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2814" calcext:value-type="float">
            <text:p>2.814E-04</text:p>
          </table:table-cell>
          <table:table-cell office:value-type="float" office:value="0.0004276" calcext:value-type="float">
            <text:p>4.276E-04</text:p>
          </table:table-cell>
          <table:table-cell office:value-type="float" office:value="0.1541" calcext:value-type="float">
            <text:p>1.541E-01</text:p>
          </table:table-cell>
          <table:table-cell office:value-type="float" office:value="0.211" calcext:value-type="float">
            <text:p>2.110E-01</text:p>
          </table:table-cell>
          <table:table-cell office:value-type="float" office:value="0.0001645" calcext:value-type="float">
            <text:p>1.645E-04</text:p>
          </table:table-cell>
          <table:table-cell office:value-type="float" office:value="0.0002251" calcext:value-type="float">
            <text:p>2.251E-04</text:p>
          </table:table-cell>
          <table:table-cell office:value-type="float" office:value="120" calcext:value-type="float">
            <text:p>120</text:p>
          </table:table-cell>
          <table:table-cell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office:value-type="float" office:value="0.317" calcext:value-type="float">
            <text:p>0.317</text:p>
          </table:table-cell>
          <table:table-cell office:value-type="float" office:value="938.554" calcext:value-type="float">
            <text:p>938.554</text:p>
          </table:table-cell>
          <table:table-cell office:value-type="float" office:value="939.309" calcext:value-type="float">
            <text:p>939.309</text:p>
          </table:table-cell>
          <table:table-cell office:value-type="float" office:value="22.803" calcext:value-type="float">
            <text:p>22.803</text:p>
          </table:table-cell>
          <table:table-cell office:value-type="float" office:value="25.316" calcext:value-type="float">
            <text:p>25.3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4283" calcext:value-type="float">
            <text:p>4.283E-04</text:p>
          </table:table-cell>
          <table:table-cell office:value-type="float" office:value="0.0004905" calcext:value-type="float">
            <text:p>4.905E-04</text:p>
          </table:table-cell>
          <table:table-cell office:value-type="float" office:value="0.2189" calcext:value-type="float">
            <text:p>2.189E-01</text:p>
          </table:table-cell>
          <table:table-cell office:value-type="float" office:value="0.2424" calcext:value-type="float">
            <text:p>2.424E-01</text:p>
          </table:table-cell>
          <table:table-cell office:value-type="float" office:value="0.0002335" calcext:value-type="float">
            <text:p>2.335E-04</text:p>
          </table:table-cell>
          <table:table-cell office:value-type="float" office:value="0.0002585" calcext:value-type="float">
            <text:p>2.585E-04</text:p>
          </table:table-cell>
          <table:table-cell office:value-type="float" office:value="118" calcext:value-type="float">
            <text:p>118</text:p>
          </table:table-cell>
          <table:table-cell office:value-type="float" office:value="36" calcext:value-type="float">
            <text:p>36</text:p>
          </table:table-cell>
          <table:table-cell office:value-type="float" office:value="82" calcext:value-type="float">
            <text:p>82</text:p>
          </table:table-cell>
          <table:table-cell office:value-type="float" office:value="0.305" calcext:value-type="float">
            <text:p>0.305</text:p>
          </table:table-cell>
          <table:table-cell office:value-type="float" office:value="939.312" calcext:value-type="float">
            <text:p>939.312</text:p>
          </table:table-cell>
          <table:table-cell office:value-type="float" office:value="939.564" calcext:value-type="float">
            <text:p>939.564</text:p>
          </table:table-cell>
          <table:table-cell office:value-type="float" office:value="25.313" calcext:value-type="float">
            <text:p>25.313</text:p>
          </table:table-cell>
          <table:table-cell office:value-type="float" office:value="26.185" calcext:value-type="float">
            <text:p>26.185</text:p>
          </table:table-cell>
        </table:table-row>
        <table:table-row table:style-name="ro1" table:number-rows-repeated="1048559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WS4RBF" table:style-name="ta1">
        <table:table-column table:style-name="co1" table:default-cell-style-name="Default"/>
        <table:table-column table:style-name="co1" table:number-columns-repeated="6" table:default-cell-style-name="ce1"/>
        <table:table-column table:style-name="co1" table:number-columns-repeated="3" table:default-cell-style-name="Default"/>
        <table:table-column table:style-name="co1" table:number-columns-repeated="5" table:default-cell-style-name="ce3"/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Pmin[MeVfm**(-3)]</text:p>
          </table:table-cell>
          <table:table-cell office:value-type="string" calcext:value-type="string">
            <text:p>Pmax[MeVfm**(-3)]</text:p>
          </table:table-cell>
          <table:table-cell office:value-type="string" calcext:value-type="string">
            <text:p>etotmin[MeVfm**(-3)]</text:p>
          </table:table-cell>
          <table:table-cell office:value-type="string" calcext:value-type="string">
            <text:p>etotmax[MeVfm**(-3)]</text:p>
          </table:table-cell>
          <table:table-cell office:value-type="string" calcext:value-type="string">
            <text:p>nbmin[fm**(-3)]</text:p>
          </table:table-cell>
          <table:table-cell office:value-type="string" calcext:value-type="string">
            <text:p>nbmax[fm**(-3)]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/A</text:p>
          </table:table-cell>
          <table:table-cell office:value-type="string" calcext:value-type="string">
            <text:p>mu_bmin[MeV]</text:p>
          </table:table-cell>
          <table:table-cell office:value-type="string" calcext:value-type="string">
            <text:p>mu_bmax[MeV]</text:p>
          </table:table-cell>
          <table:table-cell office:value-type="string" calcext:value-type="string">
            <text:p>mu_emin[MeV]</text:p>
          </table:table-cell>
          <table:table-cell office:value-type="string" calcext:value-type="string">
            <text:p>mu_emax[MeV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082E-015" calcext:value-type="float">
            <text:p>6.082E-15</text:p>
          </table:table-cell>
          <table:table-cell office:value-type="float" office:value="0.0000000003388" calcext:value-type="float">
            <text:p>3.388E-10</text:p>
          </table:table-cell>
          <table:table-cell office:value-type="float" office:value="0.000000005857" calcext:value-type="float">
            <text:p>5.857E-09</text:p>
          </table:table-cell>
          <table:table-cell office:value-type="float" office:value="0.000004615" calcext:value-type="float">
            <text:p>4.615E-06</text:p>
          </table:table-cell>
          <table:table-cell office:value-type="float" office:value="0.000000000006295" calcext:value-type="float">
            <text:p>6.295E-12</text:p>
          </table:table-cell>
          <table:table-cell office:value-type="float" office:value="0.00000000496" calcext:value-type="float">
            <text:p>4.960E-09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0.464" calcext:value-type="float">
            <text:p>0.464</text:p>
          </table:table-cell>
          <table:table-cell office:value-type="float" office:value="930.414" calcext:value-type="float">
            <text:p>930.414</text:p>
          </table:table-cell>
          <table:table-cell office:value-type="float" office:value="930.603" calcext:value-type="float">
            <text:p>930.603</text:p>
          </table:table-cell>
          <table:table-cell office:value-type="float" office:value="0.518" calcext:value-type="float">
            <text:p>0.518</text:p>
          </table:table-cell>
          <table:table-cell office:value-type="float" office:value="0.954" calcext:value-type="float">
            <text:p>0.9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00003393" calcext:value-type="float">
            <text:p>3.393E-10</text:p>
          </table:table-cell>
          <table:table-cell office:value-type="float" office:value="0.0000000416" calcext:value-type="float">
            <text:p>4.160E-08</text:p>
          </table:table-cell>
          <table:table-cell office:value-type="float" office:value="0.000004758" calcext:value-type="float">
            <text:p>4.758E-06</text:p>
          </table:table-cell>
          <table:table-cell office:value-type="float" office:value="0.000147" calcext:value-type="float">
            <text:p>1.470E-04</text:p>
          </table:table-cell>
          <table:table-cell office:value-type="float" office:value="0.000000005113" calcext:value-type="float">
            <text:p>5.113E-09</text:p>
          </table:table-cell>
          <table:table-cell office:value-type="float" office:value="0.0000001579" calcext:value-type="float">
            <text:p>1.579E-07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0.452" calcext:value-type="float">
            <text:p>0.452</text:p>
          </table:table-cell>
          <table:table-cell office:value-type="float" office:value="930.604" calcext:value-type="float">
            <text:p>930.604</text:p>
          </table:table-cell>
          <table:table-cell office:value-type="float" office:value="931.306" calcext:value-type="float">
            <text:p>931.306</text:p>
          </table:table-cell>
          <table:table-cell office:value-type="float" office:value="0.955" calcext:value-type="float">
            <text:p>0.955</text:p>
          </table:table-cell>
          <table:table-cell office:value-type="float" office:value="2.583" calcext:value-type="float">
            <text:p>2.5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0004166" calcext:value-type="float">
            <text:p>4.166E-08</text:p>
          </table:table-cell>
          <table:table-cell office:value-type="float" office:value="0.00000004393" calcext:value-type="float">
            <text:p>4.393E-08</text:p>
          </table:table-cell>
          <table:table-cell office:value-type="float" office:value="0.000148" calcext:value-type="float">
            <text:p>1.480E-04</text:p>
          </table:table-cell>
          <table:table-cell office:value-type="float" office:value="0.0001539" calcext:value-type="float">
            <text:p>1.539E-04</text:p>
          </table:table-cell>
          <table:table-cell office:value-type="float" office:value="0.000000159" calcext:value-type="float">
            <text:p>1.590E-07</text:p>
          </table:table-cell>
          <table:table-cell office:value-type="float" office:value="0.0000001653" calcext:value-type="float">
            <text:p>1.653E-07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0.448" calcext:value-type="float">
            <text:p>0.448</text:p>
          </table:table-cell>
          <table:table-cell office:value-type="float" office:value="931.306" calcext:value-type="float">
            <text:p>931.306</text:p>
          </table:table-cell>
          <table:table-cell office:value-type="float" office:value="931.32" calcext:value-type="float">
            <text:p>931.320</text:p>
          </table:table-cell>
          <table:table-cell office:value-type="float" office:value="2.582" calcext:value-type="float">
            <text:p>2.582</text:p>
          </table:table-cell>
          <table:table-cell office:value-type="float" office:value="2.615" calcext:value-type="float">
            <text:p>2.6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0044" calcext:value-type="float">
            <text:p>4.400E-08</text:p>
          </table:table-cell>
          <table:table-cell office:value-type="float" office:value="0.0000003565" calcext:value-type="float">
            <text:p>3.565E-07</text:p>
          </table:table-cell>
          <table:table-cell office:value-type="float" office:value="0.0001582" calcext:value-type="float">
            <text:p>1.582E-04</text:p>
          </table:table-cell>
          <table:table-cell office:value-type="float" office:value="0.0007466" calcext:value-type="float">
            <text:p>7.466E-04</text:p>
          </table:table-cell>
          <table:table-cell office:value-type="float" office:value="0.0000001699" calcext:value-type="float">
            <text:p>1.699E-07</text:p>
          </table:table-cell>
          <table:table-cell office:value-type="float" office:value="0.0000008015" calcext:value-type="float">
            <text:p>8.015E-07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0.438" calcext:value-type="float">
            <text:p>0.438</text:p>
          </table:table-cell>
          <table:table-cell office:value-type="float" office:value="931.321" calcext:value-type="float">
            <text:p>931.321</text:p>
          </table:table-cell>
          <table:table-cell office:value-type="float" office:value="932.04" calcext:value-type="float">
            <text:p>932.040</text:p>
          </table:table-cell>
          <table:table-cell office:value-type="float" office:value="2.617" calcext:value-type="float">
            <text:p>2.617</text:p>
          </table:table-cell>
          <table:table-cell office:value-type="float" office:value="4.335" calcext:value-type="float">
            <text:p>4.3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00357" calcext:value-type="float">
            <text:p>3.570E-07</text:p>
          </table:table-cell>
          <table:table-cell office:value-type="float" office:value="0.0000004137" calcext:value-type="float">
            <text:p>4.137E-07</text:p>
          </table:table-cell>
          <table:table-cell office:value-type="float" office:value="0.0007708" calcext:value-type="float">
            <text:p>7.708E-04</text:p>
          </table:table-cell>
          <table:table-cell office:value-type="float" office:value="0.0008603" calcext:value-type="float">
            <text:p>8.603E-04</text:p>
          </table:table-cell>
          <table:table-cell office:value-type="float" office:value="0.0000008274" calcext:value-type="float">
            <text:p>8.274E-07</text:p>
          </table:table-cell>
          <table:table-cell office:value-type="float" office:value="0.0000009234" calcext:value-type="float">
            <text:p>9.234E-07</text:p>
          </table:table-cell>
          <table:table-cell office:value-type="float" office:value="66" calcext:value-type="float">
            <text:p>66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0.424" calcext:value-type="float">
            <text:p>0.424</text:p>
          </table:table-cell>
          <table:table-cell office:value-type="float" office:value="932.041" calcext:value-type="float">
            <text:p>932.041</text:p>
          </table:table-cell>
          <table:table-cell office:value-type="float" office:value="932.106" calcext:value-type="float">
            <text:p>932.106</text:p>
          </table:table-cell>
          <table:table-cell office:value-type="float" office:value="4.337" calcext:value-type="float">
            <text:p>4.337</text:p>
          </table:table-cell>
          <table:table-cell office:value-type="float" office:value="4.496" calcext:value-type="float">
            <text:p>4.4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004143" calcext:value-type="float">
            <text:p>4.143E-07</text:p>
          </table:table-cell>
          <table:table-cell office:value-type="float" office:value="0.000001028" calcext:value-type="float">
            <text:p>1.028E-06</text:p>
          </table:table-cell>
          <table:table-cell office:value-type="float" office:value="0.0008782" calcext:value-type="float">
            <text:p>8.782E-04</text:p>
          </table:table-cell>
          <table:table-cell office:value-type="float" office:value="0.001731" calcext:value-type="float">
            <text:p>1.731E-03</text:p>
          </table:table-cell>
          <table:table-cell office:value-type="float" office:value="0.0000009426" calcext:value-type="float">
            <text:p>9.426E-07</text:p>
          </table:table-cell>
          <table:table-cell office:value-type="float" office:value="0.000001857" calcext:value-type="float">
            <text:p>1.857E-06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0.419" calcext:value-type="float">
            <text:p>0.419</text:p>
          </table:table-cell>
          <table:table-cell office:value-type="float" office:value="932.107" calcext:value-type="float">
            <text:p>932.107</text:p>
          </table:table-cell>
          <table:table-cell office:value-type="float" office:value="932.556" calcext:value-type="float">
            <text:p>932.556</text:p>
          </table:table-cell>
          <table:table-cell office:value-type="float" office:value="4.507" calcext:value-type="float">
            <text:p>4.507</text:p>
          </table:table-cell>
          <table:table-cell office:value-type="float" office:value="5.637" calcext:value-type="float">
            <text:p>5.6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0103" calcext:value-type="float">
            <text:p>1.030E-06</text:p>
          </table:table-cell>
          <table:table-cell office:value-type="float" office:value="0.000005572" calcext:value-type="float">
            <text:p>5.572E-06</text:p>
          </table:table-cell>
          <table:table-cell office:value-type="float" office:value="0.00179" calcext:value-type="float">
            <text:p>1.790E-03</text:p>
          </table:table-cell>
          <table:table-cell office:value-type="float" office:value="0.006332" calcext:value-type="float">
            <text:p>6.332E-03</text:p>
          </table:table-cell>
          <table:table-cell office:value-type="float" office:value="0.00000192" calcext:value-type="float">
            <text:p>1.920E-06</text:p>
          </table:table-cell>
          <table:table-cell office:value-type="float" office:value="0.000006788" calcext:value-type="float">
            <text:p>6.788E-06</text:p>
          </table:table-cell>
          <table:table-cell office:value-type="float" office:value="84" calcext:value-type="float">
            <text:p>84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0.405" calcext:value-type="float">
            <text:p>0.405</text:p>
          </table:table-cell>
          <table:table-cell office:value-type="float" office:value="932.557" calcext:value-type="float">
            <text:p>932.557</text:p>
          </table:table-cell>
          <table:table-cell office:value-type="float" office:value="933.686" calcext:value-type="float">
            <text:p>933.686</text:p>
          </table:table-cell>
          <table:table-cell office:value-type="float" office:value="5.636" calcext:value-type="float">
            <text:p>5.636</text:p>
          </table:table-cell>
          <table:table-cell office:value-type="float" office:value="8.565" calcext:value-type="float">
            <text:p>8.5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5581" calcext:value-type="float">
            <text:p>5.581E-06</text:p>
          </table:table-cell>
          <table:table-cell office:value-type="float" office:value="0.00001766" calcext:value-type="float">
            <text:p>1.766E-05</text:p>
          </table:table-cell>
          <table:table-cell office:value-type="float" office:value="0.006566" calcext:value-type="float">
            <text:p>6.566E-03</text:p>
          </table:table-cell>
          <table:table-cell office:value-type="float" office:value="0.01557" calcext:value-type="float">
            <text:p>1.557E-02</text:p>
          </table:table-cell>
          <table:table-cell office:value-type="float" office:value="0.000007038" calcext:value-type="float">
            <text:p>7.038E-06</text:p>
          </table:table-cell>
          <table:table-cell office:value-type="float" office:value="0.00001668" calcext:value-type="float">
            <text:p>1.668E-05</text:p>
          </table:table-cell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0.39" calcext:value-type="float">
            <text:p>0.390</text:p>
          </table:table-cell>
          <table:table-cell office:value-type="float" office:value="933.687" calcext:value-type="float">
            <text:p>933.687</text:p>
          </table:table-cell>
          <table:table-cell office:value-type="float" office:value="934.747" calcext:value-type="float">
            <text:p>934.747</text:p>
          </table:table-cell>
          <table:table-cell office:value-type="float" office:value="8.564" calcext:value-type="float">
            <text:p>8.564</text:p>
          </table:table-cell>
          <table:table-cell office:value-type="float" office:value="11.41" calcext:value-type="float">
            <text:p>11.4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01769" calcext:value-type="float">
            <text:p>1.769E-05</text:p>
          </table:table-cell>
          <table:table-cell office:value-type="float" office:value="0.00004182" calcext:value-type="float">
            <text:p>4.182E-05</text:p>
          </table:table-cell>
          <table:table-cell office:value-type="float" office:value="0.0162" calcext:value-type="float">
            <text:p>1.620E-02</text:p>
          </table:table-cell>
          <table:table-cell office:value-type="float" office:value="0.0309" calcext:value-type="float">
            <text:p>3.090E-02</text:p>
          </table:table-cell>
          <table:table-cell office:value-type="float" office:value="0.00001735" calcext:value-type="float">
            <text:p>1.735E-05</text:p>
          </table:table-cell>
          <table:table-cell office:value-type="float" office:value="0.00003306" calcext:value-type="float">
            <text:p>3.306E-0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0.375" calcext:value-type="float">
            <text:p>0.375</text:p>
          </table:table-cell>
          <table:table-cell office:value-type="float" office:value="934.748" calcext:value-type="float">
            <text:p>934.748</text:p>
          </table:table-cell>
          <table:table-cell office:value-type="float" office:value="935.727" calcext:value-type="float">
            <text:p>935.727</text:p>
          </table:table-cell>
          <table:table-cell office:value-type="float" office:value="11.408" calcext:value-type="float">
            <text:p>11.408</text:p>
          </table:table-cell>
          <table:table-cell office:value-type="float" office:value="14.139" calcext:value-type="float">
            <text:p>14.1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4188" calcext:value-type="float">
            <text:p>4.188E-05</text:p>
          </table:table-cell>
          <table:table-cell office:value-type="float" office:value="0.0001316" calcext:value-type="float">
            <text:p>1.316E-04</text:p>
          </table:table-cell>
          <table:table-cell office:value-type="float" office:value="0.03226" calcext:value-type="float">
            <text:p>3.226E-02</text:p>
          </table:table-cell>
          <table:table-cell office:value-type="float" office:value="0.0762" calcext:value-type="float">
            <text:p>7.620E-02</text:p>
          </table:table-cell>
          <table:table-cell office:value-type="float" office:value="0.00003452" calcext:value-type="float">
            <text:p>3.452E-05</text:p>
          </table:table-cell>
          <table:table-cell office:value-type="float" office:value="0.00008144" calcext:value-type="float">
            <text:p>8.144E-05</text:p>
          </table:table-cell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0.359" calcext:value-type="float">
            <text:p>0.359</text:p>
          </table:table-cell>
          <table:table-cell office:value-type="float" office:value="935.729" calcext:value-type="float">
            <text:p>935.729</text:p>
          </table:table-cell>
          <table:table-cell office:value-type="float" office:value="937.337" calcext:value-type="float">
            <text:p>937.337</text:p>
          </table:table-cell>
          <table:table-cell office:value-type="float" office:value="14.136" calcext:value-type="float">
            <text:p>14.136</text:p>
          </table:table-cell>
          <table:table-cell office:value-type="float" office:value="18.813" calcext:value-type="float">
            <text:p>18.8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1318" calcext:value-type="float">
            <text:p>1.318E-04</text:p>
          </table:table-cell>
          <table:table-cell office:value-type="float" office:value="0.0001688" calcext:value-type="float">
            <text:p>1.688E-04</text:p>
          </table:table-cell>
          <table:table-cell office:value-type="float" office:value="0.07825" calcext:value-type="float">
            <text:p>7.825E-02</text:p>
          </table:table-cell>
          <table:table-cell office:value-type="float" office:value="0.09423" calcext:value-type="float">
            <text:p>9.423E-02</text:p>
          </table:table-cell>
          <table:table-cell office:value-type="float" office:value="0.00008362" calcext:value-type="float">
            <text:p>8.362E-05</text:p>
          </table:table-cell>
          <table:table-cell office:value-type="float" office:value="0.0001007" calcext:value-type="float">
            <text:p>1.007E-04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0.35" calcext:value-type="float">
            <text:p>0.350</text:p>
          </table:table-cell>
          <table:table-cell office:value-type="float" office:value="937.34" calcext:value-type="float">
            <text:p>937.340</text:p>
          </table:table-cell>
          <table:table-cell office:value-type="float" office:value="937.742" calcext:value-type="float">
            <text:p>937.742</text:p>
          </table:table-cell>
          <table:table-cell office:value-type="float" office:value="18.819" calcext:value-type="float">
            <text:p>18.819</text:p>
          </table:table-cell>
          <table:table-cell office:value-type="float" office:value="20.02" calcext:value-type="float">
            <text:p>20.0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169" calcext:value-type="float">
            <text:p>1.690E-04</text:p>
          </table:table-cell>
          <table:table-cell office:value-type="float" office:value="0.0002175" calcext:value-type="float">
            <text:p>2.175E-04</text:p>
          </table:table-cell>
          <table:table-cell office:value-type="float" office:value="0.09849" calcext:value-type="float">
            <text:p>9.849E-02</text:p>
          </table:table-cell>
          <table:table-cell office:value-type="float" office:value="0.119" calcext:value-type="float">
            <text:p>1.190E-01</text:p>
          </table:table-cell>
          <table:table-cell office:value-type="float" office:value="0.0001052" calcext:value-type="float">
            <text:p>1.052E-04</text:p>
          </table:table-cell>
          <table:table-cell office:value-type="float" office:value="0.0001271" calcext:value-type="float">
            <text:p>1.271E-04</text:p>
          </table:table-cell>
          <table:table-cell office:value-type="float" office:value="124" calcext:value-type="float">
            <text:p>124</text:p>
          </table:table-cell>
          <table:table-cell office:value-type="float" office:value="42" calcext:value-type="float">
            <text:p>42</text:p>
          </table:table-cell>
          <table:table-cell office:value-type="float" office:value="82" calcext:value-type="float">
            <text:p>82</text:p>
          </table:table-cell>
          <table:table-cell office:value-type="float" office:value="0.339" calcext:value-type="float">
            <text:p>0.339</text:p>
          </table:table-cell>
          <table:table-cell office:value-type="float" office:value="937.744" calcext:value-type="float">
            <text:p>937.744</text:p>
          </table:table-cell>
          <table:table-cell office:value-type="float" office:value="938.162" calcext:value-type="float">
            <text:p>938.162</text:p>
          </table:table-cell>
          <table:table-cell office:value-type="float" office:value="20.095" calcext:value-type="float">
            <text:p>20.095</text:p>
          </table:table-cell>
          <table:table-cell office:value-type="float" office:value="21.401" calcext:value-type="float">
            <text:p>21.4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2178" calcext:value-type="float">
            <text:p>2.178E-04</text:p>
          </table:table-cell>
          <table:table-cell office:value-type="float" office:value="0.0004122" calcext:value-type="float">
            <text:p>4.122E-04</text:p>
          </table:table-cell>
          <table:table-cell office:value-type="float" office:value="0.1229" calcext:value-type="float">
            <text:p>1.229E-01</text:p>
          </table:table-cell>
          <table:table-cell office:value-type="float" office:value="0.1985" calcext:value-type="float">
            <text:p>1.985E-01</text:p>
          </table:table-cell>
          <table:table-cell office:value-type="float" office:value="0.0001312" calcext:value-type="float">
            <text:p>1.312E-04</text:p>
          </table:table-cell>
          <table:table-cell office:value-type="float" office:value="0.0002118" calcext:value-type="float">
            <text:p>2.118E-04</text:p>
          </table:table-cell>
          <table:table-cell office:value-type="float" office:value="122" calcext:value-type="float">
            <text:p>122</text:p>
          </table:table-cell>
          <table:table-cell office:value-type="float" office:value="40" calcext:value-type="float">
            <text:p>40</text:p>
          </table:table-cell>
          <table:table-cell office:value-type="float" office:value="82" calcext:value-type="float">
            <text:p>82</text:p>
          </table:table-cell>
          <table:table-cell office:value-type="float" office:value="0.328" calcext:value-type="float">
            <text:p>0.328</text:p>
          </table:table-cell>
          <table:table-cell office:value-type="float" office:value="938.165" calcext:value-type="float">
            <text:p>938.165</text:p>
          </table:table-cell>
          <table:table-cell office:value-type="float" office:value="939.312" calcext:value-type="float">
            <text:p>939.312</text:p>
          </table:table-cell>
          <table:table-cell office:value-type="float" office:value="21.399" calcext:value-type="float">
            <text:p>21.399</text:p>
          </table:table-cell>
          <table:table-cell office:value-type="float" office:value="25.096" calcext:value-type="float">
            <text:p>25.0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4128" calcext:value-type="float">
            <text:p>4.128E-04</text:p>
          </table:table-cell>
          <table:table-cell office:value-type="float" office:value="0.0004699" calcext:value-type="float">
            <text:p>4.699E-04</text:p>
          </table:table-cell>
          <table:table-cell office:value-type="float" office:value="0.2055" calcext:value-type="float">
            <text:p>2.055E-01</text:p>
          </table:table-cell>
          <table:table-cell office:value-type="float" office:value="0.2265" calcext:value-type="float">
            <text:p>2.265E-01</text:p>
          </table:table-cell>
          <table:table-cell office:value-type="float" office:value="0.0002192" calcext:value-type="float">
            <text:p>2.192E-04</text:p>
          </table:table-cell>
          <table:table-cell office:value-type="float" office:value="0.0002416" calcext:value-type="float">
            <text:p>2.416E-04</text:p>
          </table:table-cell>
          <table:table-cell office:value-type="float" office:value="120" calcext:value-type="float">
            <text:p>120</text:p>
          </table:table-cell>
          <table:table-cell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office:value-type="float" office:value="0.317" calcext:value-type="float">
            <text:p>0.317</text:p>
          </table:table-cell>
          <table:table-cell office:value-type="float" office:value="939.315" calcext:value-type="float">
            <text:p>939.315</text:p>
          </table:table-cell>
          <table:table-cell office:value-type="float" office:value="939.563" calcext:value-type="float">
            <text:p>939.563</text:p>
          </table:table-cell>
          <table:table-cell office:value-type="float" office:value="25.093" calcext:value-type="float">
            <text:p>25.093</text:p>
          </table:table-cell>
          <table:table-cell office:value-type="float" office:value="25.919" calcext:value-type="float">
            <text:p>25.919</text:p>
          </table:table-cell>
        </table:table-row>
        <table:table-row table:style-name="ro1" table:number-rows-repeated="1048560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BSKG3" table:style-name="ta1">
        <table:table-column table:style-name="co1" table:default-cell-style-name="Default"/>
        <table:table-column table:style-name="co1" table:number-columns-repeated="6" table:default-cell-style-name="ce1"/>
        <table:table-column table:style-name="co1" table:number-columns-repeated="3" table:default-cell-style-name="Default"/>
        <table:table-column table:style-name="co1" table:number-columns-repeated="5" table:default-cell-style-name="ce3"/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Pmin[MeVfm**(-3)]</text:p>
          </table:table-cell>
          <table:table-cell office:value-type="string" calcext:value-type="string">
            <text:p>Pmax[MeVfm**(-3)]</text:p>
          </table:table-cell>
          <table:table-cell office:value-type="string" calcext:value-type="string">
            <text:p>etotmin[MeVfm**(-3)]</text:p>
          </table:table-cell>
          <table:table-cell office:value-type="string" calcext:value-type="string">
            <text:p>etotmax[MeVfm**(-3)]</text:p>
          </table:table-cell>
          <table:table-cell office:value-type="string" calcext:value-type="string">
            <text:p>nbmin[fm**(-3)]</text:p>
          </table:table-cell>
          <table:table-cell office:value-type="string" calcext:value-type="string">
            <text:p>nbmax[fm**(-3)]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/A</text:p>
          </table:table-cell>
          <table:table-cell office:value-type="string" calcext:value-type="string">
            <text:p>mu_bmin[MeV]</text:p>
          </table:table-cell>
          <table:table-cell office:value-type="string" calcext:value-type="string">
            <text:p>mu_bmax[MeV]</text:p>
          </table:table-cell>
          <table:table-cell office:value-type="string" calcext:value-type="string">
            <text:p>mu_emin[MeV]</text:p>
          </table:table-cell>
          <table:table-cell office:value-type="string" calcext:value-type="string">
            <text:p>mu_emax[MeV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082E-015" calcext:value-type="float">
            <text:p>6.082E-15</text:p>
          </table:table-cell>
          <table:table-cell office:value-type="float" office:value="0.0000000003388" calcext:value-type="float">
            <text:p>3.388E-10</text:p>
          </table:table-cell>
          <table:table-cell office:value-type="float" office:value="0.000000005857" calcext:value-type="float">
            <text:p>5.857E-09</text:p>
          </table:table-cell>
          <table:table-cell office:value-type="float" office:value="0.000004615" calcext:value-type="float">
            <text:p>4.615E-06</text:p>
          </table:table-cell>
          <table:table-cell office:value-type="float" office:value="0.000000000006295" calcext:value-type="float">
            <text:p>6.295E-12</text:p>
          </table:table-cell>
          <table:table-cell office:value-type="float" office:value="0.00000000496" calcext:value-type="float">
            <text:p>4.960E-09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0.464" calcext:value-type="float">
            <text:p>0.464</text:p>
          </table:table-cell>
          <table:table-cell office:value-type="float" office:value="930.414" calcext:value-type="float">
            <text:p>930.414</text:p>
          </table:table-cell>
          <table:table-cell office:value-type="float" office:value="930.603" calcext:value-type="float">
            <text:p>930.603</text:p>
          </table:table-cell>
          <table:table-cell office:value-type="float" office:value="0.518" calcext:value-type="float">
            <text:p>0.518</text:p>
          </table:table-cell>
          <table:table-cell office:value-type="float" office:value="0.954" calcext:value-type="float">
            <text:p>0.9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00003393" calcext:value-type="float">
            <text:p>3.393E-10</text:p>
          </table:table-cell>
          <table:table-cell office:value-type="float" office:value="0.0000000416" calcext:value-type="float">
            <text:p>4.160E-08</text:p>
          </table:table-cell>
          <table:table-cell office:value-type="float" office:value="0.000004758" calcext:value-type="float">
            <text:p>4.758E-06</text:p>
          </table:table-cell>
          <table:table-cell office:value-type="float" office:value="0.000147" calcext:value-type="float">
            <text:p>1.470E-04</text:p>
          </table:table-cell>
          <table:table-cell office:value-type="float" office:value="0.000000005113" calcext:value-type="float">
            <text:p>5.113E-09</text:p>
          </table:table-cell>
          <table:table-cell office:value-type="float" office:value="0.0000001579" calcext:value-type="float">
            <text:p>1.579E-07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0.452" calcext:value-type="float">
            <text:p>0.452</text:p>
          </table:table-cell>
          <table:table-cell office:value-type="float" office:value="930.604" calcext:value-type="float">
            <text:p>930.604</text:p>
          </table:table-cell>
          <table:table-cell office:value-type="float" office:value="931.306" calcext:value-type="float">
            <text:p>931.306</text:p>
          </table:table-cell>
          <table:table-cell office:value-type="float" office:value="0.955" calcext:value-type="float">
            <text:p>0.955</text:p>
          </table:table-cell>
          <table:table-cell office:value-type="float" office:value="2.583" calcext:value-type="float">
            <text:p>2.5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0004166" calcext:value-type="float">
            <text:p>4.166E-08</text:p>
          </table:table-cell>
          <table:table-cell office:value-type="float" office:value="0.00000004393" calcext:value-type="float">
            <text:p>4.393E-08</text:p>
          </table:table-cell>
          <table:table-cell office:value-type="float" office:value="0.000148" calcext:value-type="float">
            <text:p>1.480E-04</text:p>
          </table:table-cell>
          <table:table-cell office:value-type="float" office:value="0.0001539" calcext:value-type="float">
            <text:p>1.539E-04</text:p>
          </table:table-cell>
          <table:table-cell office:value-type="float" office:value="0.000000159" calcext:value-type="float">
            <text:p>1.590E-07</text:p>
          </table:table-cell>
          <table:table-cell office:value-type="float" office:value="0.0000001653" calcext:value-type="float">
            <text:p>1.653E-07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0.448" calcext:value-type="float">
            <text:p>0.448</text:p>
          </table:table-cell>
          <table:table-cell office:value-type="float" office:value="931.306" calcext:value-type="float">
            <text:p>931.306</text:p>
          </table:table-cell>
          <table:table-cell office:value-type="float" office:value="931.32" calcext:value-type="float">
            <text:p>931.320</text:p>
          </table:table-cell>
          <table:table-cell office:value-type="float" office:value="2.582" calcext:value-type="float">
            <text:p>2.582</text:p>
          </table:table-cell>
          <table:table-cell office:value-type="float" office:value="2.615" calcext:value-type="float">
            <text:p>2.6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0044" calcext:value-type="float">
            <text:p>4.400E-08</text:p>
          </table:table-cell>
          <table:table-cell office:value-type="float" office:value="0.0000003565" calcext:value-type="float">
            <text:p>3.565E-07</text:p>
          </table:table-cell>
          <table:table-cell office:value-type="float" office:value="0.0001582" calcext:value-type="float">
            <text:p>1.582E-04</text:p>
          </table:table-cell>
          <table:table-cell office:value-type="float" office:value="0.0007466" calcext:value-type="float">
            <text:p>7.466E-04</text:p>
          </table:table-cell>
          <table:table-cell office:value-type="float" office:value="0.0000001699" calcext:value-type="float">
            <text:p>1.699E-07</text:p>
          </table:table-cell>
          <table:table-cell office:value-type="float" office:value="0.0000008015" calcext:value-type="float">
            <text:p>8.015E-07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0.438" calcext:value-type="float">
            <text:p>0.438</text:p>
          </table:table-cell>
          <table:table-cell office:value-type="float" office:value="931.321" calcext:value-type="float">
            <text:p>931.321</text:p>
          </table:table-cell>
          <table:table-cell office:value-type="float" office:value="932.04" calcext:value-type="float">
            <text:p>932.040</text:p>
          </table:table-cell>
          <table:table-cell office:value-type="float" office:value="2.617" calcext:value-type="float">
            <text:p>2.617</text:p>
          </table:table-cell>
          <table:table-cell office:value-type="float" office:value="4.335" calcext:value-type="float">
            <text:p>4.3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00357" calcext:value-type="float">
            <text:p>3.570E-07</text:p>
          </table:table-cell>
          <table:table-cell office:value-type="float" office:value="0.0000004137" calcext:value-type="float">
            <text:p>4.137E-07</text:p>
          </table:table-cell>
          <table:table-cell office:value-type="float" office:value="0.0007708" calcext:value-type="float">
            <text:p>7.708E-04</text:p>
          </table:table-cell>
          <table:table-cell office:value-type="float" office:value="0.0008603" calcext:value-type="float">
            <text:p>8.603E-04</text:p>
          </table:table-cell>
          <table:table-cell office:value-type="float" office:value="0.0000008274" calcext:value-type="float">
            <text:p>8.274E-07</text:p>
          </table:table-cell>
          <table:table-cell office:value-type="float" office:value="0.0000009234" calcext:value-type="float">
            <text:p>9.234E-07</text:p>
          </table:table-cell>
          <table:table-cell office:value-type="float" office:value="66" calcext:value-type="float">
            <text:p>66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0.424" calcext:value-type="float">
            <text:p>0.424</text:p>
          </table:table-cell>
          <table:table-cell office:value-type="float" office:value="932.041" calcext:value-type="float">
            <text:p>932.041</text:p>
          </table:table-cell>
          <table:table-cell office:value-type="float" office:value="932.106" calcext:value-type="float">
            <text:p>932.106</text:p>
          </table:table-cell>
          <table:table-cell office:value-type="float" office:value="4.337" calcext:value-type="float">
            <text:p>4.337</text:p>
          </table:table-cell>
          <table:table-cell office:value-type="float" office:value="4.496" calcext:value-type="float">
            <text:p>4.4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004143" calcext:value-type="float">
            <text:p>4.143E-07</text:p>
          </table:table-cell>
          <table:table-cell office:value-type="float" office:value="0.000001028" calcext:value-type="float">
            <text:p>1.028E-06</text:p>
          </table:table-cell>
          <table:table-cell office:value-type="float" office:value="0.0008782" calcext:value-type="float">
            <text:p>8.782E-04</text:p>
          </table:table-cell>
          <table:table-cell office:value-type="float" office:value="0.001731" calcext:value-type="float">
            <text:p>1.731E-03</text:p>
          </table:table-cell>
          <table:table-cell office:value-type="float" office:value="0.0000009426" calcext:value-type="float">
            <text:p>9.426E-07</text:p>
          </table:table-cell>
          <table:table-cell office:value-type="float" office:value="0.000001857" calcext:value-type="float">
            <text:p>1.857E-06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0.419" calcext:value-type="float">
            <text:p>0.419</text:p>
          </table:table-cell>
          <table:table-cell office:value-type="float" office:value="932.107" calcext:value-type="float">
            <text:p>932.107</text:p>
          </table:table-cell>
          <table:table-cell office:value-type="float" office:value="932.556" calcext:value-type="float">
            <text:p>932.556</text:p>
          </table:table-cell>
          <table:table-cell office:value-type="float" office:value="4.507" calcext:value-type="float">
            <text:p>4.507</text:p>
          </table:table-cell>
          <table:table-cell office:value-type="float" office:value="5.637" calcext:value-type="float">
            <text:p>5.6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0103" calcext:value-type="float">
            <text:p>1.030E-06</text:p>
          </table:table-cell>
          <table:table-cell office:value-type="float" office:value="0.000005572" calcext:value-type="float">
            <text:p>5.572E-06</text:p>
          </table:table-cell>
          <table:table-cell office:value-type="float" office:value="0.00179" calcext:value-type="float">
            <text:p>1.790E-03</text:p>
          </table:table-cell>
          <table:table-cell office:value-type="float" office:value="0.006332" calcext:value-type="float">
            <text:p>6.332E-03</text:p>
          </table:table-cell>
          <table:table-cell office:value-type="float" office:value="0.00000192" calcext:value-type="float">
            <text:p>1.920E-06</text:p>
          </table:table-cell>
          <table:table-cell office:value-type="float" office:value="0.000006788" calcext:value-type="float">
            <text:p>6.788E-06</text:p>
          </table:table-cell>
          <table:table-cell office:value-type="float" office:value="84" calcext:value-type="float">
            <text:p>84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0.405" calcext:value-type="float">
            <text:p>0.405</text:p>
          </table:table-cell>
          <table:table-cell office:value-type="float" office:value="932.557" calcext:value-type="float">
            <text:p>932.557</text:p>
          </table:table-cell>
          <table:table-cell office:value-type="float" office:value="933.686" calcext:value-type="float">
            <text:p>933.686</text:p>
          </table:table-cell>
          <table:table-cell office:value-type="float" office:value="5.636" calcext:value-type="float">
            <text:p>5.636</text:p>
          </table:table-cell>
          <table:table-cell office:value-type="float" office:value="8.565" calcext:value-type="float">
            <text:p>8.5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5581" calcext:value-type="float">
            <text:p>5.581E-06</text:p>
          </table:table-cell>
          <table:table-cell office:value-type="float" office:value="0.00001766" calcext:value-type="float">
            <text:p>1.766E-05</text:p>
          </table:table-cell>
          <table:table-cell office:value-type="float" office:value="0.006566" calcext:value-type="float">
            <text:p>6.566E-03</text:p>
          </table:table-cell>
          <table:table-cell office:value-type="float" office:value="0.01557" calcext:value-type="float">
            <text:p>1.557E-02</text:p>
          </table:table-cell>
          <table:table-cell office:value-type="float" office:value="0.000007038" calcext:value-type="float">
            <text:p>7.038E-06</text:p>
          </table:table-cell>
          <table:table-cell office:value-type="float" office:value="0.00001668" calcext:value-type="float">
            <text:p>1.668E-05</text:p>
          </table:table-cell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0.39" calcext:value-type="float">
            <text:p>0.390</text:p>
          </table:table-cell>
          <table:table-cell office:value-type="float" office:value="933.687" calcext:value-type="float">
            <text:p>933.687</text:p>
          </table:table-cell>
          <table:table-cell office:value-type="float" office:value="934.747" calcext:value-type="float">
            <text:p>934.747</text:p>
          </table:table-cell>
          <table:table-cell office:value-type="float" office:value="8.564" calcext:value-type="float">
            <text:p>8.564</text:p>
          </table:table-cell>
          <table:table-cell office:value-type="float" office:value="11.41" calcext:value-type="float">
            <text:p>11.4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01769" calcext:value-type="float">
            <text:p>1.769E-05</text:p>
          </table:table-cell>
          <table:table-cell office:value-type="float" office:value="0.00005598" calcext:value-type="float">
            <text:p>5.598E-05</text:p>
          </table:table-cell>
          <table:table-cell office:value-type="float" office:value="0.0162" calcext:value-type="float">
            <text:p>1.620E-02</text:p>
          </table:table-cell>
          <table:table-cell office:value-type="float" office:value="0.03846" calcext:value-type="float">
            <text:p>3.846E-02</text:p>
          </table:table-cell>
          <table:table-cell office:value-type="float" office:value="0.00001735" calcext:value-type="float">
            <text:p>1.735E-05</text:p>
          </table:table-cell>
          <table:table-cell office:value-type="float" office:value="0.00004114" calcext:value-type="float">
            <text:p>4.114E-0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0.375" calcext:value-type="float">
            <text:p>0.375</text:p>
          </table:table-cell>
          <table:table-cell office:value-type="float" office:value="934.748" calcext:value-type="float">
            <text:p>934.748</text:p>
          </table:table-cell>
          <table:table-cell office:value-type="float" office:value="936.11" calcext:value-type="float">
            <text:p>936.110</text:p>
          </table:table-cell>
          <table:table-cell office:value-type="float" office:value="11.408" calcext:value-type="float">
            <text:p>11.408</text:p>
          </table:table-cell>
          <table:table-cell office:value-type="float" office:value="15.206" calcext:value-type="float">
            <text:p>15.2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5607" calcext:value-type="float">
            <text:p>5.607E-05</text:p>
          </table:table-cell>
          <table:table-cell office:value-type="float" office:value="0.0000802" calcext:value-type="float">
            <text:p>8.020E-05</text:p>
          </table:table-cell>
          <table:table-cell office:value-type="float" office:value="0.04016" calcext:value-type="float">
            <text:p>4.016E-02</text:p>
          </table:table-cell>
          <table:table-cell office:value-type="float" office:value="0.05255" calcext:value-type="float">
            <text:p>5.255E-02</text:p>
          </table:table-cell>
          <table:table-cell office:value-type="float" office:value="0.00004296" calcext:value-type="float">
            <text:p>4.296E-05</text:p>
          </table:table-cell>
          <table:table-cell office:value-type="float" office:value="0.00005619" calcext:value-type="float">
            <text:p>5.619E-05</text:p>
          </table:table-cell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0.359" calcext:value-type="float">
            <text:p>0.359</text:p>
          </table:table-cell>
          <table:table-cell office:value-type="float" office:value="936.112" calcext:value-type="float">
            <text:p>936.112</text:p>
          </table:table-cell>
          <table:table-cell office:value-type="float" office:value="936.601" calcext:value-type="float">
            <text:p>936.601</text:p>
          </table:table-cell>
          <table:table-cell office:value-type="float" office:value="15.204" calcext:value-type="float">
            <text:p>15.204</text:p>
          </table:table-cell>
          <table:table-cell office:value-type="float" office:value="16.625" calcext:value-type="float">
            <text:p>16.6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08032" calcext:value-type="float">
            <text:p>8.032E-05</text:p>
          </table:table-cell>
          <table:table-cell office:value-type="float" office:value="0.0001228" calcext:value-type="float">
            <text:p>1.228E-04</text:p>
          </table:table-cell>
          <table:table-cell office:value-type="float" office:value="0.05471" calcext:value-type="float">
            <text:p>5.471E-02</text:p>
          </table:table-cell>
          <table:table-cell office:value-type="float" office:value="0.07524" calcext:value-type="float">
            <text:p>7.524E-02</text:p>
          </table:table-cell>
          <table:table-cell office:value-type="float" office:value="0.0000585" calcext:value-type="float">
            <text:p>5.850E-05</text:p>
          </table:table-cell>
          <table:table-cell office:value-type="float" office:value="0.00008041" calcext:value-type="float">
            <text:p>8.041E-05</text:p>
          </table:table-cell>
          <table:table-cell office:value-type="float" office:value="126" calcext:value-type="float">
            <text:p>126</text:p>
          </table:table-cell>
          <table:table-cell office:value-type="float" office:value="44" calcext:value-type="float">
            <text:p>44</text:p>
          </table:table-cell>
          <table:table-cell office:value-type="float" office:value="82" calcext:value-type="float">
            <text:p>82</text:p>
          </table:table-cell>
          <table:table-cell office:value-type="float" office:value="0.349" calcext:value-type="float">
            <text:p>0.349</text:p>
          </table:table-cell>
          <table:table-cell office:value-type="float" office:value="936.603" calcext:value-type="float">
            <text:p>936.603</text:p>
          </table:table-cell>
          <table:table-cell office:value-type="float" office:value="937.217" calcext:value-type="float">
            <text:p>937.217</text:p>
          </table:table-cell>
          <table:table-cell office:value-type="float" office:value="16.696" calcext:value-type="float">
            <text:p>16.696</text:p>
          </table:table-cell>
          <table:table-cell office:value-type="float" office:value="18.562" calcext:value-type="float">
            <text:p>18.5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123" calcext:value-type="float">
            <text:p>1.230E-04</text:p>
          </table:table-cell>
          <table:table-cell office:value-type="float" office:value="0.0001947" calcext:value-type="float">
            <text:p>1.947E-04</text:p>
          </table:table-cell>
          <table:table-cell office:value-type="float" office:value="0.07755" calcext:value-type="float">
            <text:p>7.755E-02</text:p>
          </table:table-cell>
          <table:table-cell office:value-type="float" office:value="0.1095" calcext:value-type="float">
            <text:p>1.095E-01</text:p>
          </table:table-cell>
          <table:table-cell office:value-type="float" office:value="0.00008288" calcext:value-type="float">
            <text:p>8.288E-05</text:p>
          </table:table-cell>
          <table:table-cell office:value-type="float" office:value="0.000117" calcext:value-type="float">
            <text:p>1.170E-04</text:p>
          </table:table-cell>
          <table:table-cell office:value-type="float" office:value="124" calcext:value-type="float">
            <text:p>124</text:p>
          </table:table-cell>
          <table:table-cell office:value-type="float" office:value="42" calcext:value-type="float">
            <text:p>42</text:p>
          </table:table-cell>
          <table:table-cell office:value-type="float" office:value="82" calcext:value-type="float">
            <text:p>82</text:p>
          </table:table-cell>
          <table:table-cell office:value-type="float" office:value="0.339" calcext:value-type="float">
            <text:p>0.339</text:p>
          </table:table-cell>
          <table:table-cell office:value-type="float" office:value="937.22" calcext:value-type="float">
            <text:p>937.220</text:p>
          </table:table-cell>
          <table:table-cell office:value-type="float" office:value="937.942" calcext:value-type="float">
            <text:p>937.942</text:p>
          </table:table-cell>
          <table:table-cell office:value-type="float" office:value="18.56" calcext:value-type="float">
            <text:p>18.560</text:p>
          </table:table-cell>
          <table:table-cell office:value-type="float" office:value="20.818" calcext:value-type="float">
            <text:p>20.8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195" calcext:value-type="float">
            <text:p>1.950E-04</text:p>
          </table:table-cell>
          <table:table-cell office:value-type="float" office:value="0.000307" calcext:value-type="float">
            <text:p>3.070E-04</text:p>
          </table:table-cell>
          <table:table-cell office:value-type="float" office:value="0.1131" calcext:value-type="float">
            <text:p>1.131E-01</text:p>
          </table:table-cell>
          <table:table-cell office:value-type="float" office:value="0.1591" calcext:value-type="float">
            <text:p>1.591E-01</text:p>
          </table:table-cell>
          <table:table-cell office:value-type="float" office:value="0.0001208" calcext:value-type="float">
            <text:p>1.208E-04</text:p>
          </table:table-cell>
          <table:table-cell office:value-type="float" office:value="0.0001698" calcext:value-type="float">
            <text:p>1.698E-04</text:p>
          </table:table-cell>
          <table:table-cell office:value-type="float" office:value="122" calcext:value-type="float">
            <text:p>122</text:p>
          </table:table-cell>
          <table:table-cell office:value-type="float" office:value="40" calcext:value-type="float">
            <text:p>40</text:p>
          </table:table-cell>
          <table:table-cell office:value-type="float" office:value="82" calcext:value-type="float">
            <text:p>82</text:p>
          </table:table-cell>
          <table:table-cell office:value-type="float" office:value="0.328" calcext:value-type="float">
            <text:p>0.328</text:p>
          </table:table-cell>
          <table:table-cell office:value-type="float" office:value="937.945" calcext:value-type="float">
            <text:p>937.945</text:p>
          </table:table-cell>
          <table:table-cell office:value-type="float" office:value="938.72" calcext:value-type="float">
            <text:p>938.720</text:p>
          </table:table-cell>
          <table:table-cell office:value-type="float" office:value="20.816" calcext:value-type="float">
            <text:p>20.816</text:p>
          </table:table-cell>
          <table:table-cell office:value-type="float" office:value="23.314" calcext:value-type="float">
            <text:p>23.3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3074" calcext:value-type="float">
            <text:p>3.074E-04</text:p>
          </table:table-cell>
          <table:table-cell office:value-type="float" office:value="0.0004032" calcext:value-type="float">
            <text:p>4.032E-04</text:p>
          </table:table-cell>
          <table:table-cell office:value-type="float" office:value="0.1647" calcext:value-type="float">
            <text:p>1.647E-01</text:p>
          </table:table-cell>
          <table:table-cell office:value-type="float" office:value="0.2018" calcext:value-type="float">
            <text:p>2.018E-01</text:p>
          </table:table-cell>
          <table:table-cell office:value-type="float" office:value="0.0001757" calcext:value-type="float">
            <text:p>1.757E-04</text:p>
          </table:table-cell>
          <table:table-cell office:value-type="float" office:value="0.0002153" calcext:value-type="float">
            <text:p>2.153E-04</text:p>
          </table:table-cell>
          <table:table-cell office:value-type="float" office:value="120" calcext:value-type="float">
            <text:p>120</text:p>
          </table:table-cell>
          <table:table-cell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office:value-type="float" office:value="0.317" calcext:value-type="float">
            <text:p>0.317</text:p>
          </table:table-cell>
          <table:table-cell office:value-type="float" office:value="938.723" calcext:value-type="float">
            <text:p>938.723</text:p>
          </table:table-cell>
          <table:table-cell office:value-type="float" office:value="939.214" calcext:value-type="float">
            <text:p>939.214</text:p>
          </table:table-cell>
          <table:table-cell office:value-type="float" office:value="23.312" calcext:value-type="float">
            <text:p>23.312</text:p>
          </table:table-cell>
          <table:table-cell office:value-type="float" office:value="24.946" calcext:value-type="float">
            <text:p>24.9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4038" calcext:value-type="float">
            <text:p>4.038E-04</text:p>
          </table:table-cell>
          <table:table-cell office:value-type="float" office:value="0.0004583" calcext:value-type="float">
            <text:p>4.583E-04</text:p>
          </table:table-cell>
          <table:table-cell office:value-type="float" office:value="0.2054" calcext:value-type="float">
            <text:p>2.054E-01</text:p>
          </table:table-cell>
          <table:table-cell office:value-type="float" office:value="0.226" calcext:value-type="float">
            <text:p>2.260E-01</text:p>
          </table:table-cell>
          <table:table-cell office:value-type="float" office:value="0.0002192" calcext:value-type="float">
            <text:p>2.192E-04</text:p>
          </table:table-cell>
          <table:table-cell office:value-type="float" office:value="0.000241" calcext:value-type="float">
            <text:p>2.410E-04</text:p>
          </table:table-cell>
          <table:table-cell office:value-type="float" office:value="122" calcext:value-type="float">
            <text:p>122</text:p>
          </table:table-cell>
          <table:table-cell office:value-type="float" office:value="38" calcext:value-type="float">
            <text:p>38</text:p>
          </table:table-cell>
          <table:table-cell office:value-type="float" office:value="84" calcext:value-type="float">
            <text:p>84</text:p>
          </table:table-cell>
          <table:table-cell office:value-type="float" office:value="0.311" calcext:value-type="float">
            <text:p>0.311</text:p>
          </table:table-cell>
          <table:table-cell office:value-type="float" office:value="939.217" calcext:value-type="float">
            <text:p>939.217</text:p>
          </table:table-cell>
          <table:table-cell office:value-type="float" office:value="939.454" calcext:value-type="float">
            <text:p>939.454</text:p>
          </table:table-cell>
          <table:table-cell office:value-type="float" office:value="24.955" calcext:value-type="float">
            <text:p>24.955</text:p>
          </table:table-cell>
          <table:table-cell office:value-type="float" office:value="25.757" calcext:value-type="float">
            <text:p>25.7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459" calcext:value-type="float">
            <text:p>4.590E-04</text:p>
          </table:table-cell>
          <table:table-cell office:value-type="float" office:value="0.0004861" calcext:value-type="float">
            <text:p>4.861E-04</text:p>
          </table:table-cell>
          <table:table-cell office:value-type="float" office:value="0.2299" calcext:value-type="float">
            <text:p>2.299E-01</text:p>
          </table:table-cell>
          <table:table-cell office:value-type="float" office:value="0.2401" calcext:value-type="float">
            <text:p>2.401E-01</text:p>
          </table:table-cell>
          <table:table-cell office:value-type="float" office:value="0.0002452" calcext:value-type="float">
            <text:p>2.452E-04</text:p>
          </table:table-cell>
          <table:table-cell office:value-type="float" office:value="0.000256" calcext:value-type="float">
            <text:p>2.560E-04</text:p>
          </table:table-cell>
          <table:table-cell office:value-type="float" office:value="124" calcext:value-type="float">
            <text:p>124</text:p>
          </table:table-cell>
          <table:table-cell office:value-type="float" office:value="38" calcext:value-type="float">
            <text:p>38</text:p>
          </table:table-cell>
          <table:table-cell office:value-type="float" office:value="86" calcext:value-type="float">
            <text:p>86</text:p>
          </table:table-cell>
          <table:table-cell office:value-type="float" office:value="0.306" calcext:value-type="float">
            <text:p>0.306</text:p>
          </table:table-cell>
          <table:table-cell office:value-type="float" office:value="939.456" calcext:value-type="float">
            <text:p>939.456</text:p>
          </table:table-cell>
          <table:table-cell office:value-type="float" office:value="939.565" calcext:value-type="float">
            <text:p>939.565</text:p>
          </table:table-cell>
          <table:table-cell office:value-type="float" office:value="25.767" calcext:value-type="float">
            <text:p>25.767</text:p>
          </table:table-cell>
          <table:table-cell office:value-type="float" office:value="26.14" calcext:value-type="float">
            <text:p>26.140</text:p>
          </table:table-cell>
        </table:table-row>
        <table:table-row table:style-name="ro1" table:number-rows-repeated="1048558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HFB31" table:style-name="ta1">
        <table:table-column table:style-name="co1" table:default-cell-style-name="Default"/>
        <table:table-column table:style-name="co1" table:number-columns-repeated="6" table:default-cell-style-name="ce1"/>
        <table:table-column table:style-name="co1" table:number-columns-repeated="3" table:default-cell-style-name="Default"/>
        <table:table-column table:style-name="co1" table:number-columns-repeated="5" table:default-cell-style-name="ce3"/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Pmin[MeVfm**(-3)]</text:p>
          </table:table-cell>
          <table:table-cell office:value-type="string" calcext:value-type="string">
            <text:p>Pmax[MeVfm**(-3)]</text:p>
          </table:table-cell>
          <table:table-cell office:value-type="string" calcext:value-type="string">
            <text:p>etotmin[MeVfm**(-3)]</text:p>
          </table:table-cell>
          <table:table-cell office:value-type="string" calcext:value-type="string">
            <text:p>etotmax[MeVfm**(-3)]</text:p>
          </table:table-cell>
          <table:table-cell office:value-type="string" calcext:value-type="string">
            <text:p>nbmin[fm**(-3)]</text:p>
          </table:table-cell>
          <table:table-cell office:value-type="string" calcext:value-type="string">
            <text:p>nbmax[fm**(-3)]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/A</text:p>
          </table:table-cell>
          <table:table-cell office:value-type="string" calcext:value-type="string">
            <text:p>mu_bmin[MeV]</text:p>
          </table:table-cell>
          <table:table-cell office:value-type="string" calcext:value-type="string">
            <text:p>mu_bmax[MeV]</text:p>
          </table:table-cell>
          <table:table-cell office:value-type="string" calcext:value-type="string">
            <text:p>mu_emin[MeV]</text:p>
          </table:table-cell>
          <table:table-cell office:value-type="string" calcext:value-type="string">
            <text:p>mu_emax[MeV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082E-015" calcext:value-type="float">
            <text:p>6.082E-15</text:p>
          </table:table-cell>
          <table:table-cell office:value-type="float" office:value="0.0000000003388" calcext:value-type="float">
            <text:p>3.388E-10</text:p>
          </table:table-cell>
          <table:table-cell office:value-type="float" office:value="0.000000005857" calcext:value-type="float">
            <text:p>5.857E-09</text:p>
          </table:table-cell>
          <table:table-cell office:value-type="float" office:value="0.000004615" calcext:value-type="float">
            <text:p>4.615E-06</text:p>
          </table:table-cell>
          <table:table-cell office:value-type="float" office:value="0.000000000006295" calcext:value-type="float">
            <text:p>6.295E-12</text:p>
          </table:table-cell>
          <table:table-cell office:value-type="float" office:value="0.00000000496" calcext:value-type="float">
            <text:p>4.960E-09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0.464" calcext:value-type="float">
            <text:p>0.464</text:p>
          </table:table-cell>
          <table:table-cell office:value-type="float" office:value="930.414" calcext:value-type="float">
            <text:p>930.414</text:p>
          </table:table-cell>
          <table:table-cell office:value-type="float" office:value="930.603" calcext:value-type="float">
            <text:p>930.603</text:p>
          </table:table-cell>
          <table:table-cell office:value-type="float" office:value="0.518" calcext:value-type="float">
            <text:p>0.518</text:p>
          </table:table-cell>
          <table:table-cell office:value-type="float" office:value="0.954" calcext:value-type="float">
            <text:p>0.9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00003393" calcext:value-type="float">
            <text:p>3.393E-10</text:p>
          </table:table-cell>
          <table:table-cell office:value-type="float" office:value="0.0000000416" calcext:value-type="float">
            <text:p>4.160E-08</text:p>
          </table:table-cell>
          <table:table-cell office:value-type="float" office:value="0.000004758" calcext:value-type="float">
            <text:p>4.758E-06</text:p>
          </table:table-cell>
          <table:table-cell office:value-type="float" office:value="0.000147" calcext:value-type="float">
            <text:p>1.470E-04</text:p>
          </table:table-cell>
          <table:table-cell office:value-type="float" office:value="0.000000005113" calcext:value-type="float">
            <text:p>5.113E-09</text:p>
          </table:table-cell>
          <table:table-cell office:value-type="float" office:value="0.0000001579" calcext:value-type="float">
            <text:p>1.579E-07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0.452" calcext:value-type="float">
            <text:p>0.452</text:p>
          </table:table-cell>
          <table:table-cell office:value-type="float" office:value="930.604" calcext:value-type="float">
            <text:p>930.604</text:p>
          </table:table-cell>
          <table:table-cell office:value-type="float" office:value="931.306" calcext:value-type="float">
            <text:p>931.306</text:p>
          </table:table-cell>
          <table:table-cell office:value-type="float" office:value="0.955" calcext:value-type="float">
            <text:p>0.955</text:p>
          </table:table-cell>
          <table:table-cell office:value-type="float" office:value="2.583" calcext:value-type="float">
            <text:p>2.5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0004166" calcext:value-type="float">
            <text:p>4.166E-08</text:p>
          </table:table-cell>
          <table:table-cell office:value-type="float" office:value="0.00000004393" calcext:value-type="float">
            <text:p>4.393E-08</text:p>
          </table:table-cell>
          <table:table-cell office:value-type="float" office:value="0.000148" calcext:value-type="float">
            <text:p>1.480E-04</text:p>
          </table:table-cell>
          <table:table-cell office:value-type="float" office:value="0.0001539" calcext:value-type="float">
            <text:p>1.539E-04</text:p>
          </table:table-cell>
          <table:table-cell office:value-type="float" office:value="0.000000159" calcext:value-type="float">
            <text:p>1.590E-07</text:p>
          </table:table-cell>
          <table:table-cell office:value-type="float" office:value="0.0000001653" calcext:value-type="float">
            <text:p>1.653E-07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0.448" calcext:value-type="float">
            <text:p>0.448</text:p>
          </table:table-cell>
          <table:table-cell office:value-type="float" office:value="931.306" calcext:value-type="float">
            <text:p>931.306</text:p>
          </table:table-cell>
          <table:table-cell office:value-type="float" office:value="931.32" calcext:value-type="float">
            <text:p>931.320</text:p>
          </table:table-cell>
          <table:table-cell office:value-type="float" office:value="2.582" calcext:value-type="float">
            <text:p>2.582</text:p>
          </table:table-cell>
          <table:table-cell office:value-type="float" office:value="2.615" calcext:value-type="float">
            <text:p>2.6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0044" calcext:value-type="float">
            <text:p>4.400E-08</text:p>
          </table:table-cell>
          <table:table-cell office:value-type="float" office:value="0.0000003565" calcext:value-type="float">
            <text:p>3.565E-07</text:p>
          </table:table-cell>
          <table:table-cell office:value-type="float" office:value="0.0001582" calcext:value-type="float">
            <text:p>1.582E-04</text:p>
          </table:table-cell>
          <table:table-cell office:value-type="float" office:value="0.0007466" calcext:value-type="float">
            <text:p>7.466E-04</text:p>
          </table:table-cell>
          <table:table-cell office:value-type="float" office:value="0.0000001699" calcext:value-type="float">
            <text:p>1.699E-07</text:p>
          </table:table-cell>
          <table:table-cell office:value-type="float" office:value="0.0000008015" calcext:value-type="float">
            <text:p>8.015E-07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0.438" calcext:value-type="float">
            <text:p>0.438</text:p>
          </table:table-cell>
          <table:table-cell office:value-type="float" office:value="931.321" calcext:value-type="float">
            <text:p>931.321</text:p>
          </table:table-cell>
          <table:table-cell office:value-type="float" office:value="932.04" calcext:value-type="float">
            <text:p>932.040</text:p>
          </table:table-cell>
          <table:table-cell office:value-type="float" office:value="2.617" calcext:value-type="float">
            <text:p>2.617</text:p>
          </table:table-cell>
          <table:table-cell office:value-type="float" office:value="4.335" calcext:value-type="float">
            <text:p>4.3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00357" calcext:value-type="float">
            <text:p>3.570E-07</text:p>
          </table:table-cell>
          <table:table-cell office:value-type="float" office:value="0.0000004137" calcext:value-type="float">
            <text:p>4.137E-07</text:p>
          </table:table-cell>
          <table:table-cell office:value-type="float" office:value="0.0007708" calcext:value-type="float">
            <text:p>7.708E-04</text:p>
          </table:table-cell>
          <table:table-cell office:value-type="float" office:value="0.0008603" calcext:value-type="float">
            <text:p>8.603E-04</text:p>
          </table:table-cell>
          <table:table-cell office:value-type="float" office:value="0.0000008274" calcext:value-type="float">
            <text:p>8.274E-07</text:p>
          </table:table-cell>
          <table:table-cell office:value-type="float" office:value="0.0000009234" calcext:value-type="float">
            <text:p>9.234E-07</text:p>
          </table:table-cell>
          <table:table-cell office:value-type="float" office:value="66" calcext:value-type="float">
            <text:p>66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0.424" calcext:value-type="float">
            <text:p>0.424</text:p>
          </table:table-cell>
          <table:table-cell office:value-type="float" office:value="932.041" calcext:value-type="float">
            <text:p>932.041</text:p>
          </table:table-cell>
          <table:table-cell office:value-type="float" office:value="932.106" calcext:value-type="float">
            <text:p>932.106</text:p>
          </table:table-cell>
          <table:table-cell office:value-type="float" office:value="4.337" calcext:value-type="float">
            <text:p>4.337</text:p>
          </table:table-cell>
          <table:table-cell office:value-type="float" office:value="4.496" calcext:value-type="float">
            <text:p>4.4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004143" calcext:value-type="float">
            <text:p>4.143E-07</text:p>
          </table:table-cell>
          <table:table-cell office:value-type="float" office:value="0.000001028" calcext:value-type="float">
            <text:p>1.028E-06</text:p>
          </table:table-cell>
          <table:table-cell office:value-type="float" office:value="0.0008782" calcext:value-type="float">
            <text:p>8.782E-04</text:p>
          </table:table-cell>
          <table:table-cell office:value-type="float" office:value="0.001731" calcext:value-type="float">
            <text:p>1.731E-03</text:p>
          </table:table-cell>
          <table:table-cell office:value-type="float" office:value="0.0000009426" calcext:value-type="float">
            <text:p>9.426E-07</text:p>
          </table:table-cell>
          <table:table-cell office:value-type="float" office:value="0.000001857" calcext:value-type="float">
            <text:p>1.857E-06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0.419" calcext:value-type="float">
            <text:p>0.419</text:p>
          </table:table-cell>
          <table:table-cell office:value-type="float" office:value="932.107" calcext:value-type="float">
            <text:p>932.107</text:p>
          </table:table-cell>
          <table:table-cell office:value-type="float" office:value="932.556" calcext:value-type="float">
            <text:p>932.556</text:p>
          </table:table-cell>
          <table:table-cell office:value-type="float" office:value="4.507" calcext:value-type="float">
            <text:p>4.507</text:p>
          </table:table-cell>
          <table:table-cell office:value-type="float" office:value="5.637" calcext:value-type="float">
            <text:p>5.6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0103" calcext:value-type="float">
            <text:p>1.030E-06</text:p>
          </table:table-cell>
          <table:table-cell office:value-type="float" office:value="0.000005572" calcext:value-type="float">
            <text:p>5.572E-06</text:p>
          </table:table-cell>
          <table:table-cell office:value-type="float" office:value="0.00179" calcext:value-type="float">
            <text:p>1.790E-03</text:p>
          </table:table-cell>
          <table:table-cell office:value-type="float" office:value="0.006332" calcext:value-type="float">
            <text:p>6.332E-03</text:p>
          </table:table-cell>
          <table:table-cell office:value-type="float" office:value="0.00000192" calcext:value-type="float">
            <text:p>1.920E-06</text:p>
          </table:table-cell>
          <table:table-cell office:value-type="float" office:value="0.000006788" calcext:value-type="float">
            <text:p>6.788E-06</text:p>
          </table:table-cell>
          <table:table-cell office:value-type="float" office:value="84" calcext:value-type="float">
            <text:p>84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0.405" calcext:value-type="float">
            <text:p>0.405</text:p>
          </table:table-cell>
          <table:table-cell office:value-type="float" office:value="932.557" calcext:value-type="float">
            <text:p>932.557</text:p>
          </table:table-cell>
          <table:table-cell office:value-type="float" office:value="933.686" calcext:value-type="float">
            <text:p>933.686</text:p>
          </table:table-cell>
          <table:table-cell office:value-type="float" office:value="5.636" calcext:value-type="float">
            <text:p>5.636</text:p>
          </table:table-cell>
          <table:table-cell office:value-type="float" office:value="8.565" calcext:value-type="float">
            <text:p>8.5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5581" calcext:value-type="float">
            <text:p>5.581E-06</text:p>
          </table:table-cell>
          <table:table-cell office:value-type="float" office:value="0.00001766" calcext:value-type="float">
            <text:p>1.766E-05</text:p>
          </table:table-cell>
          <table:table-cell office:value-type="float" office:value="0.006566" calcext:value-type="float">
            <text:p>6.566E-03</text:p>
          </table:table-cell>
          <table:table-cell office:value-type="float" office:value="0.01557" calcext:value-type="float">
            <text:p>1.557E-02</text:p>
          </table:table-cell>
          <table:table-cell office:value-type="float" office:value="0.000007038" calcext:value-type="float">
            <text:p>7.038E-06</text:p>
          </table:table-cell>
          <table:table-cell office:value-type="float" office:value="0.00001668" calcext:value-type="float">
            <text:p>1.668E-05</text:p>
          </table:table-cell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0.39" calcext:value-type="float">
            <text:p>0.390</text:p>
          </table:table-cell>
          <table:table-cell office:value-type="float" office:value="933.687" calcext:value-type="float">
            <text:p>933.687</text:p>
          </table:table-cell>
          <table:table-cell office:value-type="float" office:value="934.747" calcext:value-type="float">
            <text:p>934.747</text:p>
          </table:table-cell>
          <table:table-cell office:value-type="float" office:value="8.564" calcext:value-type="float">
            <text:p>8.564</text:p>
          </table:table-cell>
          <table:table-cell office:value-type="float" office:value="11.41" calcext:value-type="float">
            <text:p>11.4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01769" calcext:value-type="float">
            <text:p>1.769E-05</text:p>
          </table:table-cell>
          <table:table-cell office:value-type="float" office:value="0.00005809" calcext:value-type="float">
            <text:p>5.809E-05</text:p>
          </table:table-cell>
          <table:table-cell office:value-type="float" office:value="0.0162" calcext:value-type="float">
            <text:p>1.620E-02</text:p>
          </table:table-cell>
          <table:table-cell office:value-type="float" office:value="0.03954" calcext:value-type="float">
            <text:p>3.954E-02</text:p>
          </table:table-cell>
          <table:table-cell office:value-type="float" office:value="0.00001735" calcext:value-type="float">
            <text:p>1.735E-05</text:p>
          </table:table-cell>
          <table:table-cell office:value-type="float" office:value="0.0000423" calcext:value-type="float">
            <text:p>4.230E-0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0.375" calcext:value-type="float">
            <text:p>0.375</text:p>
          </table:table-cell>
          <table:table-cell office:value-type="float" office:value="934.748" calcext:value-type="float">
            <text:p>934.748</text:p>
          </table:table-cell>
          <table:table-cell office:value-type="float" office:value="936.16" calcext:value-type="float">
            <text:p>936.160</text:p>
          </table:table-cell>
          <table:table-cell office:value-type="float" office:value="11.408" calcext:value-type="float">
            <text:p>11.408</text:p>
          </table:table-cell>
          <table:table-cell office:value-type="float" office:value="15.347" calcext:value-type="float">
            <text:p>15.3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5817" calcext:value-type="float">
            <text:p>5.817E-05</text:p>
          </table:table-cell>
          <table:table-cell office:value-type="float" office:value="0.00006478" calcext:value-type="float">
            <text:p>6.478E-05</text:p>
          </table:table-cell>
          <table:table-cell office:value-type="float" office:value="0.04057" calcext:value-type="float">
            <text:p>4.057E-02</text:p>
          </table:table-cell>
          <table:table-cell office:value-type="float" office:value="0.04398" calcext:value-type="float">
            <text:p>4.398E-02</text:p>
          </table:table-cell>
          <table:table-cell office:value-type="float" office:value="0.0000434" calcext:value-type="float">
            <text:p>4.340E-05</text:p>
          </table:table-cell>
          <table:table-cell office:value-type="float" office:value="0.00004705" calcext:value-type="float">
            <text:p>4.705E-05</text:p>
          </table:table-cell>
          <table:table-cell office:value-type="float" office:value="82" calcext:value-type="float">
            <text:p>82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0.366" calcext:value-type="float">
            <text:p>0.366</text:p>
          </table:table-cell>
          <table:table-cell office:value-type="float" office:value="936.162" calcext:value-type="float">
            <text:p>936.162</text:p>
          </table:table-cell>
          <table:table-cell office:value-type="float" office:value="936.308" calcext:value-type="float">
            <text:p>936.308</text:p>
          </table:table-cell>
          <table:table-cell office:value-type="float" office:value="15.352" calcext:value-type="float">
            <text:p>15.352</text:p>
          </table:table-cell>
          <table:table-cell office:value-type="float" office:value="15.77" calcext:value-type="float">
            <text:p>15.77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06487" calcext:value-type="float">
            <text:p>6.487E-05</text:p>
          </table:table-cell>
          <table:table-cell office:value-type="float" office:value="0.00008583" calcext:value-type="float">
            <text:p>8.583E-05</text:p>
          </table:table-cell>
          <table:table-cell office:value-type="float" office:value="0.04481" calcext:value-type="float">
            <text:p>4.481E-02</text:p>
          </table:table-cell>
          <table:table-cell office:value-type="float" office:value="0.05529" calcext:value-type="float">
            <text:p>5.529E-02</text:p>
          </table:table-cell>
          <table:table-cell office:value-type="float" office:value="0.00004793" calcext:value-type="float">
            <text:p>4.793E-05</text:p>
          </table:table-cell>
          <table:table-cell office:value-type="float" office:value="0.00005912" calcext:value-type="float">
            <text:p>5.912E-05</text:p>
          </table:table-cell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0.359" calcext:value-type="float">
            <text:p>0.359</text:p>
          </table:table-cell>
          <table:table-cell office:value-type="float" office:value="936.31" calcext:value-type="float">
            <text:p>936.310</text:p>
          </table:table-cell>
          <table:table-cell office:value-type="float" office:value="936.703" calcext:value-type="float">
            <text:p>936.703</text:p>
          </table:table-cell>
          <table:table-cell office:value-type="float" office:value="15.768" calcext:value-type="float">
            <text:p>15.768</text:p>
          </table:table-cell>
          <table:table-cell office:value-type="float" office:value="16.909" calcext:value-type="float">
            <text:p>16.9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08596" calcext:value-type="float">
            <text:p>8.596E-05</text:p>
          </table:table-cell>
          <table:table-cell office:value-type="float" office:value="0.0001049" calcext:value-type="float">
            <text:p>1.049E-04</text:p>
          </table:table-cell>
          <table:table-cell office:value-type="float" office:value="0.05677" calcext:value-type="float">
            <text:p>5.677E-02</text:p>
          </table:table-cell>
          <table:table-cell office:value-type="float" office:value="0.06592" calcext:value-type="float">
            <text:p>6.592E-02</text:p>
          </table:table-cell>
          <table:table-cell office:value-type="float" office:value="0.0000607" calcext:value-type="float">
            <text:p>6.070E-05</text:p>
          </table:table-cell>
          <table:table-cell office:value-type="float" office:value="0.00007046" calcext:value-type="float">
            <text:p>7.046E-05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0.35" calcext:value-type="float">
            <text:p>0.350</text:p>
          </table:table-cell>
          <table:table-cell office:value-type="float" office:value="936.705" calcext:value-type="float">
            <text:p>936.705</text:p>
          </table:table-cell>
          <table:table-cell office:value-type="float" office:value="936.994" calcext:value-type="float">
            <text:p>936.994</text:p>
          </table:table-cell>
          <table:table-cell office:value-type="float" office:value="16.915" calcext:value-type="float">
            <text:p>16.915</text:p>
          </table:table-cell>
          <table:table-cell office:value-type="float" office:value="17.776" calcext:value-type="float">
            <text:p>17.7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105" calcext:value-type="float">
            <text:p>1.050E-04</text:p>
          </table:table-cell>
          <table:table-cell office:value-type="float" office:value="0.0001109" calcext:value-type="float">
            <text:p>1.109E-04</text:p>
          </table:table-cell>
          <table:table-cell office:value-type="float" office:value="0.06691" calcext:value-type="float">
            <text:p>6.691E-02</text:p>
          </table:table-cell>
          <table:table-cell office:value-type="float" office:value="0.06971" calcext:value-type="float">
            <text:p>6.971E-02</text:p>
          </table:table-cell>
          <table:table-cell office:value-type="float" office:value="0.00007152" calcext:value-type="float">
            <text:p>7.152E-05</text:p>
          </table:table-cell>
          <table:table-cell office:value-type="float" office:value="0.00007451" calcext:value-type="float">
            <text:p>7.451E-05</text:p>
          </table:table-cell>
          <table:table-cell office:value-type="float" office:value="126" calcext:value-type="float">
            <text:p>126</text:p>
          </table:table-cell>
          <table:table-cell office:value-type="float" office:value="44" calcext:value-type="float">
            <text:p>44</text:p>
          </table:table-cell>
          <table:table-cell office:value-type="float" office:value="82" calcext:value-type="float">
            <text:p>82</text:p>
          </table:table-cell>
          <table:table-cell office:value-type="float" office:value="0.349" calcext:value-type="float">
            <text:p>0.349</text:p>
          </table:table-cell>
          <table:table-cell office:value-type="float" office:value="936.996" calcext:value-type="float">
            <text:p>936.996</text:p>
          </table:table-cell>
          <table:table-cell office:value-type="float" office:value="937.077" calcext:value-type="float">
            <text:p>937.077</text:p>
          </table:table-cell>
          <table:table-cell office:value-type="float" office:value="17.852" calcext:value-type="float">
            <text:p>17.852</text:p>
          </table:table-cell>
          <table:table-cell office:value-type="float" office:value="18.096" calcext:value-type="float">
            <text:p>18.0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1111" calcext:value-type="float">
            <text:p>1.111E-04</text:p>
          </table:table-cell>
          <table:table-cell office:value-type="float" office:value="0.0001668" calcext:value-type="float">
            <text:p>1.668E-04</text:p>
          </table:table-cell>
          <table:table-cell office:value-type="float" office:value="0.07185" calcext:value-type="float">
            <text:p>7.185E-02</text:p>
          </table:table-cell>
          <table:table-cell office:value-type="float" office:value="0.09751" calcext:value-type="float">
            <text:p>9.751E-02</text:p>
          </table:table-cell>
          <table:table-cell office:value-type="float" office:value="0.0000768" calcext:value-type="float">
            <text:p>7.680E-05</text:p>
          </table:table-cell>
          <table:table-cell office:value-type="float" office:value="0.0001042" calcext:value-type="float">
            <text:p>1.042E-04</text:p>
          </table:table-cell>
          <table:table-cell office:value-type="float" office:value="124" calcext:value-type="float">
            <text:p>124</text:p>
          </table:table-cell>
          <table:table-cell office:value-type="float" office:value="42" calcext:value-type="float">
            <text:p>42</text:p>
          </table:table-cell>
          <table:table-cell office:value-type="float" office:value="82" calcext:value-type="float">
            <text:p>82</text:p>
          </table:table-cell>
          <table:table-cell office:value-type="float" office:value="0.339" calcext:value-type="float">
            <text:p>0.339</text:p>
          </table:table-cell>
          <table:table-cell office:value-type="float" office:value="937.079" calcext:value-type="float">
            <text:p>937.079</text:p>
          </table:table-cell>
          <table:table-cell office:value-type="float" office:value="937.698" calcext:value-type="float">
            <text:p>937.698</text:p>
          </table:table-cell>
          <table:table-cell office:value-type="float" office:value="18.095" calcext:value-type="float">
            <text:p>18.095</text:p>
          </table:table-cell>
          <table:table-cell office:value-type="float" office:value="20.029" calcext:value-type="float">
            <text:p>20.0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1671" calcext:value-type="float">
            <text:p>1.671E-04</text:p>
          </table:table-cell>
          <table:table-cell office:value-type="float" office:value="0.0002599" calcext:value-type="float">
            <text:p>2.599E-04</text:p>
          </table:table-cell>
          <table:table-cell office:value-type="float" office:value="0.1007" calcext:value-type="float">
            <text:p>1.007E-01</text:p>
          </table:table-cell>
          <table:table-cell office:value-type="float" office:value="0.1404" calcext:value-type="float">
            <text:p>1.404E-01</text:p>
          </table:table-cell>
          <table:table-cell office:value-type="float" office:value="0.0001076" calcext:value-type="float">
            <text:p>1.076E-04</text:p>
          </table:table-cell>
          <table:table-cell office:value-type="float" office:value="0.0001499" calcext:value-type="float">
            <text:p>1.499E-04</text:p>
          </table:table-cell>
          <table:table-cell office:value-type="float" office:value="122" calcext:value-type="float">
            <text:p>122</text:p>
          </table:table-cell>
          <table:table-cell office:value-type="float" office:value="40" calcext:value-type="float">
            <text:p>40</text:p>
          </table:table-cell>
          <table:table-cell office:value-type="float" office:value="82" calcext:value-type="float">
            <text:p>82</text:p>
          </table:table-cell>
          <table:table-cell office:value-type="float" office:value="0.328" calcext:value-type="float">
            <text:p>0.328</text:p>
          </table:table-cell>
          <table:table-cell office:value-type="float" office:value="937.7" calcext:value-type="float">
            <text:p>937.700</text:p>
          </table:table-cell>
          <table:table-cell office:value-type="float" office:value="938.426" calcext:value-type="float">
            <text:p>938.426</text:p>
          </table:table-cell>
          <table:table-cell office:value-type="float" office:value="20.027" calcext:value-type="float">
            <text:p>20.027</text:p>
          </table:table-cell>
          <table:table-cell office:value-type="float" office:value="22.365" calcext:value-type="float">
            <text:p>22.3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2603" calcext:value-type="float">
            <text:p>2.603E-04</text:p>
          </table:table-cell>
          <table:table-cell office:value-type="float" office:value="0.0003111" calcext:value-type="float">
            <text:p>3.111E-04</text:p>
          </table:table-cell>
          <table:table-cell office:value-type="float" office:value="0.1428" calcext:value-type="float">
            <text:p>1.428E-01</text:p>
          </table:table-cell>
          <table:table-cell office:value-type="float" office:value="0.1633" calcext:value-type="float">
            <text:p>1.633E-01</text:p>
          </table:table-cell>
          <table:table-cell office:value-type="float" office:value="0.0001525" calcext:value-type="float">
            <text:p>1.525E-04</text:p>
          </table:table-cell>
          <table:table-cell office:value-type="float" office:value="0.0001743" calcext:value-type="float">
            <text:p>1.743E-04</text:p>
          </table:table-cell>
          <table:table-cell office:value-type="float" office:value="121" calcext:value-type="float">
            <text:p>121</text:p>
          </table:table-cell>
          <table:table-cell office:value-type="float" office:value="39" calcext:value-type="float">
            <text:p>39</text:p>
          </table:table-cell>
          <table:table-cell office:value-type="float" office:value="82" calcext:value-type="float">
            <text:p>82</text:p>
          </table:table-cell>
          <table:table-cell office:value-type="float" office:value="0.322" calcext:value-type="float">
            <text:p>0.322</text:p>
          </table:table-cell>
          <table:table-cell office:value-type="float" office:value="938.428" calcext:value-type="float">
            <text:p>938.428</text:p>
          </table:table-cell>
          <table:table-cell office:value-type="float" office:value="938.74" calcext:value-type="float">
            <text:p>938.740</text:p>
          </table:table-cell>
          <table:table-cell office:value-type="float" office:value="22.368" calcext:value-type="float">
            <text:p>22.368</text:p>
          </table:table-cell>
          <table:table-cell office:value-type="float" office:value="23.386" calcext:value-type="float">
            <text:p>23.3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3115" calcext:value-type="float">
            <text:p>3.115E-04</text:p>
          </table:table-cell>
          <table:table-cell office:value-type="float" office:value="0.0003469" calcext:value-type="float">
            <text:p>3.469E-04</text:p>
          </table:table-cell>
          <table:table-cell office:value-type="float" office:value="0.1663" calcext:value-type="float">
            <text:p>1.663E-01</text:p>
          </table:table-cell>
          <table:table-cell office:value-type="float" office:value="0.1803" calcext:value-type="float">
            <text:p>1.803E-01</text:p>
          </table:table-cell>
          <table:table-cell office:value-type="float" office:value="0.0001775" calcext:value-type="float">
            <text:p>1.775E-04</text:p>
          </table:table-cell>
          <table:table-cell office:value-type="float" office:value="0.0001924" calcext:value-type="float">
            <text:p>1.924E-04</text:p>
          </table:table-cell>
          <table:table-cell office:value-type="float" office:value="120" calcext:value-type="float">
            <text:p>120</text:p>
          </table:table-cell>
          <table:table-cell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office:value-type="float" office:value="0.317" calcext:value-type="float">
            <text:p>0.317</text:p>
          </table:table-cell>
          <table:table-cell office:value-type="float" office:value="938.742" calcext:value-type="float">
            <text:p>938.742</text:p>
          </table:table-cell>
          <table:table-cell office:value-type="float" office:value="938.934" calcext:value-type="float">
            <text:p>938.934</text:p>
          </table:table-cell>
          <table:table-cell office:value-type="float" office:value="23.389" calcext:value-type="float">
            <text:p>23.389</text:p>
          </table:table-cell>
          <table:table-cell office:value-type="float" office:value="24.026" calcext:value-type="float">
            <text:p>24.02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3474" calcext:value-type="float">
            <text:p>3.474E-04</text:p>
          </table:table-cell>
          <table:table-cell office:value-type="float" office:value="0.0004876" calcext:value-type="float">
            <text:p>4.876E-04</text:p>
          </table:table-cell>
          <table:table-cell office:value-type="float" office:value="0.1835" calcext:value-type="float">
            <text:p>1.835E-01</text:p>
          </table:table-cell>
          <table:table-cell office:value-type="float" office:value="0.2367" calcext:value-type="float">
            <text:p>2.367E-01</text:p>
          </table:table-cell>
          <table:table-cell office:value-type="float" office:value="0.0001958" calcext:value-type="float">
            <text:p>1.958E-04</text:p>
          </table:table-cell>
          <table:table-cell office:value-type="float" office:value="0.0002525" calcext:value-type="float">
            <text:p>2.525E-04</text:p>
          </table:table-cell>
          <table:table-cell office:value-type="float" office:value="122" calcext:value-type="float">
            <text:p>122</text:p>
          </table:table-cell>
          <table:table-cell office:value-type="float" office:value="38" calcext:value-type="float">
            <text:p>38</text:p>
          </table:table-cell>
          <table:table-cell office:value-type="float" office:value="84" calcext:value-type="float">
            <text:p>84</text:p>
          </table:table-cell>
          <table:table-cell office:value-type="float" office:value="0.311" calcext:value-type="float">
            <text:p>0.311</text:p>
          </table:table-cell>
          <table:table-cell office:value-type="float" office:value="938.936" calcext:value-type="float">
            <text:p>938.936</text:p>
          </table:table-cell>
          <table:table-cell office:value-type="float" office:value="939.564" calcext:value-type="float">
            <text:p>939.564</text:p>
          </table:table-cell>
          <table:table-cell office:value-type="float" office:value="24.035" calcext:value-type="float">
            <text:p>24.035</text:p>
          </table:table-cell>
          <table:table-cell office:value-type="float" office:value="26.159" calcext:value-type="float">
            <text:p>26.159</text:p>
          </table:table-cell>
        </table:table-row>
        <table:table-row table:style-name="ro1" table:number-rows-repeated="1048556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DDMED" table:style-name="ta1">
        <table:table-column table:style-name="co1" table:default-cell-style-name="Default"/>
        <table:table-column table:style-name="co1" table:number-columns-repeated="6" table:default-cell-style-name="ce1"/>
        <table:table-column table:style-name="co1" table:number-columns-repeated="3" table:default-cell-style-name="Default"/>
        <table:table-column table:style-name="co1" table:number-columns-repeated="5" table:default-cell-style-name="ce3"/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Pmin[MeVfm**(-3)]</text:p>
          </table:table-cell>
          <table:table-cell office:value-type="string" calcext:value-type="string">
            <text:p>Pmax[MeVfm**(-3)]</text:p>
          </table:table-cell>
          <table:table-cell office:value-type="string" calcext:value-type="string">
            <text:p>etotmin[MeVfm**(-3)]</text:p>
          </table:table-cell>
          <table:table-cell office:value-type="string" calcext:value-type="string">
            <text:p>etotmax[MeVfm**(-3)]</text:p>
          </table:table-cell>
          <table:table-cell office:value-type="string" calcext:value-type="string">
            <text:p>nbmin[fm**(-3)]</text:p>
          </table:table-cell>
          <table:table-cell office:value-type="string" calcext:value-type="string">
            <text:p>nbmax[fm**(-3)]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/A</text:p>
          </table:table-cell>
          <table:table-cell office:value-type="string" calcext:value-type="string">
            <text:p>mu_bmin[MeV]</text:p>
          </table:table-cell>
          <table:table-cell office:value-type="string" calcext:value-type="string">
            <text:p>mu_bmax[MeV]</text:p>
          </table:table-cell>
          <table:table-cell office:value-type="string" calcext:value-type="string">
            <text:p>mu_emin[MeV]</text:p>
          </table:table-cell>
          <table:table-cell office:value-type="string" calcext:value-type="string">
            <text:p>mu_emax[MeV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082E-015" calcext:value-type="float">
            <text:p>6.082E-15</text:p>
          </table:table-cell>
          <table:table-cell office:value-type="float" office:value="0.0000000003388" calcext:value-type="float">
            <text:p>3.388E-10</text:p>
          </table:table-cell>
          <table:table-cell office:value-type="float" office:value="0.000000005857" calcext:value-type="float">
            <text:p>5.857E-09</text:p>
          </table:table-cell>
          <table:table-cell office:value-type="float" office:value="0.000004615" calcext:value-type="float">
            <text:p>4.615E-06</text:p>
          </table:table-cell>
          <table:table-cell office:value-type="float" office:value="0.000000000006295" calcext:value-type="float">
            <text:p>6.295E-12</text:p>
          </table:table-cell>
          <table:table-cell office:value-type="float" office:value="0.00000000496" calcext:value-type="float">
            <text:p>4.960E-09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0.464" calcext:value-type="float">
            <text:p>0.464</text:p>
          </table:table-cell>
          <table:table-cell office:value-type="float" office:value="930.414" calcext:value-type="float">
            <text:p>930.414</text:p>
          </table:table-cell>
          <table:table-cell office:value-type="float" office:value="930.603" calcext:value-type="float">
            <text:p>930.603</text:p>
          </table:table-cell>
          <table:table-cell office:value-type="float" office:value="0.518" calcext:value-type="float">
            <text:p>0.518</text:p>
          </table:table-cell>
          <table:table-cell office:value-type="float" office:value="0.954" calcext:value-type="float">
            <text:p>0.9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00003393" calcext:value-type="float">
            <text:p>3.393E-10</text:p>
          </table:table-cell>
          <table:table-cell office:value-type="float" office:value="0.0000000416" calcext:value-type="float">
            <text:p>4.160E-08</text:p>
          </table:table-cell>
          <table:table-cell office:value-type="float" office:value="0.000004758" calcext:value-type="float">
            <text:p>4.758E-06</text:p>
          </table:table-cell>
          <table:table-cell office:value-type="float" office:value="0.000147" calcext:value-type="float">
            <text:p>1.470E-04</text:p>
          </table:table-cell>
          <table:table-cell office:value-type="float" office:value="0.000000005113" calcext:value-type="float">
            <text:p>5.113E-09</text:p>
          </table:table-cell>
          <table:table-cell office:value-type="float" office:value="0.0000001579" calcext:value-type="float">
            <text:p>1.579E-07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0.452" calcext:value-type="float">
            <text:p>0.452</text:p>
          </table:table-cell>
          <table:table-cell office:value-type="float" office:value="930.604" calcext:value-type="float">
            <text:p>930.604</text:p>
          </table:table-cell>
          <table:table-cell office:value-type="float" office:value="931.306" calcext:value-type="float">
            <text:p>931.306</text:p>
          </table:table-cell>
          <table:table-cell office:value-type="float" office:value="0.955" calcext:value-type="float">
            <text:p>0.955</text:p>
          </table:table-cell>
          <table:table-cell office:value-type="float" office:value="2.583" calcext:value-type="float">
            <text:p>2.5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0004166" calcext:value-type="float">
            <text:p>4.166E-08</text:p>
          </table:table-cell>
          <table:table-cell office:value-type="float" office:value="0.00000004393" calcext:value-type="float">
            <text:p>4.393E-08</text:p>
          </table:table-cell>
          <table:table-cell office:value-type="float" office:value="0.000148" calcext:value-type="float">
            <text:p>1.480E-04</text:p>
          </table:table-cell>
          <table:table-cell office:value-type="float" office:value="0.0001539" calcext:value-type="float">
            <text:p>1.539E-04</text:p>
          </table:table-cell>
          <table:table-cell office:value-type="float" office:value="0.000000159" calcext:value-type="float">
            <text:p>1.590E-07</text:p>
          </table:table-cell>
          <table:table-cell office:value-type="float" office:value="0.0000001653" calcext:value-type="float">
            <text:p>1.653E-07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0.448" calcext:value-type="float">
            <text:p>0.448</text:p>
          </table:table-cell>
          <table:table-cell office:value-type="float" office:value="931.306" calcext:value-type="float">
            <text:p>931.306</text:p>
          </table:table-cell>
          <table:table-cell office:value-type="float" office:value="931.32" calcext:value-type="float">
            <text:p>931.320</text:p>
          </table:table-cell>
          <table:table-cell office:value-type="float" office:value="2.582" calcext:value-type="float">
            <text:p>2.582</text:p>
          </table:table-cell>
          <table:table-cell office:value-type="float" office:value="2.615" calcext:value-type="float">
            <text:p>2.6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0044" calcext:value-type="float">
            <text:p>4.400E-08</text:p>
          </table:table-cell>
          <table:table-cell office:value-type="float" office:value="0.0000003565" calcext:value-type="float">
            <text:p>3.565E-07</text:p>
          </table:table-cell>
          <table:table-cell office:value-type="float" office:value="0.0001582" calcext:value-type="float">
            <text:p>1.582E-04</text:p>
          </table:table-cell>
          <table:table-cell office:value-type="float" office:value="0.0007466" calcext:value-type="float">
            <text:p>7.466E-04</text:p>
          </table:table-cell>
          <table:table-cell office:value-type="float" office:value="0.0000001699" calcext:value-type="float">
            <text:p>1.699E-07</text:p>
          </table:table-cell>
          <table:table-cell office:value-type="float" office:value="0.0000008015" calcext:value-type="float">
            <text:p>8.015E-07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0.438" calcext:value-type="float">
            <text:p>0.438</text:p>
          </table:table-cell>
          <table:table-cell office:value-type="float" office:value="931.321" calcext:value-type="float">
            <text:p>931.321</text:p>
          </table:table-cell>
          <table:table-cell office:value-type="float" office:value="932.04" calcext:value-type="float">
            <text:p>932.040</text:p>
          </table:table-cell>
          <table:table-cell office:value-type="float" office:value="2.617" calcext:value-type="float">
            <text:p>2.617</text:p>
          </table:table-cell>
          <table:table-cell office:value-type="float" office:value="4.335" calcext:value-type="float">
            <text:p>4.3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00357" calcext:value-type="float">
            <text:p>3.570E-07</text:p>
          </table:table-cell>
          <table:table-cell office:value-type="float" office:value="0.0000004137" calcext:value-type="float">
            <text:p>4.137E-07</text:p>
          </table:table-cell>
          <table:table-cell office:value-type="float" office:value="0.0007708" calcext:value-type="float">
            <text:p>7.708E-04</text:p>
          </table:table-cell>
          <table:table-cell office:value-type="float" office:value="0.0008603" calcext:value-type="float">
            <text:p>8.603E-04</text:p>
          </table:table-cell>
          <table:table-cell office:value-type="float" office:value="0.0000008274" calcext:value-type="float">
            <text:p>8.274E-07</text:p>
          </table:table-cell>
          <table:table-cell office:value-type="float" office:value="0.0000009234" calcext:value-type="float">
            <text:p>9.234E-07</text:p>
          </table:table-cell>
          <table:table-cell office:value-type="float" office:value="66" calcext:value-type="float">
            <text:p>66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0.424" calcext:value-type="float">
            <text:p>0.424</text:p>
          </table:table-cell>
          <table:table-cell office:value-type="float" office:value="932.041" calcext:value-type="float">
            <text:p>932.041</text:p>
          </table:table-cell>
          <table:table-cell office:value-type="float" office:value="932.106" calcext:value-type="float">
            <text:p>932.106</text:p>
          </table:table-cell>
          <table:table-cell office:value-type="float" office:value="4.337" calcext:value-type="float">
            <text:p>4.337</text:p>
          </table:table-cell>
          <table:table-cell office:value-type="float" office:value="4.496" calcext:value-type="float">
            <text:p>4.4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004143" calcext:value-type="float">
            <text:p>4.143E-07</text:p>
          </table:table-cell>
          <table:table-cell office:value-type="float" office:value="0.000001028" calcext:value-type="float">
            <text:p>1.028E-06</text:p>
          </table:table-cell>
          <table:table-cell office:value-type="float" office:value="0.0008782" calcext:value-type="float">
            <text:p>8.782E-04</text:p>
          </table:table-cell>
          <table:table-cell office:value-type="float" office:value="0.001731" calcext:value-type="float">
            <text:p>1.731E-03</text:p>
          </table:table-cell>
          <table:table-cell office:value-type="float" office:value="0.0000009426" calcext:value-type="float">
            <text:p>9.426E-07</text:p>
          </table:table-cell>
          <table:table-cell office:value-type="float" office:value="0.000001857" calcext:value-type="float">
            <text:p>1.857E-06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0.419" calcext:value-type="float">
            <text:p>0.419</text:p>
          </table:table-cell>
          <table:table-cell office:value-type="float" office:value="932.107" calcext:value-type="float">
            <text:p>932.107</text:p>
          </table:table-cell>
          <table:table-cell office:value-type="float" office:value="932.556" calcext:value-type="float">
            <text:p>932.556</text:p>
          </table:table-cell>
          <table:table-cell office:value-type="float" office:value="4.507" calcext:value-type="float">
            <text:p>4.507</text:p>
          </table:table-cell>
          <table:table-cell office:value-type="float" office:value="5.637" calcext:value-type="float">
            <text:p>5.6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0103" calcext:value-type="float">
            <text:p>1.030E-06</text:p>
          </table:table-cell>
          <table:table-cell office:value-type="float" office:value="0.000005572" calcext:value-type="float">
            <text:p>5.572E-06</text:p>
          </table:table-cell>
          <table:table-cell office:value-type="float" office:value="0.00179" calcext:value-type="float">
            <text:p>1.790E-03</text:p>
          </table:table-cell>
          <table:table-cell office:value-type="float" office:value="0.006332" calcext:value-type="float">
            <text:p>6.332E-03</text:p>
          </table:table-cell>
          <table:table-cell office:value-type="float" office:value="0.00000192" calcext:value-type="float">
            <text:p>1.920E-06</text:p>
          </table:table-cell>
          <table:table-cell office:value-type="float" office:value="0.000006788" calcext:value-type="float">
            <text:p>6.788E-06</text:p>
          </table:table-cell>
          <table:table-cell office:value-type="float" office:value="84" calcext:value-type="float">
            <text:p>84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0.405" calcext:value-type="float">
            <text:p>0.405</text:p>
          </table:table-cell>
          <table:table-cell office:value-type="float" office:value="932.557" calcext:value-type="float">
            <text:p>932.557</text:p>
          </table:table-cell>
          <table:table-cell office:value-type="float" office:value="933.686" calcext:value-type="float">
            <text:p>933.686</text:p>
          </table:table-cell>
          <table:table-cell office:value-type="float" office:value="5.636" calcext:value-type="float">
            <text:p>5.636</text:p>
          </table:table-cell>
          <table:table-cell office:value-type="float" office:value="8.565" calcext:value-type="float">
            <text:p>8.5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5581" calcext:value-type="float">
            <text:p>5.581E-06</text:p>
          </table:table-cell>
          <table:table-cell office:value-type="float" office:value="0.00001766" calcext:value-type="float">
            <text:p>1.766E-05</text:p>
          </table:table-cell>
          <table:table-cell office:value-type="float" office:value="0.006566" calcext:value-type="float">
            <text:p>6.566E-03</text:p>
          </table:table-cell>
          <table:table-cell office:value-type="float" office:value="0.01557" calcext:value-type="float">
            <text:p>1.557E-02</text:p>
          </table:table-cell>
          <table:table-cell office:value-type="float" office:value="0.000007038" calcext:value-type="float">
            <text:p>7.038E-06</text:p>
          </table:table-cell>
          <table:table-cell office:value-type="float" office:value="0.00001668" calcext:value-type="float">
            <text:p>1.668E-05</text:p>
          </table:table-cell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0.39" calcext:value-type="float">
            <text:p>0.390</text:p>
          </table:table-cell>
          <table:table-cell office:value-type="float" office:value="933.687" calcext:value-type="float">
            <text:p>933.687</text:p>
          </table:table-cell>
          <table:table-cell office:value-type="float" office:value="934.747" calcext:value-type="float">
            <text:p>934.747</text:p>
          </table:table-cell>
          <table:table-cell office:value-type="float" office:value="8.564" calcext:value-type="float">
            <text:p>8.564</text:p>
          </table:table-cell>
          <table:table-cell office:value-type="float" office:value="11.41" calcext:value-type="float">
            <text:p>11.4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01769" calcext:value-type="float">
            <text:p>1.769E-05</text:p>
          </table:table-cell>
          <table:table-cell office:value-type="float" office:value="0.00005809" calcext:value-type="float">
            <text:p>5.809E-05</text:p>
          </table:table-cell>
          <table:table-cell office:value-type="float" office:value="0.0162" calcext:value-type="float">
            <text:p>1.620E-02</text:p>
          </table:table-cell>
          <table:table-cell office:value-type="float" office:value="0.03954" calcext:value-type="float">
            <text:p>3.954E-02</text:p>
          </table:table-cell>
          <table:table-cell office:value-type="float" office:value="0.00001735" calcext:value-type="float">
            <text:p>1.735E-05</text:p>
          </table:table-cell>
          <table:table-cell office:value-type="float" office:value="0.0000423" calcext:value-type="float">
            <text:p>4.230E-0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0.375" calcext:value-type="float">
            <text:p>0.375</text:p>
          </table:table-cell>
          <table:table-cell office:value-type="float" office:value="934.748" calcext:value-type="float">
            <text:p>934.748</text:p>
          </table:table-cell>
          <table:table-cell office:value-type="float" office:value="936.16" calcext:value-type="float">
            <text:p>936.160</text:p>
          </table:table-cell>
          <table:table-cell office:value-type="float" office:value="11.408" calcext:value-type="float">
            <text:p>11.408</text:p>
          </table:table-cell>
          <table:table-cell office:value-type="float" office:value="15.347" calcext:value-type="float">
            <text:p>15.3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5817" calcext:value-type="float">
            <text:p>5.817E-05</text:p>
          </table:table-cell>
          <table:table-cell office:value-type="float" office:value="0.0000755" calcext:value-type="float">
            <text:p>7.550E-05</text:p>
          </table:table-cell>
          <table:table-cell office:value-type="float" office:value="0.04057" calcext:value-type="float">
            <text:p>4.057E-02</text:p>
          </table:table-cell>
          <table:table-cell office:value-type="float" office:value="0.04935" calcext:value-type="float">
            <text:p>4.935E-02</text:p>
          </table:table-cell>
          <table:table-cell office:value-type="float" office:value="0.0000434" calcext:value-type="float">
            <text:p>4.340E-05</text:p>
          </table:table-cell>
          <table:table-cell office:value-type="float" office:value="0.00005277" calcext:value-type="float">
            <text:p>5.277E-05</text:p>
          </table:table-cell>
          <table:table-cell office:value-type="float" office:value="82" calcext:value-type="float">
            <text:p>82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0.366" calcext:value-type="float">
            <text:p>0.366</text:p>
          </table:table-cell>
          <table:table-cell office:value-type="float" office:value="936.162" calcext:value-type="float">
            <text:p>936.162</text:p>
          </table:table-cell>
          <table:table-cell office:value-type="float" office:value="936.523" calcext:value-type="float">
            <text:p>936.523</text:p>
          </table:table-cell>
          <table:table-cell office:value-type="float" office:value="15.352" calcext:value-type="float">
            <text:p>15.352</text:p>
          </table:table-cell>
          <table:table-cell office:value-type="float" office:value="16.385" calcext:value-type="float">
            <text:p>16.38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07561" calcext:value-type="float">
            <text:p>7.561E-05</text:p>
          </table:table-cell>
          <table:table-cell office:value-type="float" office:value="0.0001203" calcext:value-type="float">
            <text:p>1.203E-04</text:p>
          </table:table-cell>
          <table:table-cell office:value-type="float" office:value="0.05228" calcext:value-type="float">
            <text:p>5.228E-02</text:p>
          </table:table-cell>
          <table:table-cell office:value-type="float" office:value="0.07408" calcext:value-type="float">
            <text:p>7.408E-02</text:p>
          </table:table-cell>
          <table:table-cell office:value-type="float" office:value="0.00005591" calcext:value-type="float">
            <text:p>5.591E-05</text:p>
          </table:table-cell>
          <table:table-cell office:value-type="float" office:value="0.00007917" calcext:value-type="float">
            <text:p>7.917E-05</text:p>
          </table:table-cell>
          <table:table-cell office:value-type="float" office:value="126" calcext:value-type="float">
            <text:p>126</text:p>
          </table:table-cell>
          <table:table-cell office:value-type="float" office:value="44" calcext:value-type="float">
            <text:p>44</text:p>
          </table:table-cell>
          <table:table-cell office:value-type="float" office:value="82" calcext:value-type="float">
            <text:p>82</text:p>
          </table:table-cell>
          <table:table-cell office:value-type="float" office:value="0.349" calcext:value-type="float">
            <text:p>0.349</text:p>
          </table:table-cell>
          <table:table-cell office:value-type="float" office:value="936.525" calcext:value-type="float">
            <text:p>936.525</text:p>
          </table:table-cell>
          <table:table-cell office:value-type="float" office:value="937.191" calcext:value-type="float">
            <text:p>937.191</text:p>
          </table:table-cell>
          <table:table-cell office:value-type="float" office:value="16.446" calcext:value-type="float">
            <text:p>16.446</text:p>
          </table:table-cell>
          <table:table-cell office:value-type="float" office:value="18.466" calcext:value-type="float">
            <text:p>18.4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1204" calcext:value-type="float">
            <text:p>1.204E-04</text:p>
          </table:table-cell>
          <table:table-cell office:value-type="float" office:value="0.0001849" calcext:value-type="float">
            <text:p>1.849E-04</text:p>
          </table:table-cell>
          <table:table-cell office:value-type="float" office:value="0.07636" calcext:value-type="float">
            <text:p>7.636E-02</text:p>
          </table:table-cell>
          <table:table-cell office:value-type="float" office:value="0.1054" calcext:value-type="float">
            <text:p>1.054E-01</text:p>
          </table:table-cell>
          <table:table-cell office:value-type="float" office:value="0.00008161" calcext:value-type="float">
            <text:p>8.161E-05</text:p>
          </table:table-cell>
          <table:table-cell office:value-type="float" office:value="0.0001125" calcext:value-type="float">
            <text:p>1.125E-04</text:p>
          </table:table-cell>
          <table:table-cell office:value-type="float" office:value="124" calcext:value-type="float">
            <text:p>124</text:p>
          </table:table-cell>
          <table:table-cell office:value-type="float" office:value="42" calcext:value-type="float">
            <text:p>42</text:p>
          </table:table-cell>
          <table:table-cell office:value-type="float" office:value="82" calcext:value-type="float">
            <text:p>82</text:p>
          </table:table-cell>
          <table:table-cell office:value-type="float" office:value="0.339" calcext:value-type="float">
            <text:p>0.339</text:p>
          </table:table-cell>
          <table:table-cell office:value-type="float" office:value="937.193" calcext:value-type="float">
            <text:p>937.193</text:p>
          </table:table-cell>
          <table:table-cell office:value-type="float" office:value="937.861" calcext:value-type="float">
            <text:p>937.861</text:p>
          </table:table-cell>
          <table:table-cell office:value-type="float" office:value="18.465" calcext:value-type="float">
            <text:p>18.465</text:p>
          </table:table-cell>
          <table:table-cell office:value-type="float" office:value="20.552" calcext:value-type="float">
            <text:p>20.5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1852" calcext:value-type="float">
            <text:p>1.852E-04</text:p>
          </table:table-cell>
          <table:table-cell office:value-type="float" office:value="0.0002794" calcext:value-type="float">
            <text:p>2.794E-04</text:p>
          </table:table-cell>
          <table:table-cell office:value-type="float" office:value="0.1088" calcext:value-type="float">
            <text:p>1.088E-01</text:p>
          </table:table-cell>
          <table:table-cell office:value-type="float" office:value="0.1482" calcext:value-type="float">
            <text:p>1.482E-01</text:p>
          </table:table-cell>
          <table:table-cell office:value-type="float" office:value="0.0001162" calcext:value-type="float">
            <text:p>1.162E-04</text:p>
          </table:table-cell>
          <table:table-cell office:value-type="float" office:value="0.0001582" calcext:value-type="float">
            <text:p>1.582E-04</text:p>
          </table:table-cell>
          <table:table-cell office:value-type="float" office:value="122" calcext:value-type="float">
            <text:p>122</text:p>
          </table:table-cell>
          <table:table-cell office:value-type="float" office:value="40" calcext:value-type="float">
            <text:p>40</text:p>
          </table:table-cell>
          <table:table-cell office:value-type="float" office:value="82" calcext:value-type="float">
            <text:p>82</text:p>
          </table:table-cell>
          <table:table-cell office:value-type="float" office:value="0.328" calcext:value-type="float">
            <text:p>0.328</text:p>
          </table:table-cell>
          <table:table-cell office:value-type="float" office:value="937.864" calcext:value-type="float">
            <text:p>937.864</text:p>
          </table:table-cell>
          <table:table-cell office:value-type="float" office:value="938.553" calcext:value-type="float">
            <text:p>938.553</text:p>
          </table:table-cell>
          <table:table-cell office:value-type="float" office:value="20.55" calcext:value-type="float">
            <text:p>20.550</text:p>
          </table:table-cell>
          <table:table-cell office:value-type="float" office:value="22.772" calcext:value-type="float">
            <text:p>22.7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2798" calcext:value-type="float">
            <text:p>2.798E-04</text:p>
          </table:table-cell>
          <table:table-cell office:value-type="float" office:value="0.000422" calcext:value-type="float">
            <text:p>4.220E-04</text:p>
          </table:table-cell>
          <table:table-cell office:value-type="float" office:value="0.1534" calcext:value-type="float">
            <text:p>1.534E-01</text:p>
          </table:table-cell>
          <table:table-cell office:value-type="float" office:value="0.2089" calcext:value-type="float">
            <text:p>2.089E-01</text:p>
          </table:table-cell>
          <table:table-cell office:value-type="float" office:value="0.0001637" calcext:value-type="float">
            <text:p>1.637E-04</text:p>
          </table:table-cell>
          <table:table-cell office:value-type="float" office:value="0.0002228" calcext:value-type="float">
            <text:p>2.228E-04</text:p>
          </table:table-cell>
          <table:table-cell office:value-type="float" office:value="120" calcext:value-type="float">
            <text:p>120</text:p>
          </table:table-cell>
          <table:table-cell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office:value-type="float" office:value="0.317" calcext:value-type="float">
            <text:p>0.317</text:p>
          </table:table-cell>
          <table:table-cell office:value-type="float" office:value="938.556" calcext:value-type="float">
            <text:p>938.556</text:p>
          </table:table-cell>
          <table:table-cell office:value-type="float" office:value="939.296" calcext:value-type="float">
            <text:p>939.296</text:p>
          </table:table-cell>
          <table:table-cell office:value-type="float" office:value="22.769" calcext:value-type="float">
            <text:p>22.769</text:p>
          </table:table-cell>
          <table:table-cell office:value-type="float" office:value="25.232" calcext:value-type="float">
            <text:p>25.2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4226" calcext:value-type="float">
            <text:p>4.226E-04</text:p>
          </table:table-cell>
          <table:table-cell office:value-type="float" office:value="0.0004876" calcext:value-type="float">
            <text:p>4.876E-04</text:p>
          </table:table-cell>
          <table:table-cell office:value-type="float" office:value="0.2168" calcext:value-type="float">
            <text:p>2.168E-01</text:p>
          </table:table-cell>
          <table:table-cell office:value-type="float" office:value="0.2413" calcext:value-type="float">
            <text:p>2.413E-01</text:p>
          </table:table-cell>
          <table:table-cell office:value-type="float" office:value="0.0002312" calcext:value-type="float">
            <text:p>2.312E-04</text:p>
          </table:table-cell>
          <table:table-cell office:value-type="float" office:value="0.0002574" calcext:value-type="float">
            <text:p>2.574E-04</text:p>
          </table:table-cell>
          <table:table-cell office:value-type="float" office:value="118" calcext:value-type="float">
            <text:p>118</text:p>
          </table:table-cell>
          <table:table-cell office:value-type="float" office:value="36" calcext:value-type="float">
            <text:p>36</text:p>
          </table:table-cell>
          <table:table-cell office:value-type="float" office:value="82" calcext:value-type="float">
            <text:p>82</text:p>
          </table:table-cell>
          <table:table-cell office:value-type="float" office:value="0.305" calcext:value-type="float">
            <text:p>0.305</text:p>
          </table:table-cell>
          <table:table-cell office:value-type="float" office:value="939.299" calcext:value-type="float">
            <text:p>939.299</text:p>
          </table:table-cell>
          <table:table-cell office:value-type="float" office:value="939.564" calcext:value-type="float">
            <text:p>939.564</text:p>
          </table:table-cell>
          <table:table-cell office:value-type="float" office:value="25.229" calcext:value-type="float">
            <text:p>25.229</text:p>
          </table:table-cell>
          <table:table-cell office:value-type="float" office:value="26.146" calcext:value-type="float">
            <text:p>26.146</text:p>
          </table:table-cell>
        </table:table-row>
        <table:table-row table:style-name="ro1" table:number-rows-repeated="1048559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DDPC1" table:style-name="ta1">
        <table:table-column table:style-name="co1" table:default-cell-style-name="Default"/>
        <table:table-column table:style-name="co1" table:number-columns-repeated="6" table:default-cell-style-name="ce1"/>
        <table:table-column table:style-name="co1" table:number-columns-repeated="3" table:default-cell-style-name="Default"/>
        <table:table-column table:style-name="co1" table:number-columns-repeated="5" table:default-cell-style-name="ce3"/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Pmin[MeVfm**(-3)]</text:p>
          </table:table-cell>
          <table:table-cell office:value-type="string" calcext:value-type="string">
            <text:p>Pmax[MeVfm**(-3)]</text:p>
          </table:table-cell>
          <table:table-cell office:value-type="string" calcext:value-type="string">
            <text:p>etotmin[MeVfm**(-3)]</text:p>
          </table:table-cell>
          <table:table-cell office:value-type="string" calcext:value-type="string">
            <text:p>etotmax[MeVfm**(-3)]</text:p>
          </table:table-cell>
          <table:table-cell office:value-type="string" calcext:value-type="string">
            <text:p>nbmin[fm**(-3)]</text:p>
          </table:table-cell>
          <table:table-cell office:value-type="string" calcext:value-type="string">
            <text:p>nbmax[fm**(-3)]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/A</text:p>
          </table:table-cell>
          <table:table-cell office:value-type="string" calcext:value-type="string">
            <text:p>mu_bmin[MeV]</text:p>
          </table:table-cell>
          <table:table-cell office:value-type="string" calcext:value-type="string">
            <text:p>mu_bmax[MeV]</text:p>
          </table:table-cell>
          <table:table-cell office:value-type="string" calcext:value-type="string">
            <text:p>mu_emin[MeV]</text:p>
          </table:table-cell>
          <table:table-cell office:value-type="string" calcext:value-type="string">
            <text:p>mu_emax[MeV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082E-015" calcext:value-type="float">
            <text:p>6.082E-15</text:p>
          </table:table-cell>
          <table:table-cell office:value-type="float" office:value="0.0000000003388" calcext:value-type="float">
            <text:p>3.388E-10</text:p>
          </table:table-cell>
          <table:table-cell office:value-type="float" office:value="0.000000005857" calcext:value-type="float">
            <text:p>5.857E-09</text:p>
          </table:table-cell>
          <table:table-cell office:value-type="float" office:value="0.000004615" calcext:value-type="float">
            <text:p>4.615E-06</text:p>
          </table:table-cell>
          <table:table-cell office:value-type="float" office:value="0.000000000006295" calcext:value-type="float">
            <text:p>6.295E-12</text:p>
          </table:table-cell>
          <table:table-cell office:value-type="float" office:value="0.00000000496" calcext:value-type="float">
            <text:p>4.960E-09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0.464" calcext:value-type="float">
            <text:p>0.464</text:p>
          </table:table-cell>
          <table:table-cell office:value-type="float" office:value="930.414" calcext:value-type="float">
            <text:p>930.414</text:p>
          </table:table-cell>
          <table:table-cell office:value-type="float" office:value="930.603" calcext:value-type="float">
            <text:p>930.603</text:p>
          </table:table-cell>
          <table:table-cell office:value-type="float" office:value="0.518" calcext:value-type="float">
            <text:p>0.518</text:p>
          </table:table-cell>
          <table:table-cell office:value-type="float" office:value="0.954" calcext:value-type="float">
            <text:p>0.9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00003393" calcext:value-type="float">
            <text:p>3.393E-10</text:p>
          </table:table-cell>
          <table:table-cell office:value-type="float" office:value="0.0000000416" calcext:value-type="float">
            <text:p>4.160E-08</text:p>
          </table:table-cell>
          <table:table-cell office:value-type="float" office:value="0.000004758" calcext:value-type="float">
            <text:p>4.758E-06</text:p>
          </table:table-cell>
          <table:table-cell office:value-type="float" office:value="0.000147" calcext:value-type="float">
            <text:p>1.470E-04</text:p>
          </table:table-cell>
          <table:table-cell office:value-type="float" office:value="0.000000005113" calcext:value-type="float">
            <text:p>5.113E-09</text:p>
          </table:table-cell>
          <table:table-cell office:value-type="float" office:value="0.0000001579" calcext:value-type="float">
            <text:p>1.579E-07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0.452" calcext:value-type="float">
            <text:p>0.452</text:p>
          </table:table-cell>
          <table:table-cell office:value-type="float" office:value="930.604" calcext:value-type="float">
            <text:p>930.604</text:p>
          </table:table-cell>
          <table:table-cell office:value-type="float" office:value="931.306" calcext:value-type="float">
            <text:p>931.306</text:p>
          </table:table-cell>
          <table:table-cell office:value-type="float" office:value="0.955" calcext:value-type="float">
            <text:p>0.955</text:p>
          </table:table-cell>
          <table:table-cell office:value-type="float" office:value="2.583" calcext:value-type="float">
            <text:p>2.5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0004166" calcext:value-type="float">
            <text:p>4.166E-08</text:p>
          </table:table-cell>
          <table:table-cell office:value-type="float" office:value="0.00000004393" calcext:value-type="float">
            <text:p>4.393E-08</text:p>
          </table:table-cell>
          <table:table-cell office:value-type="float" office:value="0.000148" calcext:value-type="float">
            <text:p>1.480E-04</text:p>
          </table:table-cell>
          <table:table-cell office:value-type="float" office:value="0.0001539" calcext:value-type="float">
            <text:p>1.539E-04</text:p>
          </table:table-cell>
          <table:table-cell office:value-type="float" office:value="0.000000159" calcext:value-type="float">
            <text:p>1.590E-07</text:p>
          </table:table-cell>
          <table:table-cell office:value-type="float" office:value="0.0000001653" calcext:value-type="float">
            <text:p>1.653E-07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0.448" calcext:value-type="float">
            <text:p>0.448</text:p>
          </table:table-cell>
          <table:table-cell office:value-type="float" office:value="931.306" calcext:value-type="float">
            <text:p>931.306</text:p>
          </table:table-cell>
          <table:table-cell office:value-type="float" office:value="931.32" calcext:value-type="float">
            <text:p>931.320</text:p>
          </table:table-cell>
          <table:table-cell office:value-type="float" office:value="2.582" calcext:value-type="float">
            <text:p>2.582</text:p>
          </table:table-cell>
          <table:table-cell office:value-type="float" office:value="2.615" calcext:value-type="float">
            <text:p>2.6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0044" calcext:value-type="float">
            <text:p>4.400E-08</text:p>
          </table:table-cell>
          <table:table-cell office:value-type="float" office:value="0.0000003565" calcext:value-type="float">
            <text:p>3.565E-07</text:p>
          </table:table-cell>
          <table:table-cell office:value-type="float" office:value="0.0001582" calcext:value-type="float">
            <text:p>1.582E-04</text:p>
          </table:table-cell>
          <table:table-cell office:value-type="float" office:value="0.0007466" calcext:value-type="float">
            <text:p>7.466E-04</text:p>
          </table:table-cell>
          <table:table-cell office:value-type="float" office:value="0.0000001699" calcext:value-type="float">
            <text:p>1.699E-07</text:p>
          </table:table-cell>
          <table:table-cell office:value-type="float" office:value="0.0000008015" calcext:value-type="float">
            <text:p>8.015E-07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0.438" calcext:value-type="float">
            <text:p>0.438</text:p>
          </table:table-cell>
          <table:table-cell office:value-type="float" office:value="931.321" calcext:value-type="float">
            <text:p>931.321</text:p>
          </table:table-cell>
          <table:table-cell office:value-type="float" office:value="932.04" calcext:value-type="float">
            <text:p>932.040</text:p>
          </table:table-cell>
          <table:table-cell office:value-type="float" office:value="2.617" calcext:value-type="float">
            <text:p>2.617</text:p>
          </table:table-cell>
          <table:table-cell office:value-type="float" office:value="4.335" calcext:value-type="float">
            <text:p>4.3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00357" calcext:value-type="float">
            <text:p>3.570E-07</text:p>
          </table:table-cell>
          <table:table-cell office:value-type="float" office:value="0.0000004137" calcext:value-type="float">
            <text:p>4.137E-07</text:p>
          </table:table-cell>
          <table:table-cell office:value-type="float" office:value="0.0007708" calcext:value-type="float">
            <text:p>7.708E-04</text:p>
          </table:table-cell>
          <table:table-cell office:value-type="float" office:value="0.0008603" calcext:value-type="float">
            <text:p>8.603E-04</text:p>
          </table:table-cell>
          <table:table-cell office:value-type="float" office:value="0.0000008274" calcext:value-type="float">
            <text:p>8.274E-07</text:p>
          </table:table-cell>
          <table:table-cell office:value-type="float" office:value="0.0000009234" calcext:value-type="float">
            <text:p>9.234E-07</text:p>
          </table:table-cell>
          <table:table-cell office:value-type="float" office:value="66" calcext:value-type="float">
            <text:p>66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0.424" calcext:value-type="float">
            <text:p>0.424</text:p>
          </table:table-cell>
          <table:table-cell office:value-type="float" office:value="932.041" calcext:value-type="float">
            <text:p>932.041</text:p>
          </table:table-cell>
          <table:table-cell office:value-type="float" office:value="932.106" calcext:value-type="float">
            <text:p>932.106</text:p>
          </table:table-cell>
          <table:table-cell office:value-type="float" office:value="4.337" calcext:value-type="float">
            <text:p>4.337</text:p>
          </table:table-cell>
          <table:table-cell office:value-type="float" office:value="4.496" calcext:value-type="float">
            <text:p>4.4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004143" calcext:value-type="float">
            <text:p>4.143E-07</text:p>
          </table:table-cell>
          <table:table-cell office:value-type="float" office:value="0.000001028" calcext:value-type="float">
            <text:p>1.028E-06</text:p>
          </table:table-cell>
          <table:table-cell office:value-type="float" office:value="0.0008782" calcext:value-type="float">
            <text:p>8.782E-04</text:p>
          </table:table-cell>
          <table:table-cell office:value-type="float" office:value="0.001731" calcext:value-type="float">
            <text:p>1.731E-03</text:p>
          </table:table-cell>
          <table:table-cell office:value-type="float" office:value="0.0000009426" calcext:value-type="float">
            <text:p>9.426E-07</text:p>
          </table:table-cell>
          <table:table-cell office:value-type="float" office:value="0.000001857" calcext:value-type="float">
            <text:p>1.857E-06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0.419" calcext:value-type="float">
            <text:p>0.419</text:p>
          </table:table-cell>
          <table:table-cell office:value-type="float" office:value="932.107" calcext:value-type="float">
            <text:p>932.107</text:p>
          </table:table-cell>
          <table:table-cell office:value-type="float" office:value="932.556" calcext:value-type="float">
            <text:p>932.556</text:p>
          </table:table-cell>
          <table:table-cell office:value-type="float" office:value="4.507" calcext:value-type="float">
            <text:p>4.507</text:p>
          </table:table-cell>
          <table:table-cell office:value-type="float" office:value="5.637" calcext:value-type="float">
            <text:p>5.6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0103" calcext:value-type="float">
            <text:p>1.030E-06</text:p>
          </table:table-cell>
          <table:table-cell office:value-type="float" office:value="0.000005572" calcext:value-type="float">
            <text:p>5.572E-06</text:p>
          </table:table-cell>
          <table:table-cell office:value-type="float" office:value="0.00179" calcext:value-type="float">
            <text:p>1.790E-03</text:p>
          </table:table-cell>
          <table:table-cell office:value-type="float" office:value="0.006332" calcext:value-type="float">
            <text:p>6.332E-03</text:p>
          </table:table-cell>
          <table:table-cell office:value-type="float" office:value="0.00000192" calcext:value-type="float">
            <text:p>1.920E-06</text:p>
          </table:table-cell>
          <table:table-cell office:value-type="float" office:value="0.000006788" calcext:value-type="float">
            <text:p>6.788E-06</text:p>
          </table:table-cell>
          <table:table-cell office:value-type="float" office:value="84" calcext:value-type="float">
            <text:p>84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0.405" calcext:value-type="float">
            <text:p>0.405</text:p>
          </table:table-cell>
          <table:table-cell office:value-type="float" office:value="932.557" calcext:value-type="float">
            <text:p>932.557</text:p>
          </table:table-cell>
          <table:table-cell office:value-type="float" office:value="933.686" calcext:value-type="float">
            <text:p>933.686</text:p>
          </table:table-cell>
          <table:table-cell office:value-type="float" office:value="5.636" calcext:value-type="float">
            <text:p>5.636</text:p>
          </table:table-cell>
          <table:table-cell office:value-type="float" office:value="8.565" calcext:value-type="float">
            <text:p>8.5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5581" calcext:value-type="float">
            <text:p>5.581E-06</text:p>
          </table:table-cell>
          <table:table-cell office:value-type="float" office:value="0.000007548" calcext:value-type="float">
            <text:p>7.548E-06</text:p>
          </table:table-cell>
          <table:table-cell office:value-type="float" office:value="0.006566" calcext:value-type="float">
            <text:p>6.566E-03</text:p>
          </table:table-cell>
          <table:table-cell office:value-type="float" office:value="0.008233" calcext:value-type="float">
            <text:p>8.233E-03</text:p>
          </table:table-cell>
          <table:table-cell office:value-type="float" office:value="0.000007038" calcext:value-type="float">
            <text:p>7.038E-06</text:p>
          </table:table-cell>
          <table:table-cell office:value-type="float" office:value="0.000008824" calcext:value-type="float">
            <text:p>8.824E-06</text:p>
          </table:table-cell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0.39" calcext:value-type="float">
            <text:p>0.390</text:p>
          </table:table-cell>
          <table:table-cell office:value-type="float" office:value="933.687" calcext:value-type="float">
            <text:p>933.687</text:p>
          </table:table-cell>
          <table:table-cell office:value-type="float" office:value="933.936" calcext:value-type="float">
            <text:p>933.936</text:p>
          </table:table-cell>
          <table:table-cell office:value-type="float" office:value="8.564" calcext:value-type="float">
            <text:p>8.564</text:p>
          </table:table-cell>
          <table:table-cell office:value-type="float" office:value="9.233" calcext:value-type="float">
            <text:p>9.2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007559" calcext:value-type="float">
            <text:p>7.559E-06</text:p>
          </table:table-cell>
          <table:table-cell office:value-type="float" office:value="0.00001978" calcext:value-type="float">
            <text:p>1.978E-05</text:p>
          </table:table-cell>
          <table:table-cell office:value-type="float" office:value="0.008475" calcext:value-type="float">
            <text:p>8.475E-03</text:p>
          </table:table-cell>
          <table:table-cell office:value-type="float" office:value="0.01744" calcext:value-type="float">
            <text:p>1.744E-02</text:p>
          </table:table-cell>
          <table:table-cell office:value-type="float" office:value="0.000009083" calcext:value-type="float">
            <text:p>9.083E-06</text:p>
          </table:table-cell>
          <table:table-cell office:value-type="float" office:value="0.00001867" calcext:value-type="float">
            <text:p>1.867E-05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0.378" calcext:value-type="float">
            <text:p>0.378</text:p>
          </table:table-cell>
          <table:table-cell office:value-type="float" office:value="933.937" calcext:value-type="float">
            <text:p>933.937</text:p>
          </table:table-cell>
          <table:table-cell office:value-type="float" office:value="934.843" calcext:value-type="float">
            <text:p>934.843</text:p>
          </table:table-cell>
          <table:table-cell office:value-type="float" office:value="9.227" calcext:value-type="float">
            <text:p>9.227</text:p>
          </table:table-cell>
          <table:table-cell office:value-type="float" office:value="11.725" calcext:value-type="float">
            <text:p>11.7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1981" calcext:value-type="float">
            <text:p>1.981E-05</text:p>
          </table:table-cell>
          <table:table-cell office:value-type="float" office:value="0.00002923" calcext:value-type="float">
            <text:p>2.923E-05</text:p>
          </table:table-cell>
          <table:table-cell office:value-type="float" office:value="0.01793" calcext:value-type="float">
            <text:p>1.793E-02</text:p>
          </table:table-cell>
          <table:table-cell office:value-type="float" office:value="0.024" calcext:value-type="float">
            <text:p>2.400E-02</text:p>
          </table:table-cell>
          <table:table-cell office:value-type="float" office:value="0.0000192" calcext:value-type="float">
            <text:p>1.920E-05</text:p>
          </table:table-cell>
          <table:table-cell office:value-type="float" office:value="0.00002569" calcext:value-type="float">
            <text:p>2.569E-05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0.368" calcext:value-type="float">
            <text:p>0.368</text:p>
          </table:table-cell>
          <table:table-cell office:value-type="float" office:value="934.844" calcext:value-type="float">
            <text:p>934.844</text:p>
          </table:table-cell>
          <table:table-cell office:value-type="float" office:value="935.266" calcext:value-type="float">
            <text:p>935.266</text:p>
          </table:table-cell>
          <table:table-cell office:value-type="float" office:value="11.729" calcext:value-type="float">
            <text:p>11.729</text:p>
          </table:table-cell>
          <table:table-cell office:value-type="float" office:value="12.924" calcext:value-type="float">
            <text:p>12.9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02928" calcext:value-type="float">
            <text:p>2.928E-05</text:p>
          </table:table-cell>
          <table:table-cell office:value-type="float" office:value="0.0001139" calcext:value-type="float">
            <text:p>1.139E-04</text:p>
          </table:table-cell>
          <table:table-cell office:value-type="float" office:value="0.02466" calcext:value-type="float">
            <text:p>2.466E-02</text:p>
          </table:table-cell>
          <table:table-cell office:value-type="float" office:value="0.06837" calcext:value-type="float">
            <text:p>6.837E-02</text:p>
          </table:table-cell>
          <table:table-cell office:value-type="float" office:value="0.0000264" calcext:value-type="float">
            <text:p>2.640E-05</text:p>
          </table:table-cell>
          <table:table-cell office:value-type="float" office:value="0.00007308" calcext:value-type="float">
            <text:p>7.308E-05</text:p>
          </table:table-cell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0.359" calcext:value-type="float">
            <text:p>0.359</text:p>
          </table:table-cell>
          <table:table-cell office:value-type="float" office:value="935.268" calcext:value-type="float">
            <text:p>935.268</text:p>
          </table:table-cell>
          <table:table-cell office:value-type="float" office:value="937.062" calcext:value-type="float">
            <text:p>937.062</text:p>
          </table:table-cell>
          <table:table-cell office:value-type="float" office:value="12.929" calcext:value-type="float">
            <text:p>12.929</text:p>
          </table:table-cell>
          <table:table-cell office:value-type="float" office:value="18.146" calcext:value-type="float">
            <text:p>18.1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1141" calcext:value-type="float">
            <text:p>1.141E-04</text:p>
          </table:table-cell>
          <table:table-cell office:value-type="float" office:value="0.0001703" calcext:value-type="float">
            <text:p>1.703E-04</text:p>
          </table:table-cell>
          <table:table-cell office:value-type="float" office:value="0.07329" calcext:value-type="float">
            <text:p>7.329E-02</text:p>
          </table:table-cell>
          <table:table-cell office:value-type="float" office:value="0.09903" calcext:value-type="float">
            <text:p>9.903E-02</text:p>
          </table:table-cell>
          <table:table-cell office:value-type="float" office:value="0.00007834" calcext:value-type="float">
            <text:p>7.834E-05</text:p>
          </table:table-cell>
          <table:table-cell office:value-type="float" office:value="0.0001058" calcext:value-type="float">
            <text:p>1.058E-04</text:p>
          </table:table-cell>
          <table:table-cell office:value-type="float" office:value="124" calcext:value-type="float">
            <text:p>124</text:p>
          </table:table-cell>
          <table:table-cell office:value-type="float" office:value="42" calcext:value-type="float">
            <text:p>42</text:p>
          </table:table-cell>
          <table:table-cell office:value-type="float" office:value="82" calcext:value-type="float">
            <text:p>82</text:p>
          </table:table-cell>
          <table:table-cell office:value-type="float" office:value="0.339" calcext:value-type="float">
            <text:p>0.339</text:p>
          </table:table-cell>
          <table:table-cell office:value-type="float" office:value="937.064" calcext:value-type="float">
            <text:p>937.064</text:p>
          </table:table-cell>
          <table:table-cell office:value-type="float" office:value="937.678" calcext:value-type="float">
            <text:p>937.678</text:p>
          </table:table-cell>
          <table:table-cell office:value-type="float" office:value="18.215" calcext:value-type="float">
            <text:p>18.215</text:p>
          </table:table-cell>
          <table:table-cell office:value-type="float" office:value="20.132" calcext:value-type="float">
            <text:p>20.13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1705" calcext:value-type="float">
            <text:p>1.705E-04</text:p>
          </table:table-cell>
          <table:table-cell office:value-type="float" office:value="0.0002538" calcext:value-type="float">
            <text:p>2.538E-04</text:p>
          </table:table-cell>
          <table:table-cell office:value-type="float" office:value="0.1023" calcext:value-type="float">
            <text:p>1.023E-01</text:p>
          </table:table-cell>
          <table:table-cell office:value-type="float" office:value="0.1379" calcext:value-type="float">
            <text:p>1.379E-01</text:p>
          </table:table-cell>
          <table:table-cell office:value-type="float" office:value="0.0001093" calcext:value-type="float">
            <text:p>1.093E-04</text:p>
          </table:table-cell>
          <table:table-cell office:value-type="float" office:value="0.0001472" calcext:value-type="float">
            <text:p>1.472E-04</text:p>
          </table:table-cell>
          <table:table-cell office:value-type="float" office:value="122" calcext:value-type="float">
            <text:p>122</text:p>
          </table:table-cell>
          <table:table-cell office:value-type="float" office:value="40" calcext:value-type="float">
            <text:p>40</text:p>
          </table:table-cell>
          <table:table-cell office:value-type="float" office:value="82" calcext:value-type="float">
            <text:p>82</text:p>
          </table:table-cell>
          <table:table-cell office:value-type="float" office:value="0.328" calcext:value-type="float">
            <text:p>0.328</text:p>
          </table:table-cell>
          <table:table-cell office:value-type="float" office:value="937.68" calcext:value-type="float">
            <text:p>937.680</text:p>
          </table:table-cell>
          <table:table-cell office:value-type="float" office:value="938.333" calcext:value-type="float">
            <text:p>938.333</text:p>
          </table:table-cell>
          <table:table-cell office:value-type="float" office:value="20.13" calcext:value-type="float">
            <text:p>20.130</text:p>
          </table:table-cell>
          <table:table-cell office:value-type="float" office:value="22.233" calcext:value-type="float">
            <text:p>22.2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2542" calcext:value-type="float">
            <text:p>2.542E-04</text:p>
          </table:table-cell>
          <table:table-cell office:value-type="float" office:value="0.000384" calcext:value-type="float">
            <text:p>3.840E-04</text:p>
          </table:table-cell>
          <table:table-cell office:value-type="float" office:value="0.1427" calcext:value-type="float">
            <text:p>1.427E-01</text:p>
          </table:table-cell>
          <table:table-cell office:value-type="float" office:value="0.1946" calcext:value-type="float">
            <text:p>1.946E-01</text:p>
          </table:table-cell>
          <table:table-cell office:value-type="float" office:value="0.0001524" calcext:value-type="float">
            <text:p>1.524E-04</text:p>
          </table:table-cell>
          <table:table-cell office:value-type="float" office:value="0.0002076" calcext:value-type="float">
            <text:p>2.076E-04</text:p>
          </table:table-cell>
          <table:table-cell office:value-type="float" office:value="120" calcext:value-type="float">
            <text:p>120</text:p>
          </table:table-cell>
          <table:table-cell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office:value-type="float" office:value="0.317" calcext:value-type="float">
            <text:p>0.317</text:p>
          </table:table-cell>
          <table:table-cell office:value-type="float" office:value="938.336" calcext:value-type="float">
            <text:p>938.336</text:p>
          </table:table-cell>
          <table:table-cell office:value-type="float" office:value="939.061" calcext:value-type="float">
            <text:p>939.061</text:p>
          </table:table-cell>
          <table:table-cell office:value-type="float" office:value="22.231" calcext:value-type="float">
            <text:p>22.231</text:p>
          </table:table-cell>
          <table:table-cell office:value-type="float" office:value="24.644" calcext:value-type="float">
            <text:p>24.6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3846" calcext:value-type="float">
            <text:p>3.846E-04</text:p>
          </table:table-cell>
          <table:table-cell office:value-type="float" office:value="0.0005044" calcext:value-type="float">
            <text:p>5.044E-04</text:p>
          </table:table-cell>
          <table:table-cell office:value-type="float" office:value="0.2019" calcext:value-type="float">
            <text:p>2.019E-01</text:p>
          </table:table-cell>
          <table:table-cell office:value-type="float" office:value="0.2475" calcext:value-type="float">
            <text:p>2.475E-01</text:p>
          </table:table-cell>
          <table:table-cell office:value-type="float" office:value="0.0002154" calcext:value-type="float">
            <text:p>2.154E-04</text:p>
          </table:table-cell>
          <table:table-cell office:value-type="float" office:value="0.000264" calcext:value-type="float">
            <text:p>2.640E-04</text:p>
          </table:table-cell>
          <table:table-cell office:value-type="float" office:value="118" calcext:value-type="float">
            <text:p>118</text:p>
          </table:table-cell>
          <table:table-cell office:value-type="float" office:value="36" calcext:value-type="float">
            <text:p>36</text:p>
          </table:table-cell>
          <table:table-cell office:value-type="float" office:value="82" calcext:value-type="float">
            <text:p>82</text:p>
          </table:table-cell>
          <table:table-cell office:value-type="float" office:value="0.305" calcext:value-type="float">
            <text:p>0.305</text:p>
          </table:table-cell>
          <table:table-cell office:value-type="float" office:value="939.064" calcext:value-type="float">
            <text:p>939.064</text:p>
          </table:table-cell>
          <table:table-cell office:value-type="float" office:value="939.564" calcext:value-type="float">
            <text:p>939.564</text:p>
          </table:table-cell>
          <table:table-cell office:value-type="float" office:value="24.642" calcext:value-type="float">
            <text:p>24.642</text:p>
          </table:table-cell>
          <table:table-cell office:value-type="float" office:value="26.369" calcext:value-type="float">
            <text:p>26.369</text:p>
          </table:table-cell>
        </table:table-row>
        <table:table-row table:style-name="ro1" table:number-rows-repeated="1048559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VMIN" table:style-name="ta1">
        <table:table-column table:style-name="co1" table:default-cell-style-name="Default"/>
        <table:table-column table:style-name="co1" table:number-columns-repeated="6" table:default-cell-style-name="ce1"/>
        <table:table-column table:style-name="co1" table:number-columns-repeated="3" table:default-cell-style-name="Default"/>
        <table:table-column table:style-name="co1" table:number-columns-repeated="5" table:default-cell-style-name="ce3"/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Pmin[MeVfm**(-3)]</text:p>
          </table:table-cell>
          <table:table-cell office:value-type="string" calcext:value-type="string">
            <text:p>Pmax[MeVfm**(-3)]</text:p>
          </table:table-cell>
          <table:table-cell office:value-type="string" calcext:value-type="string">
            <text:p>etotmin[MeVfm**(-3)]</text:p>
          </table:table-cell>
          <table:table-cell office:value-type="string" calcext:value-type="string">
            <text:p>etotmax[MeVfm**(-3)]</text:p>
          </table:table-cell>
          <table:table-cell office:value-type="string" calcext:value-type="string">
            <text:p>nbmin[fm**(-3)]</text:p>
          </table:table-cell>
          <table:table-cell office:value-type="string" calcext:value-type="string">
            <text:p>nbmax[fm**(-3)]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/A</text:p>
          </table:table-cell>
          <table:table-cell office:value-type="string" calcext:value-type="string">
            <text:p>mu_bmin[MeV]</text:p>
          </table:table-cell>
          <table:table-cell office:value-type="string" calcext:value-type="string">
            <text:p>mu_bmax[MeV]</text:p>
          </table:table-cell>
          <table:table-cell office:value-type="string" calcext:value-type="string">
            <text:p>mu_emin[MeV]</text:p>
          </table:table-cell>
          <table:table-cell office:value-type="string" calcext:value-type="string">
            <text:p>mu_emax[MeV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082E-015" calcext:value-type="float">
            <text:p>6.082E-15</text:p>
          </table:table-cell>
          <table:table-cell office:value-type="float" office:value="0.0000000003388" calcext:value-type="float">
            <text:p>3.388E-10</text:p>
          </table:table-cell>
          <table:table-cell office:value-type="float" office:value="0.000000005857" calcext:value-type="float">
            <text:p>5.857E-09</text:p>
          </table:table-cell>
          <table:table-cell office:value-type="float" office:value="0.000004615" calcext:value-type="float">
            <text:p>4.615E-06</text:p>
          </table:table-cell>
          <table:table-cell office:value-type="float" office:value="0.000000000006295" calcext:value-type="float">
            <text:p>6.295E-12</text:p>
          </table:table-cell>
          <table:table-cell office:value-type="float" office:value="0.00000000496" calcext:value-type="float">
            <text:p>4.960E-09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0.464" calcext:value-type="float">
            <text:p>0.464</text:p>
          </table:table-cell>
          <table:table-cell office:value-type="float" office:value="930.414" calcext:value-type="float">
            <text:p>930.414</text:p>
          </table:table-cell>
          <table:table-cell office:value-type="float" office:value="930.603" calcext:value-type="float">
            <text:p>930.603</text:p>
          </table:table-cell>
          <table:table-cell office:value-type="float" office:value="0.518" calcext:value-type="float">
            <text:p>0.518</text:p>
          </table:table-cell>
          <table:table-cell office:value-type="float" office:value="0.954" calcext:value-type="float">
            <text:p>0.9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00003393" calcext:value-type="float">
            <text:p>3.393E-10</text:p>
          </table:table-cell>
          <table:table-cell office:value-type="float" office:value="0.0000000416" calcext:value-type="float">
            <text:p>4.160E-08</text:p>
          </table:table-cell>
          <table:table-cell office:value-type="float" office:value="0.000004758" calcext:value-type="float">
            <text:p>4.758E-06</text:p>
          </table:table-cell>
          <table:table-cell office:value-type="float" office:value="0.000147" calcext:value-type="float">
            <text:p>1.470E-04</text:p>
          </table:table-cell>
          <table:table-cell office:value-type="float" office:value="0.000000005113" calcext:value-type="float">
            <text:p>5.113E-09</text:p>
          </table:table-cell>
          <table:table-cell office:value-type="float" office:value="0.0000001579" calcext:value-type="float">
            <text:p>1.579E-07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0.452" calcext:value-type="float">
            <text:p>0.452</text:p>
          </table:table-cell>
          <table:table-cell office:value-type="float" office:value="930.604" calcext:value-type="float">
            <text:p>930.604</text:p>
          </table:table-cell>
          <table:table-cell office:value-type="float" office:value="931.306" calcext:value-type="float">
            <text:p>931.306</text:p>
          </table:table-cell>
          <table:table-cell office:value-type="float" office:value="0.955" calcext:value-type="float">
            <text:p>0.955</text:p>
          </table:table-cell>
          <table:table-cell office:value-type="float" office:value="2.583" calcext:value-type="float">
            <text:p>2.5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0004166" calcext:value-type="float">
            <text:p>4.166E-08</text:p>
          </table:table-cell>
          <table:table-cell office:value-type="float" office:value="0.00000004393" calcext:value-type="float">
            <text:p>4.393E-08</text:p>
          </table:table-cell>
          <table:table-cell office:value-type="float" office:value="0.000148" calcext:value-type="float">
            <text:p>1.480E-04</text:p>
          </table:table-cell>
          <table:table-cell office:value-type="float" office:value="0.0001539" calcext:value-type="float">
            <text:p>1.539E-04</text:p>
          </table:table-cell>
          <table:table-cell office:value-type="float" office:value="0.000000159" calcext:value-type="float">
            <text:p>1.590E-07</text:p>
          </table:table-cell>
          <table:table-cell office:value-type="float" office:value="0.0000001653" calcext:value-type="float">
            <text:p>1.653E-07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0.448" calcext:value-type="float">
            <text:p>0.448</text:p>
          </table:table-cell>
          <table:table-cell office:value-type="float" office:value="931.306" calcext:value-type="float">
            <text:p>931.306</text:p>
          </table:table-cell>
          <table:table-cell office:value-type="float" office:value="931.32" calcext:value-type="float">
            <text:p>931.320</text:p>
          </table:table-cell>
          <table:table-cell office:value-type="float" office:value="2.582" calcext:value-type="float">
            <text:p>2.582</text:p>
          </table:table-cell>
          <table:table-cell office:value-type="float" office:value="2.615" calcext:value-type="float">
            <text:p>2.6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0044" calcext:value-type="float">
            <text:p>4.400E-08</text:p>
          </table:table-cell>
          <table:table-cell office:value-type="float" office:value="0.0000003565" calcext:value-type="float">
            <text:p>3.565E-07</text:p>
          </table:table-cell>
          <table:table-cell office:value-type="float" office:value="0.0001582" calcext:value-type="float">
            <text:p>1.582E-04</text:p>
          </table:table-cell>
          <table:table-cell office:value-type="float" office:value="0.0007466" calcext:value-type="float">
            <text:p>7.466E-04</text:p>
          </table:table-cell>
          <table:table-cell office:value-type="float" office:value="0.0000001699" calcext:value-type="float">
            <text:p>1.699E-07</text:p>
          </table:table-cell>
          <table:table-cell office:value-type="float" office:value="0.0000008015" calcext:value-type="float">
            <text:p>8.015E-07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0.438" calcext:value-type="float">
            <text:p>0.438</text:p>
          </table:table-cell>
          <table:table-cell office:value-type="float" office:value="931.321" calcext:value-type="float">
            <text:p>931.321</text:p>
          </table:table-cell>
          <table:table-cell office:value-type="float" office:value="932.04" calcext:value-type="float">
            <text:p>932.040</text:p>
          </table:table-cell>
          <table:table-cell office:value-type="float" office:value="2.617" calcext:value-type="float">
            <text:p>2.617</text:p>
          </table:table-cell>
          <table:table-cell office:value-type="float" office:value="4.335" calcext:value-type="float">
            <text:p>4.3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00357" calcext:value-type="float">
            <text:p>3.570E-07</text:p>
          </table:table-cell>
          <table:table-cell office:value-type="float" office:value="0.0000004137" calcext:value-type="float">
            <text:p>4.137E-07</text:p>
          </table:table-cell>
          <table:table-cell office:value-type="float" office:value="0.0007708" calcext:value-type="float">
            <text:p>7.708E-04</text:p>
          </table:table-cell>
          <table:table-cell office:value-type="float" office:value="0.0008603" calcext:value-type="float">
            <text:p>8.603E-04</text:p>
          </table:table-cell>
          <table:table-cell office:value-type="float" office:value="0.0000008274" calcext:value-type="float">
            <text:p>8.274E-07</text:p>
          </table:table-cell>
          <table:table-cell office:value-type="float" office:value="0.0000009234" calcext:value-type="float">
            <text:p>9.234E-07</text:p>
          </table:table-cell>
          <table:table-cell office:value-type="float" office:value="66" calcext:value-type="float">
            <text:p>66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0.424" calcext:value-type="float">
            <text:p>0.424</text:p>
          </table:table-cell>
          <table:table-cell office:value-type="float" office:value="932.041" calcext:value-type="float">
            <text:p>932.041</text:p>
          </table:table-cell>
          <table:table-cell office:value-type="float" office:value="932.106" calcext:value-type="float">
            <text:p>932.106</text:p>
          </table:table-cell>
          <table:table-cell office:value-type="float" office:value="4.337" calcext:value-type="float">
            <text:p>4.337</text:p>
          </table:table-cell>
          <table:table-cell office:value-type="float" office:value="4.496" calcext:value-type="float">
            <text:p>4.4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004143" calcext:value-type="float">
            <text:p>4.143E-07</text:p>
          </table:table-cell>
          <table:table-cell office:value-type="float" office:value="0.000001028" calcext:value-type="float">
            <text:p>1.028E-06</text:p>
          </table:table-cell>
          <table:table-cell office:value-type="float" office:value="0.0008782" calcext:value-type="float">
            <text:p>8.782E-04</text:p>
          </table:table-cell>
          <table:table-cell office:value-type="float" office:value="0.001731" calcext:value-type="float">
            <text:p>1.731E-03</text:p>
          </table:table-cell>
          <table:table-cell office:value-type="float" office:value="0.0000009426" calcext:value-type="float">
            <text:p>9.426E-07</text:p>
          </table:table-cell>
          <table:table-cell office:value-type="float" office:value="0.000001857" calcext:value-type="float">
            <text:p>1.857E-06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0.419" calcext:value-type="float">
            <text:p>0.419</text:p>
          </table:table-cell>
          <table:table-cell office:value-type="float" office:value="932.107" calcext:value-type="float">
            <text:p>932.107</text:p>
          </table:table-cell>
          <table:table-cell office:value-type="float" office:value="932.556" calcext:value-type="float">
            <text:p>932.556</text:p>
          </table:table-cell>
          <table:table-cell office:value-type="float" office:value="4.507" calcext:value-type="float">
            <text:p>4.507</text:p>
          </table:table-cell>
          <table:table-cell office:value-type="float" office:value="5.637" calcext:value-type="float">
            <text:p>5.6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0103" calcext:value-type="float">
            <text:p>1.030E-06</text:p>
          </table:table-cell>
          <table:table-cell office:value-type="float" office:value="0.000005572" calcext:value-type="float">
            <text:p>5.572E-06</text:p>
          </table:table-cell>
          <table:table-cell office:value-type="float" office:value="0.00179" calcext:value-type="float">
            <text:p>1.790E-03</text:p>
          </table:table-cell>
          <table:table-cell office:value-type="float" office:value="0.006332" calcext:value-type="float">
            <text:p>6.332E-03</text:p>
          </table:table-cell>
          <table:table-cell office:value-type="float" office:value="0.00000192" calcext:value-type="float">
            <text:p>1.920E-06</text:p>
          </table:table-cell>
          <table:table-cell office:value-type="float" office:value="0.000006788" calcext:value-type="float">
            <text:p>6.788E-06</text:p>
          </table:table-cell>
          <table:table-cell office:value-type="float" office:value="84" calcext:value-type="float">
            <text:p>84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0.405" calcext:value-type="float">
            <text:p>0.405</text:p>
          </table:table-cell>
          <table:table-cell office:value-type="float" office:value="932.557" calcext:value-type="float">
            <text:p>932.557</text:p>
          </table:table-cell>
          <table:table-cell office:value-type="float" office:value="933.686" calcext:value-type="float">
            <text:p>933.686</text:p>
          </table:table-cell>
          <table:table-cell office:value-type="float" office:value="5.636" calcext:value-type="float">
            <text:p>5.636</text:p>
          </table:table-cell>
          <table:table-cell office:value-type="float" office:value="8.565" calcext:value-type="float">
            <text:p>8.5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5581" calcext:value-type="float">
            <text:p>5.581E-06</text:p>
          </table:table-cell>
          <table:table-cell office:value-type="float" office:value="0.00001766" calcext:value-type="float">
            <text:p>1.766E-05</text:p>
          </table:table-cell>
          <table:table-cell office:value-type="float" office:value="0.006566" calcext:value-type="float">
            <text:p>6.566E-03</text:p>
          </table:table-cell>
          <table:table-cell office:value-type="float" office:value="0.01557" calcext:value-type="float">
            <text:p>1.557E-02</text:p>
          </table:table-cell>
          <table:table-cell office:value-type="float" office:value="0.000007038" calcext:value-type="float">
            <text:p>7.038E-06</text:p>
          </table:table-cell>
          <table:table-cell office:value-type="float" office:value="0.00001668" calcext:value-type="float">
            <text:p>1.668E-05</text:p>
          </table:table-cell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0.39" calcext:value-type="float">
            <text:p>0.390</text:p>
          </table:table-cell>
          <table:table-cell office:value-type="float" office:value="933.687" calcext:value-type="float">
            <text:p>933.687</text:p>
          </table:table-cell>
          <table:table-cell office:value-type="float" office:value="934.747" calcext:value-type="float">
            <text:p>934.747</text:p>
          </table:table-cell>
          <table:table-cell office:value-type="float" office:value="8.564" calcext:value-type="float">
            <text:p>8.564</text:p>
          </table:table-cell>
          <table:table-cell office:value-type="float" office:value="11.41" calcext:value-type="float">
            <text:p>11.4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01769" calcext:value-type="float">
            <text:p>1.769E-05</text:p>
          </table:table-cell>
          <table:table-cell office:value-type="float" office:value="0.00004562" calcext:value-type="float">
            <text:p>4.562E-05</text:p>
          </table:table-cell>
          <table:table-cell office:value-type="float" office:value="0.0162" calcext:value-type="float">
            <text:p>1.620E-02</text:p>
          </table:table-cell>
          <table:table-cell office:value-type="float" office:value="0.03298" calcext:value-type="float">
            <text:p>3.298E-02</text:p>
          </table:table-cell>
          <table:table-cell office:value-type="float" office:value="0.00001735" calcext:value-type="float">
            <text:p>1.735E-05</text:p>
          </table:table-cell>
          <table:table-cell office:value-type="float" office:value="0.00003529" calcext:value-type="float">
            <text:p>3.529E-0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0.375" calcext:value-type="float">
            <text:p>0.375</text:p>
          </table:table-cell>
          <table:table-cell office:value-type="float" office:value="934.748" calcext:value-type="float">
            <text:p>934.748</text:p>
          </table:table-cell>
          <table:table-cell office:value-type="float" office:value="935.838" calcext:value-type="float">
            <text:p>935.838</text:p>
          </table:table-cell>
          <table:table-cell office:value-type="float" office:value="11.408" calcext:value-type="float">
            <text:p>11.408</text:p>
          </table:table-cell>
          <table:table-cell office:value-type="float" office:value="14.449" calcext:value-type="float">
            <text:p>14.4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4568" calcext:value-type="float">
            <text:p>4.568E-05</text:p>
          </table:table-cell>
          <table:table-cell office:value-type="float" office:value="0.00009321" calcext:value-type="float">
            <text:p>9.321E-05</text:p>
          </table:table-cell>
          <table:table-cell office:value-type="float" office:value="0.03444" calcext:value-type="float">
            <text:p>3.444E-02</text:p>
          </table:table-cell>
          <table:table-cell office:value-type="float" office:value="0.05882" calcext:value-type="float">
            <text:p>5.882E-02</text:p>
          </table:table-cell>
          <table:table-cell office:value-type="float" office:value="0.00003685" calcext:value-type="float">
            <text:p>3.685E-05</text:p>
          </table:table-cell>
          <table:table-cell office:value-type="float" office:value="0.00006289" calcext:value-type="float">
            <text:p>6.289E-05</text:p>
          </table:table-cell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0.359" calcext:value-type="float">
            <text:p>0.359</text:p>
          </table:table-cell>
          <table:table-cell office:value-type="float" office:value="935.84" calcext:value-type="float">
            <text:p>935.840</text:p>
          </table:table-cell>
          <table:table-cell office:value-type="float" office:value="936.808" calcext:value-type="float">
            <text:p>936.808</text:p>
          </table:table-cell>
          <table:table-cell office:value-type="float" office:value="14.446" calcext:value-type="float">
            <text:p>14.446</text:p>
          </table:table-cell>
          <table:table-cell office:value-type="float" office:value="17.261" calcext:value-type="float">
            <text:p>17.26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09335" calcext:value-type="float">
            <text:p>9.335E-05</text:p>
          </table:table-cell>
          <table:table-cell office:value-type="float" office:value="0.0001144" calcext:value-type="float">
            <text:p>1.144E-04</text:p>
          </table:table-cell>
          <table:table-cell office:value-type="float" office:value="0.0604" calcext:value-type="float">
            <text:p>6.040E-02</text:p>
          </table:table-cell>
          <table:table-cell office:value-type="float" office:value="0.07036" calcext:value-type="float">
            <text:p>7.036E-02</text:p>
          </table:table-cell>
          <table:table-cell office:value-type="float" office:value="0.00006457" calcext:value-type="float">
            <text:p>6.457E-05</text:p>
          </table:table-cell>
          <table:table-cell office:value-type="float" office:value="0.0000752" calcext:value-type="float">
            <text:p>7.520E-05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0.35" calcext:value-type="float">
            <text:p>0.350</text:p>
          </table:table-cell>
          <table:table-cell office:value-type="float" office:value="936.81" calcext:value-type="float">
            <text:p>936.810</text:p>
          </table:table-cell>
          <table:table-cell office:value-type="float" office:value="937.112" calcext:value-type="float">
            <text:p>937.112</text:p>
          </table:table-cell>
          <table:table-cell office:value-type="float" office:value="17.267" calcext:value-type="float">
            <text:p>17.267</text:p>
          </table:table-cell>
          <table:table-cell office:value-type="float" office:value="18.166" calcext:value-type="float">
            <text:p>18.1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1146" calcext:value-type="float">
            <text:p>1.146E-04</text:p>
          </table:table-cell>
          <table:table-cell office:value-type="float" office:value="0.000169" calcext:value-type="float">
            <text:p>1.690E-04</text:p>
          </table:table-cell>
          <table:table-cell office:value-type="float" office:value="0.07354" calcext:value-type="float">
            <text:p>7.354E-02</text:p>
          </table:table-cell>
          <table:table-cell office:value-type="float" office:value="0.09849" calcext:value-type="float">
            <text:p>9.849E-02</text:p>
          </table:table-cell>
          <table:table-cell office:value-type="float" office:value="0.0000786" calcext:value-type="float">
            <text:p>7.860E-05</text:p>
          </table:table-cell>
          <table:table-cell office:value-type="float" office:value="0.0001052" calcext:value-type="float">
            <text:p>1.052E-04</text:p>
          </table:table-cell>
          <table:table-cell office:value-type="float" office:value="124" calcext:value-type="float">
            <text:p>124</text:p>
          </table:table-cell>
          <table:table-cell office:value-type="float" office:value="42" calcext:value-type="float">
            <text:p>42</text:p>
          </table:table-cell>
          <table:table-cell office:value-type="float" office:value="82" calcext:value-type="float">
            <text:p>82</text:p>
          </table:table-cell>
          <table:table-cell office:value-type="float" office:value="0.339" calcext:value-type="float">
            <text:p>0.339</text:p>
          </table:table-cell>
          <table:table-cell office:value-type="float" office:value="937.114" calcext:value-type="float">
            <text:p>937.114</text:p>
          </table:table-cell>
          <table:table-cell office:value-type="float" office:value="937.709" calcext:value-type="float">
            <text:p>937.709</text:p>
          </table:table-cell>
          <table:table-cell office:value-type="float" office:value="18.235" calcext:value-type="float">
            <text:p>18.235</text:p>
          </table:table-cell>
          <table:table-cell office:value-type="float" office:value="20.095" calcext:value-type="float">
            <text:p>20.0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1693" calcext:value-type="float">
            <text:p>1.693E-04</text:p>
          </table:table-cell>
          <table:table-cell office:value-type="float" office:value="0.0002701" calcext:value-type="float">
            <text:p>2.701E-04</text:p>
          </table:table-cell>
          <table:table-cell office:value-type="float" office:value="0.1017" calcext:value-type="float">
            <text:p>1.017E-01</text:p>
          </table:table-cell>
          <table:table-cell office:value-type="float" office:value="0.1445" calcext:value-type="float">
            <text:p>1.445E-01</text:p>
          </table:table-cell>
          <table:table-cell office:value-type="float" office:value="0.0001087" calcext:value-type="float">
            <text:p>1.087E-04</text:p>
          </table:table-cell>
          <table:table-cell office:value-type="float" office:value="0.0001542" calcext:value-type="float">
            <text:p>1.542E-04</text:p>
          </table:table-cell>
          <table:table-cell office:value-type="float" office:value="122" calcext:value-type="float">
            <text:p>122</text:p>
          </table:table-cell>
          <table:table-cell office:value-type="float" office:value="40" calcext:value-type="float">
            <text:p>40</text:p>
          </table:table-cell>
          <table:table-cell office:value-type="float" office:value="82" calcext:value-type="float">
            <text:p>82</text:p>
          </table:table-cell>
          <table:table-cell office:value-type="float" office:value="0.328" calcext:value-type="float">
            <text:p>0.328</text:p>
          </table:table-cell>
          <table:table-cell office:value-type="float" office:value="937.712" calcext:value-type="float">
            <text:p>937.712</text:p>
          </table:table-cell>
          <table:table-cell office:value-type="float" office:value="938.484" calcext:value-type="float">
            <text:p>938.484</text:p>
          </table:table-cell>
          <table:table-cell office:value-type="float" office:value="20.093" calcext:value-type="float">
            <text:p>20.093</text:p>
          </table:table-cell>
          <table:table-cell office:value-type="float" office:value="22.58" calcext:value-type="float">
            <text:p>22.5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2705" calcext:value-type="float">
            <text:p>2.705E-04</text:p>
          </table:table-cell>
          <table:table-cell office:value-type="float" office:value="0.0003685" calcext:value-type="float">
            <text:p>3.685E-04</text:p>
          </table:table-cell>
          <table:table-cell office:value-type="float" office:value="0.1495" calcext:value-type="float">
            <text:p>1.495E-01</text:p>
          </table:table-cell>
          <table:table-cell office:value-type="float" office:value="0.1887" calcext:value-type="float">
            <text:p>1.887E-01</text:p>
          </table:table-cell>
          <table:table-cell office:value-type="float" office:value="0.0001596" calcext:value-type="float">
            <text:p>1.596E-04</text:p>
          </table:table-cell>
          <table:table-cell office:value-type="float" office:value="0.0002013" calcext:value-type="float">
            <text:p>2.013E-04</text:p>
          </table:table-cell>
          <table:table-cell office:value-type="float" office:value="120" calcext:value-type="float">
            <text:p>120</text:p>
          </table:table-cell>
          <table:table-cell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office:value-type="float" office:value="0.317" calcext:value-type="float">
            <text:p>0.317</text:p>
          </table:table-cell>
          <table:table-cell office:value-type="float" office:value="938.486" calcext:value-type="float">
            <text:p>938.486</text:p>
          </table:table-cell>
          <table:table-cell office:value-type="float" office:value="939.031" calcext:value-type="float">
            <text:p>939.031</text:p>
          </table:table-cell>
          <table:table-cell office:value-type="float" office:value="22.577" calcext:value-type="float">
            <text:p>22.577</text:p>
          </table:table-cell>
          <table:table-cell office:value-type="float" office:value="24.392" calcext:value-type="float">
            <text:p>24.3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3691" calcext:value-type="float">
            <text:p>3.691E-04</text:p>
          </table:table-cell>
          <table:table-cell office:value-type="float" office:value="0.0004665" calcext:value-type="float">
            <text:p>4.665E-04</text:p>
          </table:table-cell>
          <table:table-cell office:value-type="float" office:value="0.192" calcext:value-type="float">
            <text:p>1.920E-01</text:p>
          </table:table-cell>
          <table:table-cell office:value-type="float" office:value="0.229" calcext:value-type="float">
            <text:p>2.290E-01</text:p>
          </table:table-cell>
          <table:table-cell office:value-type="float" office:value="0.0002049" calcext:value-type="float">
            <text:p>2.049E-04</text:p>
          </table:table-cell>
          <table:table-cell office:value-type="float" office:value="0.0002442" calcext:value-type="float">
            <text:p>2.442E-04</text:p>
          </table:table-cell>
          <table:table-cell office:value-type="float" office:value="122" calcext:value-type="float">
            <text:p>122</text:p>
          </table:table-cell>
          <table:table-cell office:value-type="float" office:value="38" calcext:value-type="float">
            <text:p>38</text:p>
          </table:table-cell>
          <table:table-cell office:value-type="float" office:value="84" calcext:value-type="float">
            <text:p>84</text:p>
          </table:table-cell>
          <table:table-cell office:value-type="float" office:value="0.311" calcext:value-type="float">
            <text:p>0.311</text:p>
          </table:table-cell>
          <table:table-cell office:value-type="float" office:value="939.034" calcext:value-type="float">
            <text:p>939.034</text:p>
          </table:table-cell>
          <table:table-cell office:value-type="float" office:value="939.468" calcext:value-type="float">
            <text:p>939.468</text:p>
          </table:table-cell>
          <table:table-cell office:value-type="float" office:value="24.401" calcext:value-type="float">
            <text:p>24.401</text:p>
          </table:table-cell>
          <table:table-cell office:value-type="float" office:value="25.872" calcext:value-type="float">
            <text:p>25.8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4672" calcext:value-type="float">
            <text:p>4.672E-04</text:p>
          </table:table-cell>
          <table:table-cell office:value-type="float" office:value="0.0004912" calcext:value-type="float">
            <text:p>4.912E-04</text:p>
          </table:table-cell>
          <table:table-cell office:value-type="float" office:value="0.2368" calcext:value-type="float">
            <text:p>2.368E-01</text:p>
          </table:table-cell>
          <table:table-cell office:value-type="float" office:value="0.2459" calcext:value-type="float">
            <text:p>2.459E-01</text:p>
          </table:table-cell>
          <table:table-cell office:value-type="float" office:value="0.0002525" calcext:value-type="float">
            <text:p>2.525E-04</text:p>
          </table:table-cell>
          <table:table-cell office:value-type="float" office:value="0.0002622" calcext:value-type="float">
            <text:p>2.622E-04</text:p>
          </table:table-cell>
          <table:table-cell office:value-type="float" office:value="126" calcext:value-type="float">
            <text:p>126</text:p>
          </table:table-cell>
          <table:table-cell office:value-type="float" office:value="38" calcext:value-type="float">
            <text:p>38</text:p>
          </table:table-cell>
          <table:table-cell office:value-type="float" office:value="88" calcext:value-type="float">
            <text:p>88</text:p>
          </table:table-cell>
          <table:table-cell office:value-type="float" office:value="0.302" calcext:value-type="float">
            <text:p>0.302</text:p>
          </table:table-cell>
          <table:table-cell office:value-type="float" office:value="939.471" calcext:value-type="float">
            <text:p>939.471</text:p>
          </table:table-cell>
          <table:table-cell office:value-type="float" office:value="939.565" calcext:value-type="float">
            <text:p>939.565</text:p>
          </table:table-cell>
          <table:table-cell office:value-type="float" office:value="25.881" calcext:value-type="float">
            <text:p>25.881</text:p>
          </table:table-cell>
          <table:table-cell office:value-type="float" office:value="26.207" calcext:value-type="float">
            <text:p>26.207</text:p>
          </table:table-cell>
        </table:table-row>
        <table:table-row table:style-name="ro1" table:number-rows-repeated="1048558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UNEDF0" table:style-name="ta1">
        <table:table-column table:style-name="co1" table:default-cell-style-name="Default"/>
        <table:table-column table:style-name="co1" table:number-columns-repeated="6" table:default-cell-style-name="ce1"/>
        <table:table-column table:style-name="co1" table:number-columns-repeated="3" table:default-cell-style-name="Default"/>
        <table:table-column table:style-name="co1" table:number-columns-repeated="5" table:default-cell-style-name="ce3"/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Pmin[MeVfm**(-3)]</text:p>
          </table:table-cell>
          <table:table-cell office:value-type="string" calcext:value-type="string">
            <text:p>Pmax[MeVfm**(-3)]</text:p>
          </table:table-cell>
          <table:table-cell office:value-type="string" calcext:value-type="string">
            <text:p>etotmin[MeVfm**(-3)]</text:p>
          </table:table-cell>
          <table:table-cell office:value-type="string" calcext:value-type="string">
            <text:p>etotmax[MeVfm**(-3)]</text:p>
          </table:table-cell>
          <table:table-cell office:value-type="string" calcext:value-type="string">
            <text:p>nbmin[fm**(-3)]</text:p>
          </table:table-cell>
          <table:table-cell office:value-type="string" calcext:value-type="string">
            <text:p>nbmax[fm**(-3)]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/A</text:p>
          </table:table-cell>
          <table:table-cell office:value-type="string" calcext:value-type="string">
            <text:p>mu_bmin[MeV]</text:p>
          </table:table-cell>
          <table:table-cell office:value-type="string" calcext:value-type="string">
            <text:p>mu_bmax[MeV]</text:p>
          </table:table-cell>
          <table:table-cell office:value-type="string" calcext:value-type="string">
            <text:p>mu_emin[MeV]</text:p>
          </table:table-cell>
          <table:table-cell office:value-type="string" calcext:value-type="string">
            <text:p>mu_emax[MeV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082E-015" calcext:value-type="float">
            <text:p>6.082E-15</text:p>
          </table:table-cell>
          <table:table-cell office:value-type="float" office:value="0.0000000003388" calcext:value-type="float">
            <text:p>3.388E-10</text:p>
          </table:table-cell>
          <table:table-cell office:value-type="float" office:value="0.000000005857" calcext:value-type="float">
            <text:p>5.857E-09</text:p>
          </table:table-cell>
          <table:table-cell office:value-type="float" office:value="0.000004615" calcext:value-type="float">
            <text:p>4.615E-06</text:p>
          </table:table-cell>
          <table:table-cell office:value-type="float" office:value="0.000000000006295" calcext:value-type="float">
            <text:p>6.295E-12</text:p>
          </table:table-cell>
          <table:table-cell office:value-type="float" office:value="0.00000000496" calcext:value-type="float">
            <text:p>4.960E-09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0.464" calcext:value-type="float">
            <text:p>0.464</text:p>
          </table:table-cell>
          <table:table-cell office:value-type="float" office:value="930.414" calcext:value-type="float">
            <text:p>930.414</text:p>
          </table:table-cell>
          <table:table-cell office:value-type="float" office:value="930.603" calcext:value-type="float">
            <text:p>930.603</text:p>
          </table:table-cell>
          <table:table-cell office:value-type="float" office:value="0.518" calcext:value-type="float">
            <text:p>0.518</text:p>
          </table:table-cell>
          <table:table-cell office:value-type="float" office:value="0.954" calcext:value-type="float">
            <text:p>0.9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00003393" calcext:value-type="float">
            <text:p>3.393E-10</text:p>
          </table:table-cell>
          <table:table-cell office:value-type="float" office:value="0.0000000416" calcext:value-type="float">
            <text:p>4.160E-08</text:p>
          </table:table-cell>
          <table:table-cell office:value-type="float" office:value="0.000004758" calcext:value-type="float">
            <text:p>4.758E-06</text:p>
          </table:table-cell>
          <table:table-cell office:value-type="float" office:value="0.000147" calcext:value-type="float">
            <text:p>1.470E-04</text:p>
          </table:table-cell>
          <table:table-cell office:value-type="float" office:value="0.000000005113" calcext:value-type="float">
            <text:p>5.113E-09</text:p>
          </table:table-cell>
          <table:table-cell office:value-type="float" office:value="0.0000001579" calcext:value-type="float">
            <text:p>1.579E-07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0.452" calcext:value-type="float">
            <text:p>0.452</text:p>
          </table:table-cell>
          <table:table-cell office:value-type="float" office:value="930.604" calcext:value-type="float">
            <text:p>930.604</text:p>
          </table:table-cell>
          <table:table-cell office:value-type="float" office:value="931.306" calcext:value-type="float">
            <text:p>931.306</text:p>
          </table:table-cell>
          <table:table-cell office:value-type="float" office:value="0.955" calcext:value-type="float">
            <text:p>0.955</text:p>
          </table:table-cell>
          <table:table-cell office:value-type="float" office:value="2.583" calcext:value-type="float">
            <text:p>2.5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0004166" calcext:value-type="float">
            <text:p>4.166E-08</text:p>
          </table:table-cell>
          <table:table-cell office:value-type="float" office:value="0.00000004393" calcext:value-type="float">
            <text:p>4.393E-08</text:p>
          </table:table-cell>
          <table:table-cell office:value-type="float" office:value="0.000148" calcext:value-type="float">
            <text:p>1.480E-04</text:p>
          </table:table-cell>
          <table:table-cell office:value-type="float" office:value="0.0001539" calcext:value-type="float">
            <text:p>1.539E-04</text:p>
          </table:table-cell>
          <table:table-cell office:value-type="float" office:value="0.000000159" calcext:value-type="float">
            <text:p>1.590E-07</text:p>
          </table:table-cell>
          <table:table-cell office:value-type="float" office:value="0.0000001653" calcext:value-type="float">
            <text:p>1.653E-07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0.448" calcext:value-type="float">
            <text:p>0.448</text:p>
          </table:table-cell>
          <table:table-cell office:value-type="float" office:value="931.306" calcext:value-type="float">
            <text:p>931.306</text:p>
          </table:table-cell>
          <table:table-cell office:value-type="float" office:value="931.32" calcext:value-type="float">
            <text:p>931.320</text:p>
          </table:table-cell>
          <table:table-cell office:value-type="float" office:value="2.582" calcext:value-type="float">
            <text:p>2.582</text:p>
          </table:table-cell>
          <table:table-cell office:value-type="float" office:value="2.615" calcext:value-type="float">
            <text:p>2.6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0044" calcext:value-type="float">
            <text:p>4.400E-08</text:p>
          </table:table-cell>
          <table:table-cell office:value-type="float" office:value="0.0000003565" calcext:value-type="float">
            <text:p>3.565E-07</text:p>
          </table:table-cell>
          <table:table-cell office:value-type="float" office:value="0.0001582" calcext:value-type="float">
            <text:p>1.582E-04</text:p>
          </table:table-cell>
          <table:table-cell office:value-type="float" office:value="0.0007466" calcext:value-type="float">
            <text:p>7.466E-04</text:p>
          </table:table-cell>
          <table:table-cell office:value-type="float" office:value="0.0000001699" calcext:value-type="float">
            <text:p>1.699E-07</text:p>
          </table:table-cell>
          <table:table-cell office:value-type="float" office:value="0.0000008015" calcext:value-type="float">
            <text:p>8.015E-07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0.438" calcext:value-type="float">
            <text:p>0.438</text:p>
          </table:table-cell>
          <table:table-cell office:value-type="float" office:value="931.321" calcext:value-type="float">
            <text:p>931.321</text:p>
          </table:table-cell>
          <table:table-cell office:value-type="float" office:value="932.04" calcext:value-type="float">
            <text:p>932.040</text:p>
          </table:table-cell>
          <table:table-cell office:value-type="float" office:value="2.617" calcext:value-type="float">
            <text:p>2.617</text:p>
          </table:table-cell>
          <table:table-cell office:value-type="float" office:value="4.335" calcext:value-type="float">
            <text:p>4.3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00357" calcext:value-type="float">
            <text:p>3.570E-07</text:p>
          </table:table-cell>
          <table:table-cell office:value-type="float" office:value="0.0000004137" calcext:value-type="float">
            <text:p>4.137E-07</text:p>
          </table:table-cell>
          <table:table-cell office:value-type="float" office:value="0.0007708" calcext:value-type="float">
            <text:p>7.708E-04</text:p>
          </table:table-cell>
          <table:table-cell office:value-type="float" office:value="0.0008603" calcext:value-type="float">
            <text:p>8.603E-04</text:p>
          </table:table-cell>
          <table:table-cell office:value-type="float" office:value="0.0000008274" calcext:value-type="float">
            <text:p>8.274E-07</text:p>
          </table:table-cell>
          <table:table-cell office:value-type="float" office:value="0.0000009234" calcext:value-type="float">
            <text:p>9.234E-07</text:p>
          </table:table-cell>
          <table:table-cell office:value-type="float" office:value="66" calcext:value-type="float">
            <text:p>66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0.424" calcext:value-type="float">
            <text:p>0.424</text:p>
          </table:table-cell>
          <table:table-cell office:value-type="float" office:value="932.041" calcext:value-type="float">
            <text:p>932.041</text:p>
          </table:table-cell>
          <table:table-cell office:value-type="float" office:value="932.106" calcext:value-type="float">
            <text:p>932.106</text:p>
          </table:table-cell>
          <table:table-cell office:value-type="float" office:value="4.337" calcext:value-type="float">
            <text:p>4.337</text:p>
          </table:table-cell>
          <table:table-cell office:value-type="float" office:value="4.496" calcext:value-type="float">
            <text:p>4.4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004143" calcext:value-type="float">
            <text:p>4.143E-07</text:p>
          </table:table-cell>
          <table:table-cell office:value-type="float" office:value="0.000001028" calcext:value-type="float">
            <text:p>1.028E-06</text:p>
          </table:table-cell>
          <table:table-cell office:value-type="float" office:value="0.0008782" calcext:value-type="float">
            <text:p>8.782E-04</text:p>
          </table:table-cell>
          <table:table-cell office:value-type="float" office:value="0.001731" calcext:value-type="float">
            <text:p>1.731E-03</text:p>
          </table:table-cell>
          <table:table-cell office:value-type="float" office:value="0.0000009426" calcext:value-type="float">
            <text:p>9.426E-07</text:p>
          </table:table-cell>
          <table:table-cell office:value-type="float" office:value="0.000001857" calcext:value-type="float">
            <text:p>1.857E-06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0.419" calcext:value-type="float">
            <text:p>0.419</text:p>
          </table:table-cell>
          <table:table-cell office:value-type="float" office:value="932.107" calcext:value-type="float">
            <text:p>932.107</text:p>
          </table:table-cell>
          <table:table-cell office:value-type="float" office:value="932.556" calcext:value-type="float">
            <text:p>932.556</text:p>
          </table:table-cell>
          <table:table-cell office:value-type="float" office:value="4.507" calcext:value-type="float">
            <text:p>4.507</text:p>
          </table:table-cell>
          <table:table-cell office:value-type="float" office:value="5.637" calcext:value-type="float">
            <text:p>5.6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0103" calcext:value-type="float">
            <text:p>1.030E-06</text:p>
          </table:table-cell>
          <table:table-cell office:value-type="float" office:value="0.000005572" calcext:value-type="float">
            <text:p>5.572E-06</text:p>
          </table:table-cell>
          <table:table-cell office:value-type="float" office:value="0.00179" calcext:value-type="float">
            <text:p>1.790E-03</text:p>
          </table:table-cell>
          <table:table-cell office:value-type="float" office:value="0.006332" calcext:value-type="float">
            <text:p>6.332E-03</text:p>
          </table:table-cell>
          <table:table-cell office:value-type="float" office:value="0.00000192" calcext:value-type="float">
            <text:p>1.920E-06</text:p>
          </table:table-cell>
          <table:table-cell office:value-type="float" office:value="0.000006788" calcext:value-type="float">
            <text:p>6.788E-06</text:p>
          </table:table-cell>
          <table:table-cell office:value-type="float" office:value="84" calcext:value-type="float">
            <text:p>84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0.405" calcext:value-type="float">
            <text:p>0.405</text:p>
          </table:table-cell>
          <table:table-cell office:value-type="float" office:value="932.557" calcext:value-type="float">
            <text:p>932.557</text:p>
          </table:table-cell>
          <table:table-cell office:value-type="float" office:value="933.686" calcext:value-type="float">
            <text:p>933.686</text:p>
          </table:table-cell>
          <table:table-cell office:value-type="float" office:value="5.636" calcext:value-type="float">
            <text:p>5.636</text:p>
          </table:table-cell>
          <table:table-cell office:value-type="float" office:value="8.565" calcext:value-type="float">
            <text:p>8.5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5581" calcext:value-type="float">
            <text:p>5.581E-06</text:p>
          </table:table-cell>
          <table:table-cell office:value-type="float" office:value="0.00001766" calcext:value-type="float">
            <text:p>1.766E-05</text:p>
          </table:table-cell>
          <table:table-cell office:value-type="float" office:value="0.006566" calcext:value-type="float">
            <text:p>6.566E-03</text:p>
          </table:table-cell>
          <table:table-cell office:value-type="float" office:value="0.01557" calcext:value-type="float">
            <text:p>1.557E-02</text:p>
          </table:table-cell>
          <table:table-cell office:value-type="float" office:value="0.000007038" calcext:value-type="float">
            <text:p>7.038E-06</text:p>
          </table:table-cell>
          <table:table-cell office:value-type="float" office:value="0.00001668" calcext:value-type="float">
            <text:p>1.668E-05</text:p>
          </table:table-cell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0.39" calcext:value-type="float">
            <text:p>0.390</text:p>
          </table:table-cell>
          <table:table-cell office:value-type="float" office:value="933.687" calcext:value-type="float">
            <text:p>933.687</text:p>
          </table:table-cell>
          <table:table-cell office:value-type="float" office:value="934.747" calcext:value-type="float">
            <text:p>934.747</text:p>
          </table:table-cell>
          <table:table-cell office:value-type="float" office:value="8.564" calcext:value-type="float">
            <text:p>8.564</text:p>
          </table:table-cell>
          <table:table-cell office:value-type="float" office:value="11.41" calcext:value-type="float">
            <text:p>11.4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01769" calcext:value-type="float">
            <text:p>1.769E-05</text:p>
          </table:table-cell>
          <table:table-cell office:value-type="float" office:value="0.00003142" calcext:value-type="float">
            <text:p>3.142E-05</text:p>
          </table:table-cell>
          <table:table-cell office:value-type="float" office:value="0.0162" calcext:value-type="float">
            <text:p>1.620E-02</text:p>
          </table:table-cell>
          <table:table-cell office:value-type="float" office:value="0.02493" calcext:value-type="float">
            <text:p>2.493E-02</text:p>
          </table:table-cell>
          <table:table-cell office:value-type="float" office:value="0.00001735" calcext:value-type="float">
            <text:p>1.735E-05</text:p>
          </table:table-cell>
          <table:table-cell office:value-type="float" office:value="0.00002669" calcext:value-type="float">
            <text:p>2.669E-0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0.375" calcext:value-type="float">
            <text:p>0.375</text:p>
          </table:table-cell>
          <table:table-cell office:value-type="float" office:value="934.748" calcext:value-type="float">
            <text:p>934.748</text:p>
          </table:table-cell>
          <table:table-cell office:value-type="float" office:value="935.378" calcext:value-type="float">
            <text:p>935.378</text:p>
          </table:table-cell>
          <table:table-cell office:value-type="float" office:value="11.408" calcext:value-type="float">
            <text:p>11.408</text:p>
          </table:table-cell>
          <table:table-cell office:value-type="float" office:value="13.165" calcext:value-type="float">
            <text:p>13.1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3147" calcext:value-type="float">
            <text:p>3.147E-05</text:p>
          </table:table-cell>
          <table:table-cell office:value-type="float" office:value="0.00004282" calcext:value-type="float">
            <text:p>4.282E-05</text:p>
          </table:table-cell>
          <table:table-cell office:value-type="float" office:value="0.02537" calcext:value-type="float">
            <text:p>2.537E-02</text:p>
          </table:table-cell>
          <table:table-cell office:value-type="float" office:value="0.03196" calcext:value-type="float">
            <text:p>3.196E-02</text:p>
          </table:table-cell>
          <table:table-cell office:value-type="float" office:value="0.00002715" calcext:value-type="float">
            <text:p>2.715E-05</text:p>
          </table:table-cell>
          <table:table-cell office:value-type="float" office:value="0.0000342" calcext:value-type="float">
            <text:p>3.420E-05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0.368" calcext:value-type="float">
            <text:p>0.368</text:p>
          </table:table-cell>
          <table:table-cell office:value-type="float" office:value="935.38" calcext:value-type="float">
            <text:p>935.380</text:p>
          </table:table-cell>
          <table:table-cell office:value-type="float" office:value="935.751" calcext:value-type="float">
            <text:p>935.751</text:p>
          </table:table-cell>
          <table:table-cell office:value-type="float" office:value="13.164" calcext:value-type="float">
            <text:p>13.164</text:p>
          </table:table-cell>
          <table:table-cell office:value-type="float" office:value="14.215" calcext:value-type="float">
            <text:p>14.2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04288" calcext:value-type="float">
            <text:p>4.288E-05</text:p>
          </table:table-cell>
          <table:table-cell office:value-type="float" office:value="0.00007892" calcext:value-type="float">
            <text:p>7.892E-05</text:p>
          </table:table-cell>
          <table:table-cell office:value-type="float" office:value="0.03284" calcext:value-type="float">
            <text:p>3.284E-02</text:p>
          </table:table-cell>
          <table:table-cell office:value-type="float" office:value="0.05191" calcext:value-type="float">
            <text:p>5.191E-02</text:p>
          </table:table-cell>
          <table:table-cell office:value-type="float" office:value="0.00003514" calcext:value-type="float">
            <text:p>3.514E-05</text:p>
          </table:table-cell>
          <table:table-cell office:value-type="float" office:value="0.00005551" calcext:value-type="float">
            <text:p>5.551E-05</text:p>
          </table:table-cell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0.359" calcext:value-type="float">
            <text:p>0.359</text:p>
          </table:table-cell>
          <table:table-cell office:value-type="float" office:value="935.753" calcext:value-type="float">
            <text:p>935.753</text:p>
          </table:table-cell>
          <table:table-cell office:value-type="float" office:value="936.557" calcext:value-type="float">
            <text:p>936.557</text:p>
          </table:table-cell>
          <table:table-cell office:value-type="float" office:value="14.22" calcext:value-type="float">
            <text:p>14.220</text:p>
          </table:table-cell>
          <table:table-cell office:value-type="float" office:value="16.558" calcext:value-type="float">
            <text:p>16.55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07903" calcext:value-type="float">
            <text:p>7.903E-05</text:p>
          </table:table-cell>
          <table:table-cell office:value-type="float" office:value="0.0001055" calcext:value-type="float">
            <text:p>1.055E-04</text:p>
          </table:table-cell>
          <table:table-cell office:value-type="float" office:value="0.0533" calcext:value-type="float">
            <text:p>5.330E-02</text:p>
          </table:table-cell>
          <table:table-cell office:value-type="float" office:value="0.06621" calcext:value-type="float">
            <text:p>6.621E-02</text:p>
          </table:table-cell>
          <table:table-cell office:value-type="float" office:value="0.000057" calcext:value-type="float">
            <text:p>5.700E-05</text:p>
          </table:table-cell>
          <table:table-cell office:value-type="float" office:value="0.00007077" calcext:value-type="float">
            <text:p>7.077E-05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0.35" calcext:value-type="float">
            <text:p>0.350</text:p>
          </table:table-cell>
          <table:table-cell office:value-type="float" office:value="936.559" calcext:value-type="float">
            <text:p>936.559</text:p>
          </table:table-cell>
          <table:table-cell office:value-type="float" office:value="936.974" calcext:value-type="float">
            <text:p>936.974</text:p>
          </table:table-cell>
          <table:table-cell office:value-type="float" office:value="16.564" calcext:value-type="float">
            <text:p>16.564</text:p>
          </table:table-cell>
          <table:table-cell office:value-type="float" office:value="17.802" calcext:value-type="float">
            <text:p>17.80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1056" calcext:value-type="float">
            <text:p>1.056E-04</text:p>
          </table:table-cell>
          <table:table-cell office:value-type="float" office:value="0.0001189" calcext:value-type="float">
            <text:p>1.189E-04</text:p>
          </table:table-cell>
          <table:table-cell office:value-type="float" office:value="0.0666" calcext:value-type="float">
            <text:p>6.660E-02</text:p>
          </table:table-cell>
          <table:table-cell office:value-type="float" office:value="0.07277" calcext:value-type="float">
            <text:p>7.277E-02</text:p>
          </table:table-cell>
          <table:table-cell office:value-type="float" office:value="0.0000712" calcext:value-type="float">
            <text:p>7.120E-05</text:p>
          </table:table-cell>
          <table:table-cell office:value-type="float" office:value="0.00007777" calcext:value-type="float">
            <text:p>7.777E-05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0.349" calcext:value-type="float">
            <text:p>0.349</text:p>
          </table:table-cell>
          <table:table-cell office:value-type="float" office:value="936.976" calcext:value-type="float">
            <text:p>936.976</text:p>
          </table:table-cell>
          <table:table-cell office:value-type="float" office:value="937.154" calcext:value-type="float">
            <text:p>937.154</text:p>
          </table:table-cell>
          <table:table-cell office:value-type="float" office:value="17.818" calcext:value-type="float">
            <text:p>17.818</text:p>
          </table:table-cell>
          <table:table-cell office:value-type="float" office:value="18.35" calcext:value-type="float">
            <text:p>18.35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119" calcext:value-type="float">
            <text:p>1.190E-04</text:p>
          </table:table-cell>
          <table:table-cell office:value-type="float" office:value="0.0001365" calcext:value-type="float">
            <text:p>1.365E-04</text:p>
          </table:table-cell>
          <table:table-cell office:value-type="float" office:value="0.07431" calcext:value-type="float">
            <text:p>7.431E-02</text:p>
          </table:table-cell>
          <table:table-cell office:value-type="float" office:value="0.08236" calcext:value-type="float">
            <text:p>8.236E-02</text:p>
          </table:table-cell>
          <table:table-cell office:value-type="float" office:value="0.00007942" calcext:value-type="float">
            <text:p>7.942E-05</text:p>
          </table:table-cell>
          <table:table-cell office:value-type="float" office:value="0.00008801" calcext:value-type="float">
            <text:p>8.801E-05</text:p>
          </table:table-cell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0.341" calcext:value-type="float">
            <text:p>0.341</text:p>
          </table:table-cell>
          <table:table-cell office:value-type="float" office:value="937.156" calcext:value-type="float">
            <text:p>937.156</text:p>
          </table:table-cell>
          <table:table-cell office:value-type="float" office:value="937.365" calcext:value-type="float">
            <text:p>937.365</text:p>
          </table:table-cell>
          <table:table-cell office:value-type="float" office:value="18.348" calcext:value-type="float">
            <text:p>18.348</text:p>
          </table:table-cell>
          <table:table-cell office:value-type="float" office:value="18.986" calcext:value-type="float">
            <text:p>18.9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1367" calcext:value-type="float">
            <text:p>1.367E-04</text:p>
          </table:table-cell>
          <table:table-cell office:value-type="float" office:value="0.0001416" calcext:value-type="float">
            <text:p>1.416E-04</text:p>
          </table:table-cell>
          <table:table-cell office:value-type="float" office:value="0.08271" calcext:value-type="float">
            <text:p>8.271E-02</text:p>
          </table:table-cell>
          <table:table-cell office:value-type="float" office:value="0.08494" calcext:value-type="float">
            <text:p>8.494E-02</text:p>
          </table:table-cell>
          <table:table-cell office:value-type="float" office:value="0.00008839" calcext:value-type="float">
            <text:p>8.839E-05</text:p>
          </table:table-cell>
          <table:table-cell office:value-type="float" office:value="0.00009076" calcext:value-type="float">
            <text:p>9.076E-05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0.341" calcext:value-type="float">
            <text:p>0.341</text:p>
          </table:table-cell>
          <table:table-cell office:value-type="float" office:value="937.367" calcext:value-type="float">
            <text:p>937.367</text:p>
          </table:table-cell>
          <table:table-cell office:value-type="float" office:value="937.422" calcext:value-type="float">
            <text:p>937.422</text:p>
          </table:table-cell>
          <table:table-cell office:value-type="float" office:value="19.003" calcext:value-type="float">
            <text:p>19.003</text:p>
          </table:table-cell>
          <table:table-cell office:value-type="float" office:value="19.172" calcext:value-type="float">
            <text:p>19.1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1418" calcext:value-type="float">
            <text:p>1.418E-04</text:p>
          </table:table-cell>
          <table:table-cell office:value-type="float" office:value="0.0001847" calcext:value-type="float">
            <text:p>1.847E-04</text:p>
          </table:table-cell>
          <table:table-cell office:value-type="float" office:value="0.08684" calcext:value-type="float">
            <text:p>8.684E-02</text:p>
          </table:table-cell>
          <table:table-cell office:value-type="float" office:value="0.1059" calcext:value-type="float">
            <text:p>1.059E-01</text:p>
          </table:table-cell>
          <table:table-cell office:value-type="float" office:value="0.00009278" calcext:value-type="float">
            <text:p>9.278E-05</text:p>
          </table:table-cell>
          <table:table-cell office:value-type="float" office:value="0.0001131" calcext:value-type="float">
            <text:p>1.131E-04</text:p>
          </table:table-cell>
          <table:table-cell office:value-type="float" office:value="84" calcext:value-type="float">
            <text:p>84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0.333" calcext:value-type="float">
            <text:p>0.333</text:p>
          </table:table-cell>
          <table:table-cell office:value-type="float" office:value="937.425" calcext:value-type="float">
            <text:p>937.425</text:p>
          </table:table-cell>
          <table:table-cell office:value-type="float" office:value="937.841" calcext:value-type="float">
            <text:p>937.841</text:p>
          </table:table-cell>
          <table:table-cell office:value-type="float" office:value="19.169" calcext:value-type="float">
            <text:p>19.169</text:p>
          </table:table-cell>
          <table:table-cell office:value-type="float" office:value="20.474" calcext:value-type="float">
            <text:p>20.47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1849" calcext:value-type="float">
            <text:p>1.849E-04</text:p>
          </table:table-cell>
          <table:table-cell office:value-type="float" office:value="0.0002404" calcext:value-type="float">
            <text:p>2.404E-04</text:p>
          </table:table-cell>
          <table:table-cell office:value-type="float" office:value="0.1085" calcext:value-type="float">
            <text:p>1.085E-01</text:p>
          </table:table-cell>
          <table:table-cell office:value-type="float" office:value="0.1321" calcext:value-type="float">
            <text:p>1.321E-01</text:p>
          </table:table-cell>
          <table:table-cell office:value-type="float" office:value="0.0001159" calcext:value-type="float">
            <text:p>1.159E-04</text:p>
          </table:table-cell>
          <table:table-cell office:value-type="float" office:value="0.0001411" calcext:value-type="float">
            <text:p>1.411E-04</text:p>
          </table:table-cell>
          <table:table-cell office:value-type="float" office:value="86" calcext:value-type="float">
            <text:p>86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0.326" calcext:value-type="float">
            <text:p>0.326</text:p>
          </table:table-cell>
          <table:table-cell office:value-type="float" office:value="937.844" calcext:value-type="float">
            <text:p>937.844</text:p>
          </table:table-cell>
          <table:table-cell office:value-type="float" office:value="938.276" calcext:value-type="float">
            <text:p>938.276</text:p>
          </table:table-cell>
          <table:table-cell office:value-type="float" office:value="20.482" calcext:value-type="float">
            <text:p>20.482</text:p>
          </table:table-cell>
          <table:table-cell office:value-type="float" office:value="21.868" calcext:value-type="float">
            <text:p>21.86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2407" calcext:value-type="float">
            <text:p>2.407E-04</text:p>
          </table:table-cell>
          <table:table-cell office:value-type="float" office:value="0.0003242" calcext:value-type="float">
            <text:p>3.242E-04</text:p>
          </table:table-cell>
          <table:table-cell office:value-type="float" office:value="0.1354" calcext:value-type="float">
            <text:p>1.354E-01</text:p>
          </table:table-cell>
          <table:table-cell office:value-type="float" office:value="0.1693" calcext:value-type="float">
            <text:p>1.693E-01</text:p>
          </table:table-cell>
          <table:table-cell office:value-type="float" office:value="0.0001445" calcext:value-type="float">
            <text:p>1.445E-04</text:p>
          </table:table-cell>
          <table:table-cell office:value-type="float" office:value="0.0001806" calcext:value-type="float">
            <text:p>1.806E-04</text:p>
          </table:table-cell>
          <table:table-cell office:value-type="float" office:value="88" calcext:value-type="float">
            <text:p>88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0.318" calcext:value-type="float">
            <text:p>0.318</text:p>
          </table:table-cell>
          <table:table-cell office:value-type="float" office:value="938.279" calcext:value-type="float">
            <text:p>938.279</text:p>
          </table:table-cell>
          <table:table-cell office:value-type="float" office:value="938.793" calcext:value-type="float">
            <text:p>938.793</text:p>
          </table:table-cell>
          <table:table-cell office:value-type="float" office:value="21.876" calcext:value-type="float">
            <text:p>21.876</text:p>
          </table:table-cell>
          <table:table-cell office:value-type="float" office:value="23.565" calcext:value-type="float">
            <text:p>23.56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3247" calcext:value-type="float">
            <text:p>3.247E-04</text:p>
          </table:table-cell>
          <table:table-cell office:value-type="float" office:value="0.0004214" calcext:value-type="float">
            <text:p>4.214E-04</text:p>
          </table:table-cell>
          <table:table-cell office:value-type="float" office:value="0.1733" calcext:value-type="float">
            <text:p>1.733E-01</text:p>
          </table:table-cell>
          <table:table-cell office:value-type="float" office:value="0.2108" calcext:value-type="float">
            <text:p>2.108E-01</text:p>
          </table:table-cell>
          <table:table-cell office:value-type="float" office:value="0.000185" calcext:value-type="float">
            <text:p>1.850E-04</text:p>
          </table:table-cell>
          <table:table-cell office:value-type="float" office:value="0.0002249" calcext:value-type="float">
            <text:p>2.249E-04</text:p>
          </table:table-cell>
          <table:table-cell office:value-type="float" office:value="90" calcext:value-type="float">
            <text:p>90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 office:value-type="float" office:value="0.311" calcext:value-type="float">
            <text:p>0.311</text:p>
          </table:table-cell>
          <table:table-cell office:value-type="float" office:value="938.796" calcext:value-type="float">
            <text:p>938.796</text:p>
          </table:table-cell>
          <table:table-cell office:value-type="float" office:value="939.269" calcext:value-type="float">
            <text:p>939.269</text:p>
          </table:table-cell>
          <table:table-cell office:value-type="float" office:value="23.573" calcext:value-type="float">
            <text:p>23.573</text:p>
          </table:table-cell>
          <table:table-cell office:value-type="float" office:value="25.16" calcext:value-type="float">
            <text:p>25.1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422" calcext:value-type="float">
            <text:p>4.220E-04</text:p>
          </table:table-cell>
          <table:table-cell office:value-type="float" office:value="0.0004463" calcext:value-type="float">
            <text:p>4.463E-04</text:p>
          </table:table-cell>
          <table:table-cell office:value-type="float" office:value="0.2157" calcext:value-type="float">
            <text:p>2.157E-01</text:p>
          </table:table-cell>
          <table:table-cell office:value-type="float" office:value="0.225" calcext:value-type="float">
            <text:p>2.250E-01</text:p>
          </table:table-cell>
          <table:table-cell office:value-type="float" office:value="0.0002301" calcext:value-type="float">
            <text:p>2.301E-04</text:p>
          </table:table-cell>
          <table:table-cell office:value-type="float" office:value="0.00024" calcext:value-type="float">
            <text:p>2.400E-04</text:p>
          </table:table-cell>
          <table:table-cell office:value-type="float" office:value="92" calcext:value-type="float">
            <text:p>92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office:value-type="float" office:value="0.304" calcext:value-type="float">
            <text:p>0.304</text:p>
          </table:table-cell>
          <table:table-cell office:value-type="float" office:value="939.272" calcext:value-type="float">
            <text:p>939.272</text:p>
          </table:table-cell>
          <table:table-cell office:value-type="float" office:value="939.375" calcext:value-type="float">
            <text:p>939.375</text:p>
          </table:table-cell>
          <table:table-cell office:value-type="float" office:value="25.169" calcext:value-type="float">
            <text:p>25.169</text:p>
          </table:table-cell>
          <table:table-cell office:value-type="float" office:value="25.524" calcext:value-type="float">
            <text:p>25.5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447" calcext:value-type="float">
            <text:p>4.470E-04</text:p>
          </table:table-cell>
          <table:table-cell office:value-type="float" office:value="0.0004536" calcext:value-type="float">
            <text:p>4.536E-04</text:p>
          </table:table-cell>
          <table:table-cell office:value-type="float" office:value="0.2317" calcext:value-type="float">
            <text:p>2.317E-01</text:p>
          </table:table-cell>
          <table:table-cell office:value-type="float" office:value="0.2343" calcext:value-type="float">
            <text:p>2.343E-01</text:p>
          </table:table-cell>
          <table:table-cell office:value-type="float" office:value="0.0002472" calcext:value-type="float">
            <text:p>2.472E-04</text:p>
          </table:table-cell>
          <table:table-cell office:value-type="float" office:value="0.0002499" calcext:value-type="float">
            <text:p>2.499E-04</text:p>
          </table:table-cell>
          <table:table-cell office:value-type="float" office:value="134" calcext:value-type="float">
            <text:p>134</text:p>
          </table:table-cell>
          <table:table-cell office:value-type="float" office:value="40" calcext:value-type="float">
            <text:p>40</text:p>
          </table:table-cell>
          <table:table-cell office:value-type="float" office:value="94" calcext:value-type="float">
            <text:p>94</text:p>
          </table:table-cell>
          <table:table-cell office:value-type="float" office:value="0.299" calcext:value-type="float">
            <text:p>0.299</text:p>
          </table:table-cell>
          <table:table-cell office:value-type="float" office:value="939.378" calcext:value-type="float">
            <text:p>939.378</text:p>
          </table:table-cell>
          <table:table-cell office:value-type="float" office:value="939.405" calcext:value-type="float">
            <text:p>939.405</text:p>
          </table:table-cell>
          <table:table-cell office:value-type="float" office:value="25.609" calcext:value-type="float">
            <text:p>25.609</text:p>
          </table:table-cell>
          <table:table-cell office:value-type="float" office:value="25.703" calcext:value-type="float">
            <text:p>25.70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4543" calcext:value-type="float">
            <text:p>4.543E-04</text:p>
          </table:table-cell>
          <table:table-cell office:value-type="float" office:value="0.0004897" calcext:value-type="float">
            <text:p>4.897E-04</text:p>
          </table:table-cell>
          <table:table-cell office:value-type="float" office:value="0.2381" calcext:value-type="float">
            <text:p>2.381E-01</text:p>
          </table:table-cell>
          <table:table-cell office:value-type="float" office:value="0.2519" calcext:value-type="float">
            <text:p>2.519E-01</text:p>
          </table:table-cell>
          <table:table-cell office:value-type="float" office:value="0.0002539" calcext:value-type="float">
            <text:p>2.539E-04</text:p>
          </table:table-cell>
          <table:table-cell office:value-type="float" office:value="0.0002686" calcext:value-type="float">
            <text:p>2.686E-04</text:p>
          </table:table-cell>
          <table:table-cell office:value-type="float" office:value="136" calcext:value-type="float">
            <text:p>136</text:p>
          </table:table-cell>
          <table:table-cell office:value-type="float" office:value="40" calcext:value-type="float">
            <text:p>40</text:p>
          </table:table-cell>
          <table:table-cell office:value-type="float" office:value="96" calcext:value-type="float">
            <text:p>96</text:p>
          </table:table-cell>
          <table:table-cell office:value-type="float" office:value="0.294" calcext:value-type="float">
            <text:p>0.294</text:p>
          </table:table-cell>
          <table:table-cell office:value-type="float" office:value="939.407" calcext:value-type="float">
            <text:p>939.407</text:p>
          </table:table-cell>
          <table:table-cell office:value-type="float" office:value="939.543" calcext:value-type="float">
            <text:p>939.543</text:p>
          </table:table-cell>
          <table:table-cell office:value-type="float" office:value="25.713" calcext:value-type="float">
            <text:p>25.713</text:p>
          </table:table-cell>
          <table:table-cell office:value-type="float" office:value="26.2" calcext:value-type="float">
            <text:p>26.2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4905" calcext:value-type="float">
            <text:p>4.905E-04</text:p>
          </table:table-cell>
          <table:table-cell office:value-type="float" office:value="0.0004955" calcext:value-type="float">
            <text:p>4.955E-04</text:p>
          </table:table-cell>
          <table:table-cell office:value-type="float" office:value="0.2599" calcext:value-type="float">
            <text:p>2.599E-01</text:p>
          </table:table-cell>
          <table:table-cell office:value-type="float" office:value="0.2619" calcext:value-type="float">
            <text:p>2.619E-01</text:p>
          </table:table-cell>
          <table:table-cell office:value-type="float" office:value="0.0002771" calcext:value-type="float">
            <text:p>2.771E-04</text:p>
          </table:table-cell>
          <table:table-cell office:value-type="float" office:value="0.0002793" calcext:value-type="float">
            <text:p>2.793E-04</text:p>
          </table:table-cell>
          <table:table-cell office:value-type="float" office:value="174" calcext:value-type="float">
            <text:p>174</text:p>
          </table:table-cell>
          <table:table-cell office:value-type="float" office:value="50" calcext:value-type="float">
            <text:p>50</text:p>
          </table:table-cell>
          <table:table-cell office:value-type="float" office:value="124" calcext:value-type="float">
            <text:p>124</text:p>
          </table:table-cell>
          <table:table-cell office:value-type="float" office:value="0.287" calcext:value-type="float">
            <text:p>0.287</text:p>
          </table:table-cell>
          <table:table-cell office:value-type="float" office:value="939.546" calcext:value-type="float">
            <text:p>939.546</text:p>
          </table:table-cell>
          <table:table-cell office:value-type="float" office:value="939.564" calcext:value-type="float">
            <text:p>939.564</text:p>
          </table:table-cell>
          <table:table-cell office:value-type="float" office:value="26.269" calcext:value-type="float">
            <text:p>26.269</text:p>
          </table:table-cell>
          <table:table-cell office:value-type="float" office:value="26.337" calcext:value-type="float">
            <text:p>26.337</text:p>
          </table:table-cell>
        </table:table-row>
        <table:table-row table:style-name="ro1" table:number-rows-repeated="1048551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3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0T02:18:10.720152617</meta:creation-date>
    <meta:generator>LibreOffice/7.3.7.2$Linux_X86_64 LibreOffice_project/30$Build-2</meta:generator>
    <dc:date>2023-10-24T21:52:04.923975088</dc:date>
    <meta:editing-duration>PT19M4S</meta:editing-duration>
    <meta:editing-cycles>3</meta:editing-cycles>
    <meta:document-statistic meta:table-count="9" meta:cell-count="2370" meta:object-count="0"/>
  </office:meta>
</office:document-meta>
</file>